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E8000000690D3B338B005AA0FA.tif" manifest:media-type="image/tiff"/>
  <manifest:file-entry manifest:full-path="Pictures/10000000000009B100000DB493AE999ED50D399C.tif" manifest:media-type="image/tif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731cm" table:align="left" style:may-break-between-rows="true" table:border-model="collapsing"/>
    </style:style>
    <style:style style:name="Tabla1.A" style:family="table-column">
      <style:table-column-properties style:column-width="1.909cm"/>
    </style:style>
    <style:style style:name="Tabla1.B" style:family="table-column">
      <style:table-column-properties style:column-width="3.006cm"/>
    </style:style>
    <style:style style:name="Tabla1.C" style:family="table-column">
      <style:table-column-properties style:column-width="2.078cm"/>
    </style:style>
    <style:style style:name="Tabla1.D" style:family="table-column">
      <style:table-column-properties style:column-width="1.73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12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0.988cm" style:rel-column-width="560*"/>
    </style:style>
    <style:style style:name="Tabla12.D" style:family="table-column">
      <style:table-column-properties style:column-width="0.99cm" style:rel-column-width="561*"/>
    </style:style>
    <style:style style:name="Tabla12.Z" style:family="table-column">
      <style:table-column-properties style:column-width="0.995cm" style:rel-column-width="564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style:vertical-align="bottom" fo:padding="0cm" fo:border="none" style:writing-mode="page"/>
    </style:style>
    <style:style style:name="Tabla12.2" style:family="table-row">
      <style:table-row-properties fo:background-color="transparent" fo:keep-together="auto">
        <style:background-image/>
      </style:table-row-properties>
    </style:style>
    <style:style style:name="Tabla12.H2" style:family="table-cell">
      <style:table-cell-properties style:vertical-align="bottom" fo:background-color="#b4c7dc" fo:padding="0cm" fo:border="none" style:writing-mode="page">
        <style:background-image/>
      </style:table-cell-properties>
    </style:style>
    <style:style style:name="Tabla12.B3" style:family="table-cell">
      <style:table-cell-properties style:vertical-align="bottom" fo:background-color="#e8f2a1" fo:padding="0cm" fo:border="none" style:writing-mode="page">
        <style:background-image/>
      </style:table-cell-properties>
    </style:style>
    <style:style style:name="Tabla12.Q4" style:family="table-cell">
      <style:table-cell-properties style:vertical-align="bottom" fo:background-color="#ffde59" fo:padding="0cm" fo:border="none" style:writing-mode="page">
        <style:background-image/>
      </style:table-cell-properties>
    </style:style>
    <style:style style:name="Tabla12.N5" style:family="table-cell">
      <style:table-cell-properties style:vertical-align="bottom" fo:background-color="#ffa6a6" fo:padding="0cm" fo:border="none" style:writing-mode="page">
        <style:background-image/>
      </style:table-cell-properties>
    </style:style>
    <style:style style:name="Tabla2" style:family="table">
      <style:table-properties style:width="8.731cm" table:align="left" style:may-break-between-rows="true" table:border-model="collapsing"/>
    </style:style>
    <style:style style:name="Tabla2.A" style:family="table-column">
      <style:table-column-properties style:column-width="1.909cm"/>
    </style:style>
    <style:style style:name="Tabla2.B" style:family="table-column">
      <style:table-column-properties style:column-width="2.06cm"/>
    </style:style>
    <style:style style:name="Tabla2.C" style:family="table-column">
      <style:table-column-properties style:column-width="2.38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>
      <style:table-properties style:width="23.417cm" fo:margin-left="0.009cm" fo:margin-top="0cm" fo:margin-bottom="0cm" table:align="left" style:writing-mode="lr-tb"/>
    </style:style>
    <style:style style:name="Tabla4.A" style:family="table-column">
      <style:table-column-properties style:column-width="0.974cm"/>
    </style:style>
    <style:style style:name="Tabla4.B" style:family="table-column">
      <style:table-column-properties style:column-width="1.117cm"/>
    </style:style>
    <style:style style:name="Tabla4.C" style:family="table-column">
      <style:table-column-properties style:column-width="0.873cm"/>
    </style:style>
    <style:style style:name="Tabla4.K" style:family="table-column">
      <style:table-column-properties style:column-width="0.956cm"/>
    </style:style>
    <style:style style:name="Tabla4.Y" style:family="table-column">
      <style:table-column-properties style:column-width="0.95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4bacc6" fo:padding="0.176cm" fo:border="0.5pt solid #000000">
        <style:background-image/>
      </style:table-cell-properties>
    </style:style>
    <style:style style:name="Tabla4.B2" style:family="table-cell">
      <style:table-cell-properties fo:padding="0.176cm" fo:border="0.5pt solid #000000"/>
    </style:style>
    <style:style style:name="Tabla4.C2" style:family="table-cell">
      <style:table-cell-properties fo:padding="0.176cm" fo:border="0.5pt solid #000000"/>
    </style:style>
    <style:style style:name="Tabla4.D2" style:family="table-cell">
      <style:table-cell-properties fo:padding="0.176cm" fo:border="0.5pt solid #000000"/>
    </style:style>
    <style:style style:name="Tabla4.E2" style:family="table-cell">
      <style:table-cell-properties fo:padding="0.176cm" fo:border="0.5pt solid #000000"/>
    </style:style>
    <style:style style:name="Tabla4.F2" style:family="table-cell">
      <style:table-cell-properties fo:padding="0.176cm" fo:border="0.5pt solid #000000"/>
    </style:style>
    <style:style style:name="Tabla4.G2" style:family="table-cell">
      <style:table-cell-properties fo:padding="0.176cm" fo:border="0.5pt solid #000000"/>
    </style:style>
    <style:style style:name="Tabla4.H2" style:family="table-cell">
      <style:table-cell-properties fo:padding="0.176cm" fo:border="0.5pt solid #000000"/>
    </style:style>
    <style:style style:name="Tabla4.I2" style:family="table-cell">
      <style:table-cell-properties fo:padding="0.176cm" fo:border="0.5pt solid #000000"/>
    </style:style>
    <style:style style:name="Tabla4.J2" style:family="table-cell">
      <style:table-cell-properties fo:padding="0.176cm" fo:border="0.5pt solid #000000"/>
    </style:style>
    <style:style style:name="Tabla4.K2" style:family="table-cell">
      <style:table-cell-properties fo:padding="0.176cm" fo:border="0.5pt solid #000000"/>
    </style:style>
    <style:style style:name="Tabla4.L2" style:family="table-cell">
      <style:table-cell-properties fo:padding="0.176cm" fo:border="0.5pt solid #000000"/>
    </style:style>
    <style:style style:name="Tabla4.M2" style:family="table-cell">
      <style:table-cell-properties fo:padding="0.176cm" fo:border="0.5pt solid #000000"/>
    </style:style>
    <style:style style:name="Tabla4.N2" style:family="table-cell">
      <style:table-cell-properties fo:padding="0.176cm" fo:border="0.5pt solid #000000"/>
    </style:style>
    <style:style style:name="Tabla4.O2" style:family="table-cell">
      <style:table-cell-properties fo:padding="0.176cm" fo:border="0.5pt solid #000000"/>
    </style:style>
    <style:style style:name="Tabla4.P2" style:family="table-cell">
      <style:table-cell-properties fo:padding="0.176cm" fo:border="0.5pt solid #000000"/>
    </style:style>
    <style:style style:name="Tabla4.Q2" style:family="table-cell">
      <style:table-cell-properties fo:padding="0.176cm" fo:border="0.5pt solid #000000"/>
    </style:style>
    <style:style style:name="Tabla4.R2" style:family="table-cell">
      <style:table-cell-properties fo:padding="0.176cm" fo:border="0.5pt solid #000000"/>
    </style:style>
    <style:style style:name="Tabla4.S2" style:family="table-cell">
      <style:table-cell-properties fo:padding="0.176cm" fo:border="0.5pt solid #000000"/>
    </style:style>
    <style:style style:name="Tabla4.T2" style:family="table-cell">
      <style:table-cell-properties fo:padding="0.176cm" fo:border="0.5pt solid #000000"/>
    </style:style>
    <style:style style:name="Tabla4.U2" style:family="table-cell">
      <style:table-cell-properties fo:padding="0.176cm" fo:border="0.5pt solid #000000"/>
    </style:style>
    <style:style style:name="Tabla4.V2" style:family="table-cell">
      <style:table-cell-properties fo:padding="0.176cm" fo:border="0.5pt solid #000000"/>
    </style:style>
    <style:style style:name="Tabla4.W2" style:family="table-cell">
      <style:table-cell-properties fo:padding="0.176cm" fo:border="0.5pt solid #000000"/>
    </style:style>
    <style:style style:name="Tabla4.X2" style:family="table-cell">
      <style:table-cell-properties fo:padding="0.176cm" fo:border="0.5pt solid #000000"/>
    </style:style>
    <style:style style:name="Tabla4.Y2" style:family="table-cell">
      <style:table-cell-properties fo:padding="0.176cm" fo:border="0.5pt solid #000000"/>
    </style:style>
    <style:style style:name="Tabla4.B3" style:family="table-cell">
      <style:table-cell-properties fo:padding="0.176cm" fo:border="0.5pt solid #000000"/>
    </style:style>
    <style:style style:name="Tabla4.C3" style:family="table-cell">
      <style:table-cell-properties fo:padding="0.176cm" fo:border="0.5pt solid #000000"/>
    </style:style>
    <style:style style:name="Tabla4.D3" style:family="table-cell">
      <style:table-cell-properties fo:padding="0.176cm" fo:border="0.5pt solid #000000"/>
    </style:style>
    <style:style style:name="Tabla4.E3" style:family="table-cell">
      <style:table-cell-properties fo:padding="0.176cm" fo:border="0.5pt solid #000000"/>
    </style:style>
    <style:style style:name="Tabla4.F3" style:family="table-cell">
      <style:table-cell-properties fo:padding="0.176cm" fo:border="0.5pt solid #000000"/>
    </style:style>
    <style:style style:name="Tabla4.G3" style:family="table-cell">
      <style:table-cell-properties fo:padding="0.176cm" fo:border="0.5pt solid #000000"/>
    </style:style>
    <style:style style:name="Tabla4.H3" style:family="table-cell">
      <style:table-cell-properties fo:padding="0.176cm" fo:border="0.5pt solid #000000"/>
    </style:style>
    <style:style style:name="Tabla4.I3" style:family="table-cell">
      <style:table-cell-properties fo:padding="0.176cm" fo:border="0.5pt solid #000000"/>
    </style:style>
    <style:style style:name="Tabla4.J3" style:family="table-cell">
      <style:table-cell-properties fo:padding="0.176cm" fo:border="0.5pt solid #000000"/>
    </style:style>
    <style:style style:name="Tabla4.K3" style:family="table-cell">
      <style:table-cell-properties fo:padding="0.176cm" fo:border="0.5pt solid #000000"/>
    </style:style>
    <style:style style:name="Tabla4.L3" style:family="table-cell">
      <style:table-cell-properties fo:padding="0.176cm" fo:border="0.5pt solid #000000"/>
    </style:style>
    <style:style style:name="Tabla4.M3" style:family="table-cell">
      <style:table-cell-properties fo:padding="0.176cm" fo:border="0.5pt solid #000000"/>
    </style:style>
    <style:style style:name="Tabla4.N3" style:family="table-cell">
      <style:table-cell-properties fo:padding="0.176cm" fo:border="0.5pt solid #000000"/>
    </style:style>
    <style:style style:name="Tabla4.O3" style:family="table-cell">
      <style:table-cell-properties fo:padding="0.176cm" fo:border="0.5pt solid #000000"/>
    </style:style>
    <style:style style:name="Tabla4.P3" style:family="table-cell">
      <style:table-cell-properties fo:padding="0.176cm" fo:border="0.5pt solid #000000"/>
    </style:style>
    <style:style style:name="Tabla4.Q3" style:family="table-cell">
      <style:table-cell-properties fo:padding="0.176cm" fo:border="0.5pt solid #000000"/>
    </style:style>
    <style:style style:name="Tabla4.R3" style:family="table-cell">
      <style:table-cell-properties fo:padding="0.176cm" fo:border="0.5pt solid #000000"/>
    </style:style>
    <style:style style:name="Tabla4.S3" style:family="table-cell">
      <style:table-cell-properties fo:padding="0.176cm" fo:border="0.5pt solid #000000"/>
    </style:style>
    <style:style style:name="Tabla4.T3" style:family="table-cell">
      <style:table-cell-properties fo:padding="0.176cm" fo:border="0.5pt solid #000000"/>
    </style:style>
    <style:style style:name="Tabla4.U3" style:family="table-cell">
      <style:table-cell-properties fo:padding="0.176cm" fo:border="0.5pt solid #000000"/>
    </style:style>
    <style:style style:name="Tabla4.V3" style:family="table-cell">
      <style:table-cell-properties fo:padding="0.176cm" fo:border="0.5pt solid #000000"/>
    </style:style>
    <style:style style:name="Tabla4.W3" style:family="table-cell">
      <style:table-cell-properties fo:padding="0.176cm" fo:border="0.5pt solid #000000"/>
    </style:style>
    <style:style style:name="Tabla4.X3" style:family="table-cell">
      <style:table-cell-properties fo:padding="0.176cm" fo:border="0.5pt solid #000000"/>
    </style:style>
    <style:style style:name="Tabla4.Y3" style:family="table-cell">
      <style:table-cell-properties fo:padding="0.176cm" fo:border="0.5pt solid #000000"/>
    </style:style>
    <style:style style:name="Tabla4.B4" style:family="table-cell">
      <style:table-cell-properties fo:padding="0.176cm" fo:border="0.5pt solid #000000"/>
    </style:style>
    <style:style style:name="Tabla4.C4" style:family="table-cell">
      <style:table-cell-properties fo:padding="0.176cm" fo:border="0.5pt solid #000000"/>
    </style:style>
    <style:style style:name="Tabla4.D4" style:family="table-cell">
      <style:table-cell-properties fo:padding="0.176cm" fo:border="0.5pt solid #000000"/>
    </style:style>
    <style:style style:name="Tabla4.E4" style:family="table-cell">
      <style:table-cell-properties fo:padding="0.176cm" fo:border="0.5pt solid #000000"/>
    </style:style>
    <style:style style:name="Tabla4.F4" style:family="table-cell">
      <style:table-cell-properties fo:padding="0.176cm" fo:border="0.5pt solid #000000"/>
    </style:style>
    <style:style style:name="Tabla4.G4" style:family="table-cell">
      <style:table-cell-properties fo:padding="0.176cm" fo:border="0.5pt solid #000000"/>
    </style:style>
    <style:style style:name="Tabla4.H4" style:family="table-cell">
      <style:table-cell-properties fo:padding="0.176cm" fo:border="0.5pt solid #000000"/>
    </style:style>
    <style:style style:name="Tabla4.I4" style:family="table-cell">
      <style:table-cell-properties fo:padding="0.176cm" fo:border="0.5pt solid #000000"/>
    </style:style>
    <style:style style:name="Tabla4.J4" style:family="table-cell">
      <style:table-cell-properties fo:padding="0.176cm" fo:border="0.5pt solid #000000"/>
    </style:style>
    <style:style style:name="Tabla4.K4" style:family="table-cell">
      <style:table-cell-properties fo:padding="0.176cm" fo:border="0.5pt solid #000000"/>
    </style:style>
    <style:style style:name="Tabla4.L4" style:family="table-cell">
      <style:table-cell-properties fo:padding="0.176cm" fo:border="0.5pt solid #000000"/>
    </style:style>
    <style:style style:name="Tabla4.M4" style:family="table-cell">
      <style:table-cell-properties fo:padding="0.176cm" fo:border="0.5pt solid #000000"/>
    </style:style>
    <style:style style:name="Tabla4.N4" style:family="table-cell">
      <style:table-cell-properties fo:padding="0.176cm" fo:border="0.5pt solid #000000"/>
    </style:style>
    <style:style style:name="Tabla4.O4" style:family="table-cell">
      <style:table-cell-properties fo:padding="0.176cm" fo:border="0.5pt solid #000000"/>
    </style:style>
    <style:style style:name="Tabla4.P4" style:family="table-cell">
      <style:table-cell-properties fo:padding="0.176cm" fo:border="0.5pt solid #000000"/>
    </style:style>
    <style:style style:name="Tabla4.Q4" style:family="table-cell">
      <style:table-cell-properties fo:padding="0.176cm" fo:border="0.5pt solid #000000"/>
    </style:style>
    <style:style style:name="Tabla4.R4" style:family="table-cell">
      <style:table-cell-properties fo:padding="0.176cm" fo:border="0.5pt solid #000000"/>
    </style:style>
    <style:style style:name="Tabla4.S4" style:family="table-cell">
      <style:table-cell-properties fo:padding="0.176cm" fo:border="0.5pt solid #000000"/>
    </style:style>
    <style:style style:name="Tabla4.T4" style:family="table-cell">
      <style:table-cell-properties fo:padding="0.176cm" fo:border="0.5pt solid #000000"/>
    </style:style>
    <style:style style:name="Tabla4.U4" style:family="table-cell">
      <style:table-cell-properties fo:padding="0.176cm" fo:border="0.5pt solid #000000"/>
    </style:style>
    <style:style style:name="Tabla4.V4" style:family="table-cell">
      <style:table-cell-properties fo:padding="0.176cm" fo:border="0.5pt solid #000000"/>
    </style:style>
    <style:style style:name="Tabla4.W4" style:family="table-cell">
      <style:table-cell-properties fo:padding="0.176cm" fo:border="0.5pt solid #000000"/>
    </style:style>
    <style:style style:name="Tabla4.X4" style:family="table-cell">
      <style:table-cell-properties fo:padding="0.176cm" fo:border="0.5pt solid #000000"/>
    </style:style>
    <style:style style:name="Tabla4.Y4" style:family="table-cell">
      <style:table-cell-properties fo:padding="0.176cm" fo:border="0.5pt solid #000000"/>
    </style:style>
    <style:style style:name="Tabla4.B5" style:family="table-cell">
      <style:table-cell-properties fo:padding="0.176cm" fo:border="0.5pt solid #000000"/>
    </style:style>
    <style:style style:name="Tabla4.C5" style:family="table-cell">
      <style:table-cell-properties fo:padding="0.176cm" fo:border="0.5pt solid #000000"/>
    </style:style>
    <style:style style:name="Tabla4.D5" style:family="table-cell">
      <style:table-cell-properties fo:padding="0.176cm" fo:border="0.5pt solid #000000"/>
    </style:style>
    <style:style style:name="Tabla4.E5" style:family="table-cell">
      <style:table-cell-properties fo:padding="0.176cm" fo:border="0.5pt solid #000000"/>
    </style:style>
    <style:style style:name="Tabla4.F5" style:family="table-cell">
      <style:table-cell-properties fo:padding="0.176cm" fo:border="0.5pt solid #000000"/>
    </style:style>
    <style:style style:name="Tabla4.G5" style:family="table-cell">
      <style:table-cell-properties fo:padding="0.176cm" fo:border="0.5pt solid #000000"/>
    </style:style>
    <style:style style:name="Tabla4.H5" style:family="table-cell">
      <style:table-cell-properties fo:padding="0.176cm" fo:border="0.5pt solid #000000"/>
    </style:style>
    <style:style style:name="Tabla4.I5" style:family="table-cell">
      <style:table-cell-properties fo:padding="0.176cm" fo:border="0.5pt solid #000000"/>
    </style:style>
    <style:style style:name="Tabla4.J5" style:family="table-cell">
      <style:table-cell-properties fo:padding="0.176cm" fo:border="0.5pt solid #000000"/>
    </style:style>
    <style:style style:name="Tabla4.K5" style:family="table-cell">
      <style:table-cell-properties fo:padding="0.176cm" fo:border="0.5pt solid #000000"/>
    </style:style>
    <style:style style:name="Tabla4.L5" style:family="table-cell">
      <style:table-cell-properties fo:padding="0.176cm" fo:border="0.5pt solid #000000"/>
    </style:style>
    <style:style style:name="Tabla4.M5" style:family="table-cell">
      <style:table-cell-properties fo:padding="0.176cm" fo:border="0.5pt solid #000000"/>
    </style:style>
    <style:style style:name="Tabla4.N5" style:family="table-cell">
      <style:table-cell-properties fo:padding="0.176cm" fo:border="0.5pt solid #000000"/>
    </style:style>
    <style:style style:name="Tabla4.O5" style:family="table-cell">
      <style:table-cell-properties fo:padding="0.176cm" fo:border="0.5pt solid #000000"/>
    </style:style>
    <style:style style:name="Tabla4.P5" style:family="table-cell">
      <style:table-cell-properties fo:padding="0.176cm" fo:border="0.5pt solid #000000"/>
    </style:style>
    <style:style style:name="Tabla4.Q5" style:family="table-cell">
      <style:table-cell-properties fo:padding="0.176cm" fo:border="0.5pt solid #000000"/>
    </style:style>
    <style:style style:name="Tabla4.R5" style:family="table-cell">
      <style:table-cell-properties fo:padding="0.176cm" fo:border="0.5pt solid #000000"/>
    </style:style>
    <style:style style:name="Tabla4.S5" style:family="table-cell">
      <style:table-cell-properties fo:padding="0.176cm" fo:border="0.5pt solid #000000"/>
    </style:style>
    <style:style style:name="Tabla4.T5" style:family="table-cell">
      <style:table-cell-properties fo:padding="0.176cm" fo:border="0.5pt solid #000000"/>
    </style:style>
    <style:style style:name="Tabla4.U5" style:family="table-cell">
      <style:table-cell-properties fo:padding="0.176cm" fo:border="0.5pt solid #000000"/>
    </style:style>
    <style:style style:name="Tabla4.V5" style:family="table-cell">
      <style:table-cell-properties fo:padding="0.176cm" fo:border="0.5pt solid #000000"/>
    </style:style>
    <style:style style:name="Tabla4.W5" style:family="table-cell">
      <style:table-cell-properties fo:padding="0.176cm" fo:border="0.5pt solid #000000"/>
    </style:style>
    <style:style style:name="Tabla4.X5" style:family="table-cell">
      <style:table-cell-properties fo:padding="0.176cm" fo:border="0.5pt solid #000000"/>
    </style:style>
    <style:style style:name="Tabla4.Y5" style:family="table-cell">
      <style:table-cell-properties fo:padding="0.176cm" fo:border="0.5pt solid #000000"/>
    </style:style>
    <style:style style:name="Tabla4.B6" style:family="table-cell">
      <style:table-cell-properties fo:padding="0.176cm" fo:border="0.5pt solid #000000"/>
    </style:style>
    <style:style style:name="Tabla4.C6" style:family="table-cell">
      <style:table-cell-properties fo:padding="0.176cm" fo:border="0.5pt solid #000000"/>
    </style:style>
    <style:style style:name="Tabla4.D6" style:family="table-cell">
      <style:table-cell-properties fo:padding="0.176cm" fo:border="0.5pt solid #000000"/>
    </style:style>
    <style:style style:name="Tabla4.E6" style:family="table-cell">
      <style:table-cell-properties fo:padding="0.176cm" fo:border="0.5pt solid #000000"/>
    </style:style>
    <style:style style:name="Tabla4.F6" style:family="table-cell">
      <style:table-cell-properties fo:padding="0.176cm" fo:border="0.5pt solid #000000"/>
    </style:style>
    <style:style style:name="Tabla4.G6" style:family="table-cell">
      <style:table-cell-properties fo:padding="0.176cm" fo:border="0.5pt solid #000000"/>
    </style:style>
    <style:style style:name="Tabla4.H6" style:family="table-cell">
      <style:table-cell-properties fo:padding="0.176cm" fo:border="0.5pt solid #000000"/>
    </style:style>
    <style:style style:name="Tabla4.I6" style:family="table-cell">
      <style:table-cell-properties fo:padding="0.176cm" fo:border="0.5pt solid #000000"/>
    </style:style>
    <style:style style:name="Tabla4.J6" style:family="table-cell">
      <style:table-cell-properties fo:padding="0.176cm" fo:border="0.5pt solid #000000"/>
    </style:style>
    <style:style style:name="Tabla4.K6" style:family="table-cell">
      <style:table-cell-properties fo:padding="0.176cm" fo:border="0.5pt solid #000000"/>
    </style:style>
    <style:style style:name="Tabla4.L6" style:family="table-cell">
      <style:table-cell-properties fo:padding="0.176cm" fo:border="0.5pt solid #000000"/>
    </style:style>
    <style:style style:name="Tabla4.M6" style:family="table-cell">
      <style:table-cell-properties fo:padding="0.176cm" fo:border="0.5pt solid #000000"/>
    </style:style>
    <style:style style:name="Tabla4.N6" style:family="table-cell">
      <style:table-cell-properties fo:padding="0.176cm" fo:border="0.5pt solid #000000"/>
    </style:style>
    <style:style style:name="Tabla4.O6" style:family="table-cell">
      <style:table-cell-properties fo:padding="0.176cm" fo:border="0.5pt solid #000000"/>
    </style:style>
    <style:style style:name="Tabla4.P6" style:family="table-cell">
      <style:table-cell-properties fo:padding="0.176cm" fo:border="0.5pt solid #000000"/>
    </style:style>
    <style:style style:name="Tabla4.Q6" style:family="table-cell">
      <style:table-cell-properties fo:padding="0.176cm" fo:border="0.5pt solid #000000"/>
    </style:style>
    <style:style style:name="Tabla4.R6" style:family="table-cell">
      <style:table-cell-properties fo:padding="0.176cm" fo:border="0.5pt solid #000000"/>
    </style:style>
    <style:style style:name="Tabla4.S6" style:family="table-cell">
      <style:table-cell-properties fo:padding="0.176cm" fo:border="0.5pt solid #000000"/>
    </style:style>
    <style:style style:name="Tabla4.T6" style:family="table-cell">
      <style:table-cell-properties fo:padding="0.176cm" fo:border="0.5pt solid #000000"/>
    </style:style>
    <style:style style:name="Tabla4.U6" style:family="table-cell">
      <style:table-cell-properties fo:padding="0.176cm" fo:border="0.5pt solid #000000"/>
    </style:style>
    <style:style style:name="Tabla4.V6" style:family="table-cell">
      <style:table-cell-properties fo:padding="0.176cm" fo:border="0.5pt solid #000000"/>
    </style:style>
    <style:style style:name="Tabla4.W6" style:family="table-cell">
      <style:table-cell-properties fo:padding="0.176cm" fo:border="0.5pt solid #000000"/>
    </style:style>
    <style:style style:name="Tabla4.X6" style:family="table-cell">
      <style:table-cell-properties fo:padding="0.176cm" fo:border="0.5pt solid #000000"/>
    </style:style>
    <style:style style:name="Tabla4.Y6" style:family="table-cell">
      <style:table-cell-properties fo:padding="0.176cm" fo:border="0.5pt solid #000000"/>
    </style:style>
    <style:style style:name="Tabla3" style:family="table">
      <style:table-properties style:width="8.731cm" table:align="left" style:may-break-between-rows="true" table:border-model="collapsing"/>
    </style:style>
    <style:style style:name="Tabla3.A" style:family="table-column">
      <style:table-column-properties style:column-width="1.909cm"/>
    </style:style>
    <style:style style:name="Tabla3.B" style:family="table-column">
      <style:table-column-properties style:column-width="2.06cm"/>
    </style:style>
    <style:style style:name="Tabla3.C" style:family="table-column">
      <style:table-column-properties style:column-width="2.38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23.393cm" fo:margin-left="0.009cm" fo:margin-top="0cm" fo:margin-bottom="0cm" table:align="left" style:writing-mode="lr-tb"/>
    </style:style>
    <style:style style:name="Tabla5.A" style:family="table-column">
      <style:table-column-properties style:column-width="1.109cm"/>
    </style:style>
    <style:style style:name="Tabla5.B" style:family="table-column">
      <style:table-column-properties style:column-width="1.312cm"/>
    </style:style>
    <style:style style:name="Tabla5.C" style:family="table-column">
      <style:table-column-properties style:column-width="0.852cm"/>
    </style:style>
    <style:style style:name="Tabla5.K" style:family="table-column">
      <style:table-column-properties style:column-width="0.944cm"/>
    </style:style>
    <style:style style:name="Tabla5.1" style:family="table-row">
      <style:table-row-properties style:min-row-height="0.935cm" fo:keep-together="auto"/>
    </style:style>
    <style:style style:name="Tabla5.A1" style:family="table-cell">
      <style:table-cell-properties fo:background-color="#4bacc6" fo:padding="0.176cm" fo:border="0.5pt solid #000000">
        <style:background-image/>
      </style:table-cell-properties>
    </style:style>
    <style:style style:name="Tabla5.2" style:family="table-row">
      <style:table-row-properties style:min-row-height="0.621cm" fo:keep-together="auto"/>
    </style:style>
    <style:style style:name="Tabla5.B2" style:family="table-cell">
      <style:table-cell-properties fo:padding="0.176cm" fo:border="0.5pt solid #000000"/>
    </style:style>
    <style:style style:name="Tabla5.C2" style:family="table-cell">
      <style:table-cell-properties fo:padding="0.176cm" fo:border="0.5pt solid #000000"/>
    </style:style>
    <style:style style:name="Tabla5.D2" style:family="table-cell">
      <style:table-cell-properties fo:padding="0.176cm" fo:border="0.5pt solid #000000"/>
    </style:style>
    <style:style style:name="Tabla5.E2" style:family="table-cell">
      <style:table-cell-properties fo:padding="0.176cm" fo:border="0.5pt solid #000000"/>
    </style:style>
    <style:style style:name="Tabla5.F2" style:family="table-cell">
      <style:table-cell-properties fo:padding="0.176cm" fo:border="0.5pt solid #000000"/>
    </style:style>
    <style:style style:name="Tabla5.G2" style:family="table-cell">
      <style:table-cell-properties fo:padding="0.176cm" fo:border="0.5pt solid #000000"/>
    </style:style>
    <style:style style:name="Tabla5.H2" style:family="table-cell">
      <style:table-cell-properties fo:padding="0.176cm" fo:border="0.5pt solid #000000"/>
    </style:style>
    <style:style style:name="Tabla5.I2" style:family="table-cell">
      <style:table-cell-properties fo:padding="0.176cm" fo:border="0.5pt solid #000000"/>
    </style:style>
    <style:style style:name="Tabla5.J2" style:family="table-cell">
      <style:table-cell-properties fo:padding="0.176cm" fo:border="0.5pt solid #000000"/>
    </style:style>
    <style:style style:name="Tabla5.K2" style:family="table-cell">
      <style:table-cell-properties fo:padding="0.176cm" fo:border="0.5pt solid #000000"/>
    </style:style>
    <style:style style:name="Tabla5.L2" style:family="table-cell">
      <style:table-cell-properties fo:padding="0.176cm" fo:border="0.5pt solid #000000"/>
    </style:style>
    <style:style style:name="Tabla5.M2" style:family="table-cell">
      <style:table-cell-properties fo:padding="0.176cm" fo:border="0.5pt solid #000000"/>
    </style:style>
    <style:style style:name="Tabla5.N2" style:family="table-cell">
      <style:table-cell-properties fo:padding="0.176cm" fo:border="0.5pt solid #000000"/>
    </style:style>
    <style:style style:name="Tabla5.O2" style:family="table-cell">
      <style:table-cell-properties fo:padding="0.176cm" fo:border="0.5pt solid #000000"/>
    </style:style>
    <style:style style:name="Tabla5.P2" style:family="table-cell">
      <style:table-cell-properties fo:padding="0.176cm" fo:border="0.5pt solid #000000"/>
    </style:style>
    <style:style style:name="Tabla5.Q2" style:family="table-cell">
      <style:table-cell-properties fo:padding="0.176cm" fo:border="0.5pt solid #000000"/>
    </style:style>
    <style:style style:name="Tabla5.R2" style:family="table-cell">
      <style:table-cell-properties fo:padding="0.176cm" fo:border="0.5pt solid #000000"/>
    </style:style>
    <style:style style:name="Tabla5.S2" style:family="table-cell">
      <style:table-cell-properties fo:padding="0.176cm" fo:border="0.5pt solid #000000"/>
    </style:style>
    <style:style style:name="Tabla5.T2" style:family="table-cell">
      <style:table-cell-properties fo:padding="0.176cm" fo:border="0.5pt solid #000000"/>
    </style:style>
    <style:style style:name="Tabla5.U2" style:family="table-cell">
      <style:table-cell-properties fo:padding="0.176cm" fo:border="0.5pt solid #000000"/>
    </style:style>
    <style:style style:name="Tabla5.V2" style:family="table-cell">
      <style:table-cell-properties fo:padding="0.176cm" fo:border="0.5pt solid #000000"/>
    </style:style>
    <style:style style:name="Tabla5.W2" style:family="table-cell">
      <style:table-cell-properties fo:padding="0.176cm" fo:border="0.5pt solid #000000"/>
    </style:style>
    <style:style style:name="Tabla5.X2" style:family="table-cell">
      <style:table-cell-properties fo:padding="0.176cm" fo:border="0.5pt solid #000000"/>
    </style:style>
    <style:style style:name="Tabla5.Y2" style:family="table-cell">
      <style:table-cell-properties fo:padding="0.176cm" fo:border="0.5pt solid #000000"/>
    </style:style>
    <style:style style:name="Tabla5.3" style:family="table-row">
      <style:table-row-properties style:min-row-height="0.882cm" fo:keep-together="auto"/>
    </style:style>
    <style:style style:name="Tabla5.B3" style:family="table-cell">
      <style:table-cell-properties fo:padding="0.176cm" fo:border="0.5pt solid #000000"/>
    </style:style>
    <style:style style:name="Tabla5.C3" style:family="table-cell">
      <style:table-cell-properties fo:padding="0.176cm" fo:border="0.5pt solid #000000"/>
    </style:style>
    <style:style style:name="Tabla5.D3" style:family="table-cell">
      <style:table-cell-properties fo:padding="0.176cm" fo:border="0.5pt solid #000000"/>
    </style:style>
    <style:style style:name="Tabla5.E3" style:family="table-cell">
      <style:table-cell-properties fo:padding="0.176cm" fo:border="0.5pt solid #000000"/>
    </style:style>
    <style:style style:name="Tabla5.F3" style:family="table-cell">
      <style:table-cell-properties fo:padding="0.176cm" fo:border="0.5pt solid #000000"/>
    </style:style>
    <style:style style:name="Tabla5.G3" style:family="table-cell">
      <style:table-cell-properties fo:padding="0.176cm" fo:border="0.5pt solid #000000"/>
    </style:style>
    <style:style style:name="Tabla5.H3" style:family="table-cell">
      <style:table-cell-properties fo:padding="0.176cm" fo:border="0.5pt solid #000000"/>
    </style:style>
    <style:style style:name="Tabla5.I3" style:family="table-cell">
      <style:table-cell-properties fo:padding="0.176cm" fo:border="0.5pt solid #000000"/>
    </style:style>
    <style:style style:name="Tabla5.J3" style:family="table-cell">
      <style:table-cell-properties fo:padding="0.176cm" fo:border="0.5pt solid #000000"/>
    </style:style>
    <style:style style:name="Tabla5.K3" style:family="table-cell">
      <style:table-cell-properties fo:padding="0.176cm" fo:border="0.5pt solid #000000"/>
    </style:style>
    <style:style style:name="Tabla5.L3" style:family="table-cell">
      <style:table-cell-properties fo:padding="0.176cm" fo:border="0.5pt solid #000000"/>
    </style:style>
    <style:style style:name="Tabla5.M3" style:family="table-cell">
      <style:table-cell-properties fo:padding="0.176cm" fo:border="0.5pt solid #000000"/>
    </style:style>
    <style:style style:name="Tabla5.N3" style:family="table-cell">
      <style:table-cell-properties fo:padding="0.176cm" fo:border="0.5pt solid #000000"/>
    </style:style>
    <style:style style:name="Tabla5.O3" style:family="table-cell">
      <style:table-cell-properties fo:padding="0.176cm" fo:border="0.5pt solid #000000"/>
    </style:style>
    <style:style style:name="Tabla5.P3" style:family="table-cell">
      <style:table-cell-properties fo:padding="0.176cm" fo:border="0.5pt solid #000000"/>
    </style:style>
    <style:style style:name="Tabla5.Q3" style:family="table-cell">
      <style:table-cell-properties fo:padding="0.176cm" fo:border="0.5pt solid #000000"/>
    </style:style>
    <style:style style:name="Tabla5.R3" style:family="table-cell">
      <style:table-cell-properties fo:padding="0.176cm" fo:border="0.5pt solid #000000"/>
    </style:style>
    <style:style style:name="Tabla5.S3" style:family="table-cell">
      <style:table-cell-properties fo:padding="0.176cm" fo:border="0.5pt solid #000000"/>
    </style:style>
    <style:style style:name="Tabla5.T3" style:family="table-cell">
      <style:table-cell-properties fo:padding="0.176cm" fo:border="0.5pt solid #000000"/>
    </style:style>
    <style:style style:name="Tabla5.U3" style:family="table-cell">
      <style:table-cell-properties fo:padding="0.176cm" fo:border="0.5pt solid #000000"/>
    </style:style>
    <style:style style:name="Tabla5.V3" style:family="table-cell">
      <style:table-cell-properties fo:padding="0.176cm" fo:border="0.5pt solid #000000"/>
    </style:style>
    <style:style style:name="Tabla5.W3" style:family="table-cell">
      <style:table-cell-properties fo:padding="0.176cm" fo:border="0.5pt solid #000000"/>
    </style:style>
    <style:style style:name="Tabla5.X3" style:family="table-cell">
      <style:table-cell-properties fo:padding="0.176cm" fo:border="0.5pt solid #000000"/>
    </style:style>
    <style:style style:name="Tabla5.Y3" style:family="table-cell">
      <style:table-cell-properties fo:padding="0.176cm" fo:border="0.5pt solid #000000"/>
    </style:style>
    <style:style style:name="Tabla5.B4" style:family="table-cell">
      <style:table-cell-properties fo:padding="0.176cm" fo:border="0.5pt solid #000000"/>
    </style:style>
    <style:style style:name="Tabla5.C4" style:family="table-cell">
      <style:table-cell-properties fo:padding="0.176cm" fo:border="0.5pt solid #000000"/>
    </style:style>
    <style:style style:name="Tabla5.D4" style:family="table-cell">
      <style:table-cell-properties fo:padding="0.176cm" fo:border="0.5pt solid #000000"/>
    </style:style>
    <style:style style:name="Tabla5.E4" style:family="table-cell">
      <style:table-cell-properties fo:padding="0.176cm" fo:border="0.5pt solid #000000"/>
    </style:style>
    <style:style style:name="Tabla5.F4" style:family="table-cell">
      <style:table-cell-properties fo:padding="0.176cm" fo:border="0.5pt solid #000000"/>
    </style:style>
    <style:style style:name="Tabla5.G4" style:family="table-cell">
      <style:table-cell-properties fo:padding="0.176cm" fo:border="0.5pt solid #000000"/>
    </style:style>
    <style:style style:name="Tabla5.H4" style:family="table-cell">
      <style:table-cell-properties fo:padding="0.176cm" fo:border="0.5pt solid #000000"/>
    </style:style>
    <style:style style:name="Tabla5.I4" style:family="table-cell">
      <style:table-cell-properties fo:padding="0.176cm" fo:border="0.5pt solid #000000"/>
    </style:style>
    <style:style style:name="Tabla5.J4" style:family="table-cell">
      <style:table-cell-properties fo:padding="0.176cm" fo:border="0.5pt solid #000000"/>
    </style:style>
    <style:style style:name="Tabla5.K4" style:family="table-cell">
      <style:table-cell-properties fo:padding="0.176cm" fo:border="0.5pt solid #000000"/>
    </style:style>
    <style:style style:name="Tabla5.L4" style:family="table-cell">
      <style:table-cell-properties fo:padding="0.176cm" fo:border="0.5pt solid #000000"/>
    </style:style>
    <style:style style:name="Tabla5.M4" style:family="table-cell">
      <style:table-cell-properties fo:padding="0.176cm" fo:border="0.5pt solid #000000"/>
    </style:style>
    <style:style style:name="Tabla5.N4" style:family="table-cell">
      <style:table-cell-properties fo:padding="0.176cm" fo:border="0.5pt solid #000000"/>
    </style:style>
    <style:style style:name="Tabla5.O4" style:family="table-cell">
      <style:table-cell-properties fo:padding="0.176cm" fo:border="0.5pt solid #000000"/>
    </style:style>
    <style:style style:name="Tabla5.P4" style:family="table-cell">
      <style:table-cell-properties fo:padding="0.176cm" fo:border="0.5pt solid #000000"/>
    </style:style>
    <style:style style:name="Tabla5.Q4" style:family="table-cell">
      <style:table-cell-properties fo:padding="0.176cm" fo:border="0.5pt solid #000000"/>
    </style:style>
    <style:style style:name="Tabla5.R4" style:family="table-cell">
      <style:table-cell-properties fo:padding="0.176cm" fo:border="0.5pt solid #000000"/>
    </style:style>
    <style:style style:name="Tabla5.S4" style:family="table-cell">
      <style:table-cell-properties fo:padding="0.176cm" fo:border="0.5pt solid #000000"/>
    </style:style>
    <style:style style:name="Tabla5.T4" style:family="table-cell">
      <style:table-cell-properties fo:padding="0.176cm" fo:border="0.5pt solid #000000"/>
    </style:style>
    <style:style style:name="Tabla5.U4" style:family="table-cell">
      <style:table-cell-properties fo:padding="0.176cm" fo:border="0.5pt solid #000000"/>
    </style:style>
    <style:style style:name="Tabla5.V4" style:family="table-cell">
      <style:table-cell-properties fo:padding="0.176cm" fo:border="0.5pt solid #000000"/>
    </style:style>
    <style:style style:name="Tabla5.W4" style:family="table-cell">
      <style:table-cell-properties fo:padding="0.176cm" fo:border="0.5pt solid #000000"/>
    </style:style>
    <style:style style:name="Tabla5.X4" style:family="table-cell">
      <style:table-cell-properties fo:padding="0.176cm" fo:border="0.5pt solid #000000"/>
    </style:style>
    <style:style style:name="Tabla5.Y4" style:family="table-cell">
      <style:table-cell-properties fo:padding="0.176cm" fo:border="0.5pt solid #000000"/>
    </style:style>
    <style:style style:name="Tabla5.B5" style:family="table-cell">
      <style:table-cell-properties fo:padding="0.176cm" fo:border="0.5pt solid #000000"/>
    </style:style>
    <style:style style:name="Tabla5.C5" style:family="table-cell">
      <style:table-cell-properties fo:padding="0.176cm" fo:border="0.5pt solid #000000"/>
    </style:style>
    <style:style style:name="Tabla5.D5" style:family="table-cell">
      <style:table-cell-properties fo:padding="0.176cm" fo:border="0.5pt solid #000000"/>
    </style:style>
    <style:style style:name="Tabla5.E5" style:family="table-cell">
      <style:table-cell-properties fo:padding="0.176cm" fo:border="0.5pt solid #000000"/>
    </style:style>
    <style:style style:name="Tabla5.F5" style:family="table-cell">
      <style:table-cell-properties fo:padding="0.176cm" fo:border="0.5pt solid #000000"/>
    </style:style>
    <style:style style:name="Tabla5.G5" style:family="table-cell">
      <style:table-cell-properties fo:padding="0.176cm" fo:border="0.5pt solid #000000"/>
    </style:style>
    <style:style style:name="Tabla5.H5" style:family="table-cell">
      <style:table-cell-properties fo:padding="0.176cm" fo:border="0.5pt solid #000000"/>
    </style:style>
    <style:style style:name="Tabla5.I5" style:family="table-cell">
      <style:table-cell-properties fo:padding="0.176cm" fo:border="0.5pt solid #000000"/>
    </style:style>
    <style:style style:name="Tabla5.J5" style:family="table-cell">
      <style:table-cell-properties fo:padding="0.176cm" fo:border="0.5pt solid #000000"/>
    </style:style>
    <style:style style:name="Tabla5.K5" style:family="table-cell">
      <style:table-cell-properties fo:padding="0.176cm" fo:border="0.5pt solid #000000"/>
    </style:style>
    <style:style style:name="Tabla5.L5" style:family="table-cell">
      <style:table-cell-properties fo:padding="0.176cm" fo:border="0.5pt solid #000000"/>
    </style:style>
    <style:style style:name="Tabla5.M5" style:family="table-cell">
      <style:table-cell-properties fo:padding="0.176cm" fo:border="0.5pt solid #000000"/>
    </style:style>
    <style:style style:name="Tabla5.N5" style:family="table-cell">
      <style:table-cell-properties fo:padding="0.176cm" fo:border="0.5pt solid #000000"/>
    </style:style>
    <style:style style:name="Tabla5.O5" style:family="table-cell">
      <style:table-cell-properties fo:padding="0.176cm" fo:border="0.5pt solid #000000"/>
    </style:style>
    <style:style style:name="Tabla5.P5" style:family="table-cell">
      <style:table-cell-properties fo:padding="0.176cm" fo:border="0.5pt solid #000000"/>
    </style:style>
    <style:style style:name="Tabla5.Q5" style:family="table-cell">
      <style:table-cell-properties fo:padding="0.176cm" fo:border="0.5pt solid #000000"/>
    </style:style>
    <style:style style:name="Tabla5.R5" style:family="table-cell">
      <style:table-cell-properties fo:padding="0.176cm" fo:border="0.5pt solid #000000"/>
    </style:style>
    <style:style style:name="Tabla5.S5" style:family="table-cell">
      <style:table-cell-properties fo:padding="0.176cm" fo:border="0.5pt solid #000000"/>
    </style:style>
    <style:style style:name="Tabla5.T5" style:family="table-cell">
      <style:table-cell-properties fo:padding="0.176cm" fo:border="0.5pt solid #000000"/>
    </style:style>
    <style:style style:name="Tabla5.U5" style:family="table-cell">
      <style:table-cell-properties fo:padding="0.176cm" fo:border="0.5pt solid #000000"/>
    </style:style>
    <style:style style:name="Tabla5.V5" style:family="table-cell">
      <style:table-cell-properties fo:padding="0.176cm" fo:border="0.5pt solid #000000"/>
    </style:style>
    <style:style style:name="Tabla5.W5" style:family="table-cell">
      <style:table-cell-properties fo:padding="0.176cm" fo:border="0.5pt solid #000000"/>
    </style:style>
    <style:style style:name="Tabla5.X5" style:family="table-cell">
      <style:table-cell-properties fo:padding="0.176cm" fo:border="0.5pt solid #000000"/>
    </style:style>
    <style:style style:name="Tabla5.Y5" style:family="table-cell">
      <style:table-cell-properties fo:padding="0.176cm" fo:border="0.5pt solid #000000"/>
    </style:style>
    <style:style style:name="Tabla5.6" style:family="table-row">
      <style:table-row-properties fo:keep-together="auto"/>
    </style:style>
    <style:style style:name="Tabla5.B6" style:family="table-cell">
      <style:table-cell-properties fo:padding="0.176cm" fo:border="0.5pt solid #000000"/>
    </style:style>
    <style:style style:name="Tabla5.C6" style:family="table-cell">
      <style:table-cell-properties fo:padding="0.176cm" fo:border="0.5pt solid #000000"/>
    </style:style>
    <style:style style:name="Tabla5.D6" style:family="table-cell">
      <style:table-cell-properties fo:padding="0.176cm" fo:border="0.5pt solid #000000"/>
    </style:style>
    <style:style style:name="Tabla5.E6" style:family="table-cell">
      <style:table-cell-properties fo:padding="0.176cm" fo:border="0.5pt solid #000000"/>
    </style:style>
    <style:style style:name="Tabla5.F6" style:family="table-cell">
      <style:table-cell-properties fo:padding="0.176cm" fo:border="0.5pt solid #000000"/>
    </style:style>
    <style:style style:name="Tabla5.G6" style:family="table-cell">
      <style:table-cell-properties fo:padding="0.176cm" fo:border="0.5pt solid #000000"/>
    </style:style>
    <style:style style:name="Tabla5.H6" style:family="table-cell">
      <style:table-cell-properties fo:padding="0.176cm" fo:border="0.5pt solid #000000"/>
    </style:style>
    <style:style style:name="Tabla5.I6" style:family="table-cell">
      <style:table-cell-properties fo:padding="0.176cm" fo:border="0.5pt solid #000000"/>
    </style:style>
    <style:style style:name="Tabla5.J6" style:family="table-cell">
      <style:table-cell-properties fo:padding="0.176cm" fo:border="0.5pt solid #000000"/>
    </style:style>
    <style:style style:name="Tabla5.K6" style:family="table-cell">
      <style:table-cell-properties fo:padding="0.176cm" fo:border="0.5pt solid #000000"/>
    </style:style>
    <style:style style:name="Tabla5.L6" style:family="table-cell">
      <style:table-cell-properties fo:padding="0.176cm" fo:border="0.5pt solid #000000"/>
    </style:style>
    <style:style style:name="Tabla5.M6" style:family="table-cell">
      <style:table-cell-properties fo:padding="0.176cm" fo:border="0.5pt solid #000000"/>
    </style:style>
    <style:style style:name="Tabla5.N6" style:family="table-cell">
      <style:table-cell-properties fo:padding="0.176cm" fo:border="0.5pt solid #000000"/>
    </style:style>
    <style:style style:name="Tabla5.O6" style:family="table-cell">
      <style:table-cell-properties fo:padding="0.176cm" fo:border="0.5pt solid #000000"/>
    </style:style>
    <style:style style:name="Tabla5.P6" style:family="table-cell">
      <style:table-cell-properties fo:padding="0.176cm" fo:border="0.5pt solid #000000"/>
    </style:style>
    <style:style style:name="Tabla5.Q6" style:family="table-cell">
      <style:table-cell-properties fo:padding="0.176cm" fo:border="0.5pt solid #000000"/>
    </style:style>
    <style:style style:name="Tabla5.R6" style:family="table-cell">
      <style:table-cell-properties fo:padding="0.176cm" fo:border="0.5pt solid #000000"/>
    </style:style>
    <style:style style:name="Tabla5.S6" style:family="table-cell">
      <style:table-cell-properties fo:padding="0.176cm" fo:border="0.5pt solid #000000"/>
    </style:style>
    <style:style style:name="Tabla5.T6" style:family="table-cell">
      <style:table-cell-properties fo:padding="0.176cm" fo:border="0.5pt solid #000000"/>
    </style:style>
    <style:style style:name="Tabla5.U6" style:family="table-cell">
      <style:table-cell-properties fo:padding="0.176cm" fo:border="0.5pt solid #000000"/>
    </style:style>
    <style:style style:name="Tabla5.V6" style:family="table-cell">
      <style:table-cell-properties fo:padding="0.176cm" fo:border="0.5pt solid #000000"/>
    </style:style>
    <style:style style:name="Tabla5.W6" style:family="table-cell">
      <style:table-cell-properties fo:padding="0.176cm" fo:border="0.5pt solid #000000"/>
    </style:style>
    <style:style style:name="Tabla5.X6" style:family="table-cell">
      <style:table-cell-properties fo:padding="0.176cm" fo:border="0.5pt solid #000000"/>
    </style:style>
    <style:style style:name="Tabla5.Y6" style:family="table-cell">
      <style:table-cell-properties fo:padding="0.176cm" fo:border="0.5pt solid #000000"/>
    </style:style>
    <style:style style:name="Tabla6" style:family="table">
      <style:table-properties style:width="8.731cm" table:align="left" style:may-break-between-rows="true" table:border-model="collapsing"/>
    </style:style>
    <style:style style:name="Tabla6.A" style:family="table-column">
      <style:table-column-properties style:column-width="1.909cm"/>
    </style:style>
    <style:style style:name="Tabla6.B" style:family="table-column">
      <style:table-column-properties style:column-width="2.06cm"/>
    </style:style>
    <style:style style:name="Tabla6.C" style:family="table-column">
      <style:table-column-properties style:column-width="2.38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23.393cm" fo:margin-left="0.009cm" fo:margin-top="0cm" fo:margin-bottom="0cm" table:align="left" style:writing-mode="lr-tb"/>
    </style:style>
    <style:style style:name="Tabla7.A" style:family="table-column">
      <style:table-column-properties style:column-width="1.109cm"/>
    </style:style>
    <style:style style:name="Tabla7.B" style:family="table-column">
      <style:table-column-properties style:column-width="1.312cm"/>
    </style:style>
    <style:style style:name="Tabla7.C" style:family="table-column">
      <style:table-column-properties style:column-width="0.852cm"/>
    </style:style>
    <style:style style:name="Tabla7.K" style:family="table-column">
      <style:table-column-properties style:column-width="0.944cm"/>
    </style:style>
    <style:style style:name="Tabla7.1" style:family="table-row">
      <style:table-row-properties style:min-row-height="0.935cm" fo:keep-together="auto"/>
    </style:style>
    <style:style style:name="Tabla7.A1" style:family="table-cell">
      <style:table-cell-properties fo:background-color="#4bacc6" fo:padding="0.176cm" fo:border="0.5pt solid #000000">
        <style:background-image/>
      </style:table-cell-properties>
    </style:style>
    <style:style style:name="Tabla7.2" style:family="table-row">
      <style:table-row-properties style:min-row-height="0.621cm" fo:keep-together="auto"/>
    </style:style>
    <style:style style:name="Tabla7.B2" style:family="table-cell">
      <style:table-cell-properties fo:padding="0.176cm" fo:border="0.5pt solid #000000"/>
    </style:style>
    <style:style style:name="Tabla7.C2" style:family="table-cell">
      <style:table-cell-properties fo:padding="0.176cm" fo:border="0.5pt solid #000000"/>
    </style:style>
    <style:style style:name="Tabla7.D2" style:family="table-cell">
      <style:table-cell-properties fo:padding="0.176cm" fo:border="0.5pt solid #000000"/>
    </style:style>
    <style:style style:name="Tabla7.E2" style:family="table-cell">
      <style:table-cell-properties fo:padding="0.176cm" fo:border="0.5pt solid #000000"/>
    </style:style>
    <style:style style:name="Tabla7.F2" style:family="table-cell">
      <style:table-cell-properties fo:padding="0.176cm" fo:border="0.5pt solid #000000"/>
    </style:style>
    <style:style style:name="Tabla7.G2" style:family="table-cell">
      <style:table-cell-properties fo:padding="0.176cm" fo:border="0.5pt solid #000000"/>
    </style:style>
    <style:style style:name="Tabla7.H2" style:family="table-cell">
      <style:table-cell-properties fo:padding="0.176cm" fo:border="0.5pt solid #000000"/>
    </style:style>
    <style:style style:name="Tabla7.I2" style:family="table-cell">
      <style:table-cell-properties fo:padding="0.176cm" fo:border="0.5pt solid #000000"/>
    </style:style>
    <style:style style:name="Tabla7.J2" style:family="table-cell">
      <style:table-cell-properties fo:padding="0.176cm" fo:border="0.5pt solid #000000"/>
    </style:style>
    <style:style style:name="Tabla7.K2" style:family="table-cell">
      <style:table-cell-properties fo:padding="0.176cm" fo:border="0.5pt solid #000000"/>
    </style:style>
    <style:style style:name="Tabla7.L2" style:family="table-cell">
      <style:table-cell-properties fo:padding="0.176cm" fo:border="0.5pt solid #000000"/>
    </style:style>
    <style:style style:name="Tabla7.M2" style:family="table-cell">
      <style:table-cell-properties fo:padding="0.176cm" fo:border="0.5pt solid #000000"/>
    </style:style>
    <style:style style:name="Tabla7.N2" style:family="table-cell">
      <style:table-cell-properties fo:padding="0.176cm" fo:border="0.5pt solid #000000"/>
    </style:style>
    <style:style style:name="Tabla7.O2" style:family="table-cell">
      <style:table-cell-properties fo:padding="0.176cm" fo:border="0.5pt solid #000000"/>
    </style:style>
    <style:style style:name="Tabla7.P2" style:family="table-cell">
      <style:table-cell-properties fo:padding="0.176cm" fo:border="0.5pt solid #000000"/>
    </style:style>
    <style:style style:name="Tabla7.Q2" style:family="table-cell">
      <style:table-cell-properties fo:padding="0.176cm" fo:border="0.5pt solid #000000"/>
    </style:style>
    <style:style style:name="Tabla7.R2" style:family="table-cell">
      <style:table-cell-properties fo:padding="0.176cm" fo:border="0.5pt solid #000000"/>
    </style:style>
    <style:style style:name="Tabla7.S2" style:family="table-cell">
      <style:table-cell-properties fo:padding="0.176cm" fo:border="0.5pt solid #000000"/>
    </style:style>
    <style:style style:name="Tabla7.T2" style:family="table-cell">
      <style:table-cell-properties fo:padding="0.176cm" fo:border="0.5pt solid #000000"/>
    </style:style>
    <style:style style:name="Tabla7.U2" style:family="table-cell">
      <style:table-cell-properties fo:padding="0.176cm" fo:border="0.5pt solid #000000"/>
    </style:style>
    <style:style style:name="Tabla7.V2" style:family="table-cell">
      <style:table-cell-properties fo:padding="0.176cm" fo:border="0.5pt solid #000000"/>
    </style:style>
    <style:style style:name="Tabla7.W2" style:family="table-cell">
      <style:table-cell-properties fo:padding="0.176cm" fo:border="0.5pt solid #000000"/>
    </style:style>
    <style:style style:name="Tabla7.X2" style:family="table-cell">
      <style:table-cell-properties fo:padding="0.176cm" fo:border="0.5pt solid #000000"/>
    </style:style>
    <style:style style:name="Tabla7.Y2" style:family="table-cell">
      <style:table-cell-properties fo:padding="0.176cm" fo:border="0.5pt solid #000000"/>
    </style:style>
    <style:style style:name="Tabla7.3" style:family="table-row">
      <style:table-row-properties style:min-row-height="0.882cm" fo:keep-together="auto"/>
    </style:style>
    <style:style style:name="Tabla7.B3" style:family="table-cell">
      <style:table-cell-properties fo:padding="0.176cm" fo:border="0.5pt solid #000000"/>
    </style:style>
    <style:style style:name="Tabla7.C3" style:family="table-cell">
      <style:table-cell-properties fo:padding="0.176cm" fo:border="0.5pt solid #000000"/>
    </style:style>
    <style:style style:name="Tabla7.D3" style:family="table-cell">
      <style:table-cell-properties fo:padding="0.176cm" fo:border="0.5pt solid #000000"/>
    </style:style>
    <style:style style:name="Tabla7.E3" style:family="table-cell">
      <style:table-cell-properties fo:padding="0.176cm" fo:border="0.5pt solid #000000"/>
    </style:style>
    <style:style style:name="Tabla7.F3" style:family="table-cell">
      <style:table-cell-properties fo:padding="0.176cm" fo:border="0.5pt solid #000000"/>
    </style:style>
    <style:style style:name="Tabla7.G3" style:family="table-cell">
      <style:table-cell-properties fo:padding="0.176cm" fo:border="0.5pt solid #000000"/>
    </style:style>
    <style:style style:name="Tabla7.H3" style:family="table-cell">
      <style:table-cell-properties fo:padding="0.176cm" fo:border="0.5pt solid #000000"/>
    </style:style>
    <style:style style:name="Tabla7.I3" style:family="table-cell">
      <style:table-cell-properties fo:padding="0.176cm" fo:border="0.5pt solid #000000"/>
    </style:style>
    <style:style style:name="Tabla7.J3" style:family="table-cell">
      <style:table-cell-properties fo:padding="0.176cm" fo:border="0.5pt solid #000000"/>
    </style:style>
    <style:style style:name="Tabla7.K3" style:family="table-cell">
      <style:table-cell-properties fo:padding="0.176cm" fo:border="0.5pt solid #000000"/>
    </style:style>
    <style:style style:name="Tabla7.L3" style:family="table-cell">
      <style:table-cell-properties fo:padding="0.176cm" fo:border="0.5pt solid #000000"/>
    </style:style>
    <style:style style:name="Tabla7.M3" style:family="table-cell">
      <style:table-cell-properties fo:padding="0.176cm" fo:border="0.5pt solid #000000"/>
    </style:style>
    <style:style style:name="Tabla7.N3" style:family="table-cell">
      <style:table-cell-properties fo:padding="0.176cm" fo:border="0.5pt solid #000000"/>
    </style:style>
    <style:style style:name="Tabla7.O3" style:family="table-cell">
      <style:table-cell-properties fo:padding="0.176cm" fo:border="0.5pt solid #000000"/>
    </style:style>
    <style:style style:name="Tabla7.P3" style:family="table-cell">
      <style:table-cell-properties fo:padding="0.176cm" fo:border="0.5pt solid #000000"/>
    </style:style>
    <style:style style:name="Tabla7.Q3" style:family="table-cell">
      <style:table-cell-properties fo:padding="0.176cm" fo:border="0.5pt solid #000000"/>
    </style:style>
    <style:style style:name="Tabla7.R3" style:family="table-cell">
      <style:table-cell-properties fo:padding="0.176cm" fo:border="0.5pt solid #000000"/>
    </style:style>
    <style:style style:name="Tabla7.S3" style:family="table-cell">
      <style:table-cell-properties fo:padding="0.176cm" fo:border="0.5pt solid #000000"/>
    </style:style>
    <style:style style:name="Tabla7.T3" style:family="table-cell">
      <style:table-cell-properties fo:padding="0.176cm" fo:border="0.5pt solid #000000"/>
    </style:style>
    <style:style style:name="Tabla7.U3" style:family="table-cell">
      <style:table-cell-properties fo:padding="0.176cm" fo:border="0.5pt solid #000000"/>
    </style:style>
    <style:style style:name="Tabla7.V3" style:family="table-cell">
      <style:table-cell-properties fo:padding="0.176cm" fo:border="0.5pt solid #000000"/>
    </style:style>
    <style:style style:name="Tabla7.W3" style:family="table-cell">
      <style:table-cell-properties fo:padding="0.176cm" fo:border="0.5pt solid #000000"/>
    </style:style>
    <style:style style:name="Tabla7.X3" style:family="table-cell">
      <style:table-cell-properties fo:padding="0.176cm" fo:border="0.5pt solid #000000"/>
    </style:style>
    <style:style style:name="Tabla7.Y3" style:family="table-cell">
      <style:table-cell-properties fo:padding="0.176cm" fo:border="0.5pt solid #000000"/>
    </style:style>
    <style:style style:name="Tabla7.B4" style:family="table-cell">
      <style:table-cell-properties fo:padding="0.176cm" fo:border="0.5pt solid #000000"/>
    </style:style>
    <style:style style:name="Tabla7.C4" style:family="table-cell">
      <style:table-cell-properties fo:padding="0.176cm" fo:border="0.5pt solid #000000"/>
    </style:style>
    <style:style style:name="Tabla7.D4" style:family="table-cell">
      <style:table-cell-properties fo:padding="0.176cm" fo:border="0.5pt solid #000000"/>
    </style:style>
    <style:style style:name="Tabla7.E4" style:family="table-cell">
      <style:table-cell-properties fo:padding="0.176cm" fo:border="0.5pt solid #000000"/>
    </style:style>
    <style:style style:name="Tabla7.F4" style:family="table-cell">
      <style:table-cell-properties fo:padding="0.176cm" fo:border="0.5pt solid #000000"/>
    </style:style>
    <style:style style:name="Tabla7.G4" style:family="table-cell">
      <style:table-cell-properties fo:padding="0.176cm" fo:border="0.5pt solid #000000"/>
    </style:style>
    <style:style style:name="Tabla7.H4" style:family="table-cell">
      <style:table-cell-properties fo:padding="0.176cm" fo:border="0.5pt solid #000000"/>
    </style:style>
    <style:style style:name="Tabla7.I4" style:family="table-cell">
      <style:table-cell-properties fo:padding="0.176cm" fo:border="0.5pt solid #000000"/>
    </style:style>
    <style:style style:name="Tabla7.J4" style:family="table-cell">
      <style:table-cell-properties fo:padding="0.176cm" fo:border="0.5pt solid #000000"/>
    </style:style>
    <style:style style:name="Tabla7.K4" style:family="table-cell">
      <style:table-cell-properties fo:padding="0.176cm" fo:border="0.5pt solid #000000"/>
    </style:style>
    <style:style style:name="Tabla7.L4" style:family="table-cell">
      <style:table-cell-properties fo:padding="0.176cm" fo:border="0.5pt solid #000000"/>
    </style:style>
    <style:style style:name="Tabla7.M4" style:family="table-cell">
      <style:table-cell-properties fo:padding="0.176cm" fo:border="0.5pt solid #000000"/>
    </style:style>
    <style:style style:name="Tabla7.N4" style:family="table-cell">
      <style:table-cell-properties fo:padding="0.176cm" fo:border="0.5pt solid #000000"/>
    </style:style>
    <style:style style:name="Tabla7.O4" style:family="table-cell">
      <style:table-cell-properties fo:padding="0.176cm" fo:border="0.5pt solid #000000"/>
    </style:style>
    <style:style style:name="Tabla7.P4" style:family="table-cell">
      <style:table-cell-properties fo:padding="0.176cm" fo:border="0.5pt solid #000000"/>
    </style:style>
    <style:style style:name="Tabla7.Q4" style:family="table-cell">
      <style:table-cell-properties fo:padding="0.176cm" fo:border="0.5pt solid #000000"/>
    </style:style>
    <style:style style:name="Tabla7.R4" style:family="table-cell">
      <style:table-cell-properties fo:padding="0.176cm" fo:border="0.5pt solid #000000"/>
    </style:style>
    <style:style style:name="Tabla7.S4" style:family="table-cell">
      <style:table-cell-properties fo:padding="0.176cm" fo:border="0.5pt solid #000000"/>
    </style:style>
    <style:style style:name="Tabla7.T4" style:family="table-cell">
      <style:table-cell-properties fo:padding="0.176cm" fo:border="0.5pt solid #000000"/>
    </style:style>
    <style:style style:name="Tabla7.U4" style:family="table-cell">
      <style:table-cell-properties fo:padding="0.176cm" fo:border="0.5pt solid #000000"/>
    </style:style>
    <style:style style:name="Tabla7.V4" style:family="table-cell">
      <style:table-cell-properties fo:padding="0.176cm" fo:border="0.5pt solid #000000"/>
    </style:style>
    <style:style style:name="Tabla7.W4" style:family="table-cell">
      <style:table-cell-properties fo:padding="0.176cm" fo:border="0.5pt solid #000000"/>
    </style:style>
    <style:style style:name="Tabla7.X4" style:family="table-cell">
      <style:table-cell-properties fo:padding="0.176cm" fo:border="0.5pt solid #000000"/>
    </style:style>
    <style:style style:name="Tabla7.Y4" style:family="table-cell">
      <style:table-cell-properties fo:padding="0.176cm" fo:border="0.5pt solid #000000"/>
    </style:style>
    <style:style style:name="Tabla7.B5" style:family="table-cell">
      <style:table-cell-properties fo:padding="0.176cm" fo:border="0.5pt solid #000000"/>
    </style:style>
    <style:style style:name="Tabla7.C5" style:family="table-cell">
      <style:table-cell-properties fo:padding="0.176cm" fo:border="0.5pt solid #000000"/>
    </style:style>
    <style:style style:name="Tabla7.D5" style:family="table-cell">
      <style:table-cell-properties fo:padding="0.176cm" fo:border="0.5pt solid #000000"/>
    </style:style>
    <style:style style:name="Tabla7.E5" style:family="table-cell">
      <style:table-cell-properties fo:padding="0.176cm" fo:border="0.5pt solid #000000"/>
    </style:style>
    <style:style style:name="Tabla7.F5" style:family="table-cell">
      <style:table-cell-properties fo:padding="0.176cm" fo:border="0.5pt solid #000000"/>
    </style:style>
    <style:style style:name="Tabla7.G5" style:family="table-cell">
      <style:table-cell-properties fo:padding="0.176cm" fo:border="0.5pt solid #000000"/>
    </style:style>
    <style:style style:name="Tabla7.H5" style:family="table-cell">
      <style:table-cell-properties fo:padding="0.176cm" fo:border="0.5pt solid #000000"/>
    </style:style>
    <style:style style:name="Tabla7.I5" style:family="table-cell">
      <style:table-cell-properties fo:padding="0.176cm" fo:border="0.5pt solid #000000"/>
    </style:style>
    <style:style style:name="Tabla7.J5" style:family="table-cell">
      <style:table-cell-properties fo:padding="0.176cm" fo:border="0.5pt solid #000000"/>
    </style:style>
    <style:style style:name="Tabla7.K5" style:family="table-cell">
      <style:table-cell-properties fo:padding="0.176cm" fo:border="0.5pt solid #000000"/>
    </style:style>
    <style:style style:name="Tabla7.L5" style:family="table-cell">
      <style:table-cell-properties fo:padding="0.176cm" fo:border="0.5pt solid #000000"/>
    </style:style>
    <style:style style:name="Tabla7.M5" style:family="table-cell">
      <style:table-cell-properties fo:padding="0.176cm" fo:border="0.5pt solid #000000"/>
    </style:style>
    <style:style style:name="Tabla7.N5" style:family="table-cell">
      <style:table-cell-properties fo:padding="0.176cm" fo:border="0.5pt solid #000000"/>
    </style:style>
    <style:style style:name="Tabla7.O5" style:family="table-cell">
      <style:table-cell-properties fo:padding="0.176cm" fo:border="0.5pt solid #000000"/>
    </style:style>
    <style:style style:name="Tabla7.P5" style:family="table-cell">
      <style:table-cell-properties fo:padding="0.176cm" fo:border="0.5pt solid #000000"/>
    </style:style>
    <style:style style:name="Tabla7.Q5" style:family="table-cell">
      <style:table-cell-properties fo:padding="0.176cm" fo:border="0.5pt solid #000000"/>
    </style:style>
    <style:style style:name="Tabla7.R5" style:family="table-cell">
      <style:table-cell-properties fo:padding="0.176cm" fo:border="0.5pt solid #000000"/>
    </style:style>
    <style:style style:name="Tabla7.S5" style:family="table-cell">
      <style:table-cell-properties fo:padding="0.176cm" fo:border="0.5pt solid #000000"/>
    </style:style>
    <style:style style:name="Tabla7.T5" style:family="table-cell">
      <style:table-cell-properties fo:padding="0.176cm" fo:border="0.5pt solid #000000"/>
    </style:style>
    <style:style style:name="Tabla7.U5" style:family="table-cell">
      <style:table-cell-properties fo:padding="0.176cm" fo:border="0.5pt solid #000000"/>
    </style:style>
    <style:style style:name="Tabla7.V5" style:family="table-cell">
      <style:table-cell-properties fo:padding="0.176cm" fo:border="0.5pt solid #000000"/>
    </style:style>
    <style:style style:name="Tabla7.W5" style:family="table-cell">
      <style:table-cell-properties fo:padding="0.176cm" fo:border="0.5pt solid #000000"/>
    </style:style>
    <style:style style:name="Tabla7.X5" style:family="table-cell">
      <style:table-cell-properties fo:padding="0.176cm" fo:border="0.5pt solid #000000"/>
    </style:style>
    <style:style style:name="Tabla7.Y5" style:family="table-cell">
      <style:table-cell-properties fo:padding="0.176cm" fo:border="0.5pt solid #000000"/>
    </style:style>
    <style:style style:name="Tabla7.6" style:family="table-row">
      <style:table-row-properties fo:keep-together="auto"/>
    </style:style>
    <style:style style:name="Tabla7.B6" style:family="table-cell">
      <style:table-cell-properties fo:padding="0.176cm" fo:border="0.5pt solid #000000"/>
    </style:style>
    <style:style style:name="Tabla7.C6" style:family="table-cell">
      <style:table-cell-properties fo:padding="0.176cm" fo:border="0.5pt solid #000000"/>
    </style:style>
    <style:style style:name="Tabla7.D6" style:family="table-cell">
      <style:table-cell-properties fo:padding="0.176cm" fo:border="0.5pt solid #000000"/>
    </style:style>
    <style:style style:name="Tabla7.E6" style:family="table-cell">
      <style:table-cell-properties fo:padding="0.176cm" fo:border="0.5pt solid #000000"/>
    </style:style>
    <style:style style:name="Tabla7.F6" style:family="table-cell">
      <style:table-cell-properties fo:padding="0.176cm" fo:border="0.5pt solid #000000"/>
    </style:style>
    <style:style style:name="Tabla7.G6" style:family="table-cell">
      <style:table-cell-properties fo:padding="0.176cm" fo:border="0.5pt solid #000000"/>
    </style:style>
    <style:style style:name="Tabla7.H6" style:family="table-cell">
      <style:table-cell-properties fo:padding="0.176cm" fo:border="0.5pt solid #000000"/>
    </style:style>
    <style:style style:name="Tabla7.I6" style:family="table-cell">
      <style:table-cell-properties fo:padding="0.176cm" fo:border="0.5pt solid #000000"/>
    </style:style>
    <style:style style:name="Tabla7.J6" style:family="table-cell">
      <style:table-cell-properties fo:padding="0.176cm" fo:border="0.5pt solid #000000"/>
    </style:style>
    <style:style style:name="Tabla7.K6" style:family="table-cell">
      <style:table-cell-properties fo:padding="0.176cm" fo:border="0.5pt solid #000000"/>
    </style:style>
    <style:style style:name="Tabla7.L6" style:family="table-cell">
      <style:table-cell-properties fo:padding="0.176cm" fo:border="0.5pt solid #000000"/>
    </style:style>
    <style:style style:name="Tabla7.M6" style:family="table-cell">
      <style:table-cell-properties fo:padding="0.176cm" fo:border="0.5pt solid #000000"/>
    </style:style>
    <style:style style:name="Tabla7.N6" style:family="table-cell">
      <style:table-cell-properties fo:padding="0.176cm" fo:border="0.5pt solid #000000"/>
    </style:style>
    <style:style style:name="Tabla7.O6" style:family="table-cell">
      <style:table-cell-properties fo:padding="0.176cm" fo:border="0.5pt solid #000000"/>
    </style:style>
    <style:style style:name="Tabla7.P6" style:family="table-cell">
      <style:table-cell-properties fo:padding="0.176cm" fo:border="0.5pt solid #000000"/>
    </style:style>
    <style:style style:name="Tabla7.Q6" style:family="table-cell">
      <style:table-cell-properties fo:padding="0.176cm" fo:border="0.5pt solid #000000"/>
    </style:style>
    <style:style style:name="Tabla7.R6" style:family="table-cell">
      <style:table-cell-properties fo:padding="0.176cm" fo:border="0.5pt solid #000000"/>
    </style:style>
    <style:style style:name="Tabla7.S6" style:family="table-cell">
      <style:table-cell-properties fo:padding="0.176cm" fo:border="0.5pt solid #000000"/>
    </style:style>
    <style:style style:name="Tabla7.T6" style:family="table-cell">
      <style:table-cell-properties fo:padding="0.176cm" fo:border="0.5pt solid #000000"/>
    </style:style>
    <style:style style:name="Tabla7.U6" style:family="table-cell">
      <style:table-cell-properties fo:padding="0.176cm" fo:border="0.5pt solid #000000"/>
    </style:style>
    <style:style style:name="Tabla7.V6" style:family="table-cell">
      <style:table-cell-properties fo:padding="0.176cm" fo:border="0.5pt solid #000000"/>
    </style:style>
    <style:style style:name="Tabla7.W6" style:family="table-cell">
      <style:table-cell-properties fo:padding="0.176cm" fo:border="0.5pt solid #000000"/>
    </style:style>
    <style:style style:name="Tabla7.X6" style:family="table-cell">
      <style:table-cell-properties fo:padding="0.176cm" fo:border="0.5pt solid #000000"/>
    </style:style>
    <style:style style:name="Tabla7.Y6" style:family="table-cell">
      <style:table-cell-properties fo:padding="0.176cm" fo:border="0.5pt solid #000000"/>
    </style:style>
    <style:style style:name="Tabla8" style:family="table">
      <style:table-properties style:width="8.731cm" table:align="left" style:may-break-between-rows="true" table:border-model="collapsing"/>
    </style:style>
    <style:style style:name="Tabla8.A" style:family="table-column">
      <style:table-column-properties style:column-width="1.909cm"/>
    </style:style>
    <style:style style:name="Tabla8.B" style:family="table-column">
      <style:table-column-properties style:column-width="2.06cm"/>
    </style:style>
    <style:style style:name="Tabla8.C" style:family="table-column">
      <style:table-column-properties style:column-width="2.38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8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9" style:family="table">
      <style:table-properties style:width="23.393cm" fo:margin-left="0.009cm" fo:margin-top="0cm" fo:margin-bottom="0cm" table:align="left" style:writing-mode="lr-tb"/>
    </style:style>
    <style:style style:name="Tabla9.A" style:family="table-column">
      <style:table-column-properties style:column-width="1.109cm"/>
    </style:style>
    <style:style style:name="Tabla9.B" style:family="table-column">
      <style:table-column-properties style:column-width="1.312cm"/>
    </style:style>
    <style:style style:name="Tabla9.C" style:family="table-column">
      <style:table-column-properties style:column-width="0.852cm"/>
    </style:style>
    <style:style style:name="Tabla9.K" style:family="table-column">
      <style:table-column-properties style:column-width="0.944cm"/>
    </style:style>
    <style:style style:name="Tabla9.1" style:family="table-row">
      <style:table-row-properties style:min-row-height="0.935cm" fo:keep-together="auto"/>
    </style:style>
    <style:style style:name="Tabla9.A1" style:family="table-cell">
      <style:table-cell-properties fo:background-color="#4bacc6" fo:padding="0.176cm" fo:border="0.5pt solid #000000">
        <style:background-image/>
      </style:table-cell-properties>
    </style:style>
    <style:style style:name="Tabla9.2" style:family="table-row">
      <style:table-row-properties style:min-row-height="0.621cm" fo:keep-together="auto"/>
    </style:style>
    <style:style style:name="Tabla9.B2" style:family="table-cell">
      <style:table-cell-properties fo:padding="0.176cm" fo:border="0.5pt solid #000000"/>
    </style:style>
    <style:style style:name="Tabla9.C2" style:family="table-cell">
      <style:table-cell-properties fo:padding="0.176cm" fo:border="0.5pt solid #000000"/>
    </style:style>
    <style:style style:name="Tabla9.D2" style:family="table-cell">
      <style:table-cell-properties fo:padding="0.176cm" fo:border="0.5pt solid #000000"/>
    </style:style>
    <style:style style:name="Tabla9.E2" style:family="table-cell">
      <style:table-cell-properties fo:padding="0.176cm" fo:border="0.5pt solid #000000"/>
    </style:style>
    <style:style style:name="Tabla9.F2" style:family="table-cell">
      <style:table-cell-properties fo:padding="0.176cm" fo:border="0.5pt solid #000000"/>
    </style:style>
    <style:style style:name="Tabla9.G2" style:family="table-cell">
      <style:table-cell-properties fo:padding="0.176cm" fo:border="0.5pt solid #000000"/>
    </style:style>
    <style:style style:name="Tabla9.H2" style:family="table-cell">
      <style:table-cell-properties fo:padding="0.176cm" fo:border="0.5pt solid #000000"/>
    </style:style>
    <style:style style:name="Tabla9.I2" style:family="table-cell">
      <style:table-cell-properties fo:padding="0.176cm" fo:border="0.5pt solid #000000"/>
    </style:style>
    <style:style style:name="Tabla9.J2" style:family="table-cell">
      <style:table-cell-properties fo:padding="0.176cm" fo:border="0.5pt solid #000000"/>
    </style:style>
    <style:style style:name="Tabla9.K2" style:family="table-cell">
      <style:table-cell-properties fo:padding="0.176cm" fo:border="0.5pt solid #000000"/>
    </style:style>
    <style:style style:name="Tabla9.L2" style:family="table-cell">
      <style:table-cell-properties fo:padding="0.176cm" fo:border="0.5pt solid #000000"/>
    </style:style>
    <style:style style:name="Tabla9.M2" style:family="table-cell">
      <style:table-cell-properties fo:padding="0.176cm" fo:border="0.5pt solid #000000"/>
    </style:style>
    <style:style style:name="Tabla9.N2" style:family="table-cell">
      <style:table-cell-properties fo:padding="0.176cm" fo:border="0.5pt solid #000000"/>
    </style:style>
    <style:style style:name="Tabla9.O2" style:family="table-cell">
      <style:table-cell-properties fo:padding="0.176cm" fo:border="0.5pt solid #000000"/>
    </style:style>
    <style:style style:name="Tabla9.P2" style:family="table-cell">
      <style:table-cell-properties fo:padding="0.176cm" fo:border="0.5pt solid #000000"/>
    </style:style>
    <style:style style:name="Tabla9.Q2" style:family="table-cell">
      <style:table-cell-properties fo:padding="0.176cm" fo:border="0.5pt solid #000000"/>
    </style:style>
    <style:style style:name="Tabla9.R2" style:family="table-cell">
      <style:table-cell-properties fo:padding="0.176cm" fo:border="0.5pt solid #000000"/>
    </style:style>
    <style:style style:name="Tabla9.S2" style:family="table-cell">
      <style:table-cell-properties fo:padding="0.176cm" fo:border="0.5pt solid #000000"/>
    </style:style>
    <style:style style:name="Tabla9.T2" style:family="table-cell">
      <style:table-cell-properties fo:padding="0.176cm" fo:border="0.5pt solid #000000"/>
    </style:style>
    <style:style style:name="Tabla9.U2" style:family="table-cell">
      <style:table-cell-properties fo:padding="0.176cm" fo:border="0.5pt solid #000000"/>
    </style:style>
    <style:style style:name="Tabla9.V2" style:family="table-cell">
      <style:table-cell-properties fo:padding="0.176cm" fo:border="0.5pt solid #000000"/>
    </style:style>
    <style:style style:name="Tabla9.W2" style:family="table-cell">
      <style:table-cell-properties fo:padding="0.176cm" fo:border="0.5pt solid #000000"/>
    </style:style>
    <style:style style:name="Tabla9.X2" style:family="table-cell">
      <style:table-cell-properties fo:padding="0.176cm" fo:border="0.5pt solid #000000"/>
    </style:style>
    <style:style style:name="Tabla9.Y2" style:family="table-cell">
      <style:table-cell-properties fo:padding="0.176cm" fo:border="0.5pt solid #000000"/>
    </style:style>
    <style:style style:name="Tabla9.3" style:family="table-row">
      <style:table-row-properties style:min-row-height="0.882cm" fo:keep-together="auto"/>
    </style:style>
    <style:style style:name="Tabla9.B3" style:family="table-cell">
      <style:table-cell-properties fo:padding="0.176cm" fo:border="0.5pt solid #000000"/>
    </style:style>
    <style:style style:name="Tabla9.C3" style:family="table-cell">
      <style:table-cell-properties fo:padding="0.176cm" fo:border="0.5pt solid #000000"/>
    </style:style>
    <style:style style:name="Tabla9.D3" style:family="table-cell">
      <style:table-cell-properties fo:padding="0.176cm" fo:border="0.5pt solid #000000"/>
    </style:style>
    <style:style style:name="Tabla9.E3" style:family="table-cell">
      <style:table-cell-properties fo:padding="0.176cm" fo:border="0.5pt solid #000000"/>
    </style:style>
    <style:style style:name="Tabla9.F3" style:family="table-cell">
      <style:table-cell-properties fo:padding="0.176cm" fo:border="0.5pt solid #000000"/>
    </style:style>
    <style:style style:name="Tabla9.G3" style:family="table-cell">
      <style:table-cell-properties fo:padding="0.176cm" fo:border="0.5pt solid #000000"/>
    </style:style>
    <style:style style:name="Tabla9.H3" style:family="table-cell">
      <style:table-cell-properties fo:padding="0.176cm" fo:border="0.5pt solid #000000"/>
    </style:style>
    <style:style style:name="Tabla9.I3" style:family="table-cell">
      <style:table-cell-properties fo:padding="0.176cm" fo:border="0.5pt solid #000000"/>
    </style:style>
    <style:style style:name="Tabla9.J3" style:family="table-cell">
      <style:table-cell-properties fo:padding="0.176cm" fo:border="0.5pt solid #000000"/>
    </style:style>
    <style:style style:name="Tabla9.K3" style:family="table-cell">
      <style:table-cell-properties fo:padding="0.176cm" fo:border="0.5pt solid #000000"/>
    </style:style>
    <style:style style:name="Tabla9.L3" style:family="table-cell">
      <style:table-cell-properties fo:padding="0.176cm" fo:border="0.5pt solid #000000"/>
    </style:style>
    <style:style style:name="Tabla9.M3" style:family="table-cell">
      <style:table-cell-properties fo:padding="0.176cm" fo:border="0.5pt solid #000000"/>
    </style:style>
    <style:style style:name="Tabla9.N3" style:family="table-cell">
      <style:table-cell-properties fo:padding="0.176cm" fo:border="0.5pt solid #000000"/>
    </style:style>
    <style:style style:name="Tabla9.O3" style:family="table-cell">
      <style:table-cell-properties fo:padding="0.176cm" fo:border="0.5pt solid #000000"/>
    </style:style>
    <style:style style:name="Tabla9.P3" style:family="table-cell">
      <style:table-cell-properties fo:padding="0.176cm" fo:border="0.5pt solid #000000"/>
    </style:style>
    <style:style style:name="Tabla9.Q3" style:family="table-cell">
      <style:table-cell-properties fo:padding="0.176cm" fo:border="0.5pt solid #000000"/>
    </style:style>
    <style:style style:name="Tabla9.R3" style:family="table-cell">
      <style:table-cell-properties fo:padding="0.176cm" fo:border="0.5pt solid #000000"/>
    </style:style>
    <style:style style:name="Tabla9.S3" style:family="table-cell">
      <style:table-cell-properties fo:padding="0.176cm" fo:border="0.5pt solid #000000"/>
    </style:style>
    <style:style style:name="Tabla9.T3" style:family="table-cell">
      <style:table-cell-properties fo:padding="0.176cm" fo:border="0.5pt solid #000000"/>
    </style:style>
    <style:style style:name="Tabla9.U3" style:family="table-cell">
      <style:table-cell-properties fo:padding="0.176cm" fo:border="0.5pt solid #000000"/>
    </style:style>
    <style:style style:name="Tabla9.V3" style:family="table-cell">
      <style:table-cell-properties fo:padding="0.176cm" fo:border="0.5pt solid #000000"/>
    </style:style>
    <style:style style:name="Tabla9.W3" style:family="table-cell">
      <style:table-cell-properties fo:padding="0.176cm" fo:border="0.5pt solid #000000"/>
    </style:style>
    <style:style style:name="Tabla9.X3" style:family="table-cell">
      <style:table-cell-properties fo:padding="0.176cm" fo:border="0.5pt solid #000000"/>
    </style:style>
    <style:style style:name="Tabla9.Y3" style:family="table-cell">
      <style:table-cell-properties fo:padding="0.176cm" fo:border="0.5pt solid #000000"/>
    </style:style>
    <style:style style:name="Tabla9.B4" style:family="table-cell">
      <style:table-cell-properties fo:padding="0.176cm" fo:border="0.5pt solid #000000"/>
    </style:style>
    <style:style style:name="Tabla9.C4" style:family="table-cell">
      <style:table-cell-properties fo:padding="0.176cm" fo:border="0.5pt solid #000000"/>
    </style:style>
    <style:style style:name="Tabla9.D4" style:family="table-cell">
      <style:table-cell-properties fo:padding="0.176cm" fo:border="0.5pt solid #000000"/>
    </style:style>
    <style:style style:name="Tabla9.E4" style:family="table-cell">
      <style:table-cell-properties fo:padding="0.176cm" fo:border="0.5pt solid #000000"/>
    </style:style>
    <style:style style:name="Tabla9.F4" style:family="table-cell">
      <style:table-cell-properties fo:padding="0.176cm" fo:border="0.5pt solid #000000"/>
    </style:style>
    <style:style style:name="Tabla9.G4" style:family="table-cell">
      <style:table-cell-properties fo:padding="0.176cm" fo:border="0.5pt solid #000000"/>
    </style:style>
    <style:style style:name="Tabla9.H4" style:family="table-cell">
      <style:table-cell-properties fo:padding="0.176cm" fo:border="0.5pt solid #000000"/>
    </style:style>
    <style:style style:name="Tabla9.I4" style:family="table-cell">
      <style:table-cell-properties fo:padding="0.176cm" fo:border="0.5pt solid #000000"/>
    </style:style>
    <style:style style:name="Tabla9.J4" style:family="table-cell">
      <style:table-cell-properties fo:padding="0.176cm" fo:border="0.5pt solid #000000"/>
    </style:style>
    <style:style style:name="Tabla9.K4" style:family="table-cell">
      <style:table-cell-properties fo:padding="0.176cm" fo:border="0.5pt solid #000000"/>
    </style:style>
    <style:style style:name="Tabla9.L4" style:family="table-cell">
      <style:table-cell-properties fo:padding="0.176cm" fo:border="0.5pt solid #000000"/>
    </style:style>
    <style:style style:name="Tabla9.M4" style:family="table-cell">
      <style:table-cell-properties fo:padding="0.176cm" fo:border="0.5pt solid #000000"/>
    </style:style>
    <style:style style:name="Tabla9.N4" style:family="table-cell">
      <style:table-cell-properties fo:padding="0.176cm" fo:border="0.5pt solid #000000"/>
    </style:style>
    <style:style style:name="Tabla9.O4" style:family="table-cell">
      <style:table-cell-properties fo:padding="0.176cm" fo:border="0.5pt solid #000000"/>
    </style:style>
    <style:style style:name="Tabla9.P4" style:family="table-cell">
      <style:table-cell-properties fo:padding="0.176cm" fo:border="0.5pt solid #000000"/>
    </style:style>
    <style:style style:name="Tabla9.Q4" style:family="table-cell">
      <style:table-cell-properties fo:padding="0.176cm" fo:border="0.5pt solid #000000"/>
    </style:style>
    <style:style style:name="Tabla9.R4" style:family="table-cell">
      <style:table-cell-properties fo:padding="0.176cm" fo:border="0.5pt solid #000000"/>
    </style:style>
    <style:style style:name="Tabla9.S4" style:family="table-cell">
      <style:table-cell-properties fo:padding="0.176cm" fo:border="0.5pt solid #000000"/>
    </style:style>
    <style:style style:name="Tabla9.T4" style:family="table-cell">
      <style:table-cell-properties fo:padding="0.176cm" fo:border="0.5pt solid #000000"/>
    </style:style>
    <style:style style:name="Tabla9.U4" style:family="table-cell">
      <style:table-cell-properties fo:padding="0.176cm" fo:border="0.5pt solid #000000"/>
    </style:style>
    <style:style style:name="Tabla9.V4" style:family="table-cell">
      <style:table-cell-properties fo:padding="0.176cm" fo:border="0.5pt solid #000000"/>
    </style:style>
    <style:style style:name="Tabla9.W4" style:family="table-cell">
      <style:table-cell-properties fo:padding="0.176cm" fo:border="0.5pt solid #000000"/>
    </style:style>
    <style:style style:name="Tabla9.X4" style:family="table-cell">
      <style:table-cell-properties fo:padding="0.176cm" fo:border="0.5pt solid #000000"/>
    </style:style>
    <style:style style:name="Tabla9.Y4" style:family="table-cell">
      <style:table-cell-properties fo:padding="0.176cm" fo:border="0.5pt solid #000000"/>
    </style:style>
    <style:style style:name="Tabla9.B5" style:family="table-cell">
      <style:table-cell-properties fo:padding="0.176cm" fo:border="0.5pt solid #000000"/>
    </style:style>
    <style:style style:name="Tabla9.C5" style:family="table-cell">
      <style:table-cell-properties fo:padding="0.176cm" fo:border="0.5pt solid #000000"/>
    </style:style>
    <style:style style:name="Tabla9.D5" style:family="table-cell">
      <style:table-cell-properties fo:padding="0.176cm" fo:border="0.5pt solid #000000"/>
    </style:style>
    <style:style style:name="Tabla9.E5" style:family="table-cell">
      <style:table-cell-properties fo:padding="0.176cm" fo:border="0.5pt solid #000000"/>
    </style:style>
    <style:style style:name="Tabla9.F5" style:family="table-cell">
      <style:table-cell-properties fo:padding="0.176cm" fo:border="0.5pt solid #000000"/>
    </style:style>
    <style:style style:name="Tabla9.G5" style:family="table-cell">
      <style:table-cell-properties fo:padding="0.176cm" fo:border="0.5pt solid #000000"/>
    </style:style>
    <style:style style:name="Tabla9.H5" style:family="table-cell">
      <style:table-cell-properties fo:padding="0.176cm" fo:border="0.5pt solid #000000"/>
    </style:style>
    <style:style style:name="Tabla9.I5" style:family="table-cell">
      <style:table-cell-properties fo:padding="0.176cm" fo:border="0.5pt solid #000000"/>
    </style:style>
    <style:style style:name="Tabla9.J5" style:family="table-cell">
      <style:table-cell-properties fo:padding="0.176cm" fo:border="0.5pt solid #000000"/>
    </style:style>
    <style:style style:name="Tabla9.K5" style:family="table-cell">
      <style:table-cell-properties fo:padding="0.176cm" fo:border="0.5pt solid #000000"/>
    </style:style>
    <style:style style:name="Tabla9.L5" style:family="table-cell">
      <style:table-cell-properties fo:padding="0.176cm" fo:border="0.5pt solid #000000"/>
    </style:style>
    <style:style style:name="Tabla9.M5" style:family="table-cell">
      <style:table-cell-properties fo:padding="0.176cm" fo:border="0.5pt solid #000000"/>
    </style:style>
    <style:style style:name="Tabla9.N5" style:family="table-cell">
      <style:table-cell-properties fo:padding="0.176cm" fo:border="0.5pt solid #000000"/>
    </style:style>
    <style:style style:name="Tabla9.O5" style:family="table-cell">
      <style:table-cell-properties fo:padding="0.176cm" fo:border="0.5pt solid #000000"/>
    </style:style>
    <style:style style:name="Tabla9.P5" style:family="table-cell">
      <style:table-cell-properties fo:padding="0.176cm" fo:border="0.5pt solid #000000"/>
    </style:style>
    <style:style style:name="Tabla9.Q5" style:family="table-cell">
      <style:table-cell-properties fo:padding="0.176cm" fo:border="0.5pt solid #000000"/>
    </style:style>
    <style:style style:name="Tabla9.R5" style:family="table-cell">
      <style:table-cell-properties fo:padding="0.176cm" fo:border="0.5pt solid #000000"/>
    </style:style>
    <style:style style:name="Tabla9.S5" style:family="table-cell">
      <style:table-cell-properties fo:padding="0.176cm" fo:border="0.5pt solid #000000"/>
    </style:style>
    <style:style style:name="Tabla9.T5" style:family="table-cell">
      <style:table-cell-properties fo:padding="0.176cm" fo:border="0.5pt solid #000000"/>
    </style:style>
    <style:style style:name="Tabla9.U5" style:family="table-cell">
      <style:table-cell-properties fo:padding="0.176cm" fo:border="0.5pt solid #000000"/>
    </style:style>
    <style:style style:name="Tabla9.V5" style:family="table-cell">
      <style:table-cell-properties fo:padding="0.176cm" fo:border="0.5pt solid #000000"/>
    </style:style>
    <style:style style:name="Tabla9.W5" style:family="table-cell">
      <style:table-cell-properties fo:padding="0.176cm" fo:border="0.5pt solid #000000"/>
    </style:style>
    <style:style style:name="Tabla9.X5" style:family="table-cell">
      <style:table-cell-properties fo:padding="0.176cm" fo:border="0.5pt solid #000000"/>
    </style:style>
    <style:style style:name="Tabla9.Y5" style:family="table-cell">
      <style:table-cell-properties fo:padding="0.176cm" fo:border="0.5pt solid #000000"/>
    </style:style>
    <style:style style:name="Tabla9.6" style:family="table-row">
      <style:table-row-properties fo:keep-together="auto"/>
    </style:style>
    <style:style style:name="Tabla9.B6" style:family="table-cell">
      <style:table-cell-properties fo:padding="0.176cm" fo:border="0.5pt solid #000000"/>
    </style:style>
    <style:style style:name="Tabla9.C6" style:family="table-cell">
      <style:table-cell-properties fo:padding="0.176cm" fo:border="0.5pt solid #000000"/>
    </style:style>
    <style:style style:name="Tabla9.D6" style:family="table-cell">
      <style:table-cell-properties fo:padding="0.176cm" fo:border="0.5pt solid #000000"/>
    </style:style>
    <style:style style:name="Tabla9.E6" style:family="table-cell">
      <style:table-cell-properties fo:padding="0.176cm" fo:border="0.5pt solid #000000"/>
    </style:style>
    <style:style style:name="Tabla9.F6" style:family="table-cell">
      <style:table-cell-properties fo:padding="0.176cm" fo:border="0.5pt solid #000000"/>
    </style:style>
    <style:style style:name="Tabla9.G6" style:family="table-cell">
      <style:table-cell-properties fo:padding="0.176cm" fo:border="0.5pt solid #000000"/>
    </style:style>
    <style:style style:name="Tabla9.H6" style:family="table-cell">
      <style:table-cell-properties fo:padding="0.176cm" fo:border="0.5pt solid #000000"/>
    </style:style>
    <style:style style:name="Tabla9.I6" style:family="table-cell">
      <style:table-cell-properties fo:padding="0.176cm" fo:border="0.5pt solid #000000"/>
    </style:style>
    <style:style style:name="Tabla9.J6" style:family="table-cell">
      <style:table-cell-properties fo:padding="0.176cm" fo:border="0.5pt solid #000000"/>
    </style:style>
    <style:style style:name="Tabla9.K6" style:family="table-cell">
      <style:table-cell-properties fo:padding="0.176cm" fo:border="0.5pt solid #000000"/>
    </style:style>
    <style:style style:name="Tabla9.L6" style:family="table-cell">
      <style:table-cell-properties fo:padding="0.176cm" fo:border="0.5pt solid #000000"/>
    </style:style>
    <style:style style:name="Tabla9.M6" style:family="table-cell">
      <style:table-cell-properties fo:padding="0.176cm" fo:border="0.5pt solid #000000"/>
    </style:style>
    <style:style style:name="Tabla9.N6" style:family="table-cell">
      <style:table-cell-properties fo:padding="0.176cm" fo:border="0.5pt solid #000000"/>
    </style:style>
    <style:style style:name="Tabla9.O6" style:family="table-cell">
      <style:table-cell-properties fo:padding="0.176cm" fo:border="0.5pt solid #000000"/>
    </style:style>
    <style:style style:name="Tabla9.P6" style:family="table-cell">
      <style:table-cell-properties fo:padding="0.176cm" fo:border="0.5pt solid #000000"/>
    </style:style>
    <style:style style:name="Tabla9.Q6" style:family="table-cell">
      <style:table-cell-properties fo:padding="0.176cm" fo:border="0.5pt solid #000000"/>
    </style:style>
    <style:style style:name="Tabla9.R6" style:family="table-cell">
      <style:table-cell-properties fo:padding="0.176cm" fo:border="0.5pt solid #000000"/>
    </style:style>
    <style:style style:name="Tabla9.S6" style:family="table-cell">
      <style:table-cell-properties fo:padding="0.176cm" fo:border="0.5pt solid #000000"/>
    </style:style>
    <style:style style:name="Tabla9.T6" style:family="table-cell">
      <style:table-cell-properties fo:padding="0.176cm" fo:border="0.5pt solid #000000"/>
    </style:style>
    <style:style style:name="Tabla9.U6" style:family="table-cell">
      <style:table-cell-properties fo:padding="0.176cm" fo:border="0.5pt solid #000000"/>
    </style:style>
    <style:style style:name="Tabla9.V6" style:family="table-cell">
      <style:table-cell-properties fo:padding="0.176cm" fo:border="0.5pt solid #000000"/>
    </style:style>
    <style:style style:name="Tabla9.W6" style:family="table-cell">
      <style:table-cell-properties fo:padding="0.176cm" fo:border="0.5pt solid #000000"/>
    </style:style>
    <style:style style:name="Tabla9.X6" style:family="table-cell">
      <style:table-cell-properties fo:padding="0.176cm" fo:border="0.5pt solid #000000"/>
    </style:style>
    <style:style style:name="Tabla9.Y6" style:family="table-cell">
      <style:table-cell-properties fo:padding="0.176cm" fo:border="0.5pt solid #000000"/>
    </style:style>
    <style:style style:name="Tabla10" style:family="table">
      <style:table-properties style:width="8.731cm" table:align="left" style:may-break-between-rows="true" table:border-model="collapsing"/>
    </style:style>
    <style:style style:name="Tabla10.A" style:family="table-column">
      <style:table-column-properties style:column-width="1.909cm"/>
    </style:style>
    <style:style style:name="Tabla10.B" style:family="table-column">
      <style:table-column-properties style:column-width="2.06cm"/>
    </style:style>
    <style:style style:name="Tabla10.C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10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11" style:family="table">
      <style:table-properties style:width="23.393cm" fo:margin-left="0.009cm" fo:margin-top="0cm" fo:margin-bottom="0cm" table:align="left" style:writing-mode="lr-tb"/>
    </style:style>
    <style:style style:name="Tabla11.A" style:family="table-column">
      <style:table-column-properties style:column-width="1.109cm"/>
    </style:style>
    <style:style style:name="Tabla11.B" style:family="table-column">
      <style:table-column-properties style:column-width="1.312cm"/>
    </style:style>
    <style:style style:name="Tabla11.C" style:family="table-column">
      <style:table-column-properties style:column-width="0.852cm"/>
    </style:style>
    <style:style style:name="Tabla11.K" style:family="table-column">
      <style:table-column-properties style:column-width="0.944cm"/>
    </style:style>
    <style:style style:name="Tabla11.1" style:family="table-row">
      <style:table-row-properties style:min-row-height="0.935cm" fo:keep-together="auto"/>
    </style:style>
    <style:style style:name="Tabla11.A1" style:family="table-cell">
      <style:table-cell-properties fo:background-color="#4bacc6" fo:padding="0.176cm" fo:border="0.5pt solid #000000">
        <style:background-image/>
      </style:table-cell-properties>
    </style:style>
    <style:style style:name="Tabla11.2" style:family="table-row">
      <style:table-row-properties style:min-row-height="0.621cm" fo:keep-together="auto"/>
    </style:style>
    <style:style style:name="Tabla11.B2" style:family="table-cell">
      <style:table-cell-properties fo:padding="0.176cm" fo:border="0.5pt solid #000000"/>
    </style:style>
    <style:style style:name="Tabla11.C2" style:family="table-cell">
      <style:table-cell-properties fo:padding="0.176cm" fo:border="0.5pt solid #000000"/>
    </style:style>
    <style:style style:name="Tabla11.D2" style:family="table-cell">
      <style:table-cell-properties fo:padding="0.176cm" fo:border="0.5pt solid #000000"/>
    </style:style>
    <style:style style:name="Tabla11.E2" style:family="table-cell">
      <style:table-cell-properties fo:padding="0.176cm" fo:border="0.5pt solid #000000"/>
    </style:style>
    <style:style style:name="Tabla11.F2" style:family="table-cell">
      <style:table-cell-properties fo:padding="0.176cm" fo:border="0.5pt solid #000000"/>
    </style:style>
    <style:style style:name="Tabla11.G2" style:family="table-cell">
      <style:table-cell-properties fo:padding="0.176cm" fo:border="0.5pt solid #000000"/>
    </style:style>
    <style:style style:name="Tabla11.H2" style:family="table-cell">
      <style:table-cell-properties fo:padding="0.176cm" fo:border="0.5pt solid #000000"/>
    </style:style>
    <style:style style:name="Tabla11.I2" style:family="table-cell">
      <style:table-cell-properties fo:padding="0.176cm" fo:border="0.5pt solid #000000"/>
    </style:style>
    <style:style style:name="Tabla11.J2" style:family="table-cell">
      <style:table-cell-properties fo:padding="0.176cm" fo:border="0.5pt solid #000000"/>
    </style:style>
    <style:style style:name="Tabla11.K2" style:family="table-cell">
      <style:table-cell-properties fo:padding="0.176cm" fo:border="0.5pt solid #000000"/>
    </style:style>
    <style:style style:name="Tabla11.L2" style:family="table-cell">
      <style:table-cell-properties fo:padding="0.176cm" fo:border="0.5pt solid #000000"/>
    </style:style>
    <style:style style:name="Tabla11.M2" style:family="table-cell">
      <style:table-cell-properties fo:padding="0.176cm" fo:border="0.5pt solid #000000"/>
    </style:style>
    <style:style style:name="Tabla11.N2" style:family="table-cell">
      <style:table-cell-properties fo:padding="0.176cm" fo:border="0.5pt solid #000000"/>
    </style:style>
    <style:style style:name="Tabla11.O2" style:family="table-cell">
      <style:table-cell-properties fo:padding="0.176cm" fo:border="0.5pt solid #000000"/>
    </style:style>
    <style:style style:name="Tabla11.P2" style:family="table-cell">
      <style:table-cell-properties fo:padding="0.176cm" fo:border="0.5pt solid #000000"/>
    </style:style>
    <style:style style:name="Tabla11.Q2" style:family="table-cell">
      <style:table-cell-properties fo:padding="0.176cm" fo:border="0.5pt solid #000000"/>
    </style:style>
    <style:style style:name="Tabla11.R2" style:family="table-cell">
      <style:table-cell-properties fo:padding="0.176cm" fo:border="0.5pt solid #000000"/>
    </style:style>
    <style:style style:name="Tabla11.S2" style:family="table-cell">
      <style:table-cell-properties fo:padding="0.176cm" fo:border="0.5pt solid #000000"/>
    </style:style>
    <style:style style:name="Tabla11.T2" style:family="table-cell">
      <style:table-cell-properties fo:padding="0.176cm" fo:border="0.5pt solid #000000"/>
    </style:style>
    <style:style style:name="Tabla11.U2" style:family="table-cell">
      <style:table-cell-properties fo:padding="0.176cm" fo:border="0.5pt solid #000000"/>
    </style:style>
    <style:style style:name="Tabla11.V2" style:family="table-cell">
      <style:table-cell-properties fo:padding="0.176cm" fo:border="0.5pt solid #000000"/>
    </style:style>
    <style:style style:name="Tabla11.W2" style:family="table-cell">
      <style:table-cell-properties fo:padding="0.176cm" fo:border="0.5pt solid #000000"/>
    </style:style>
    <style:style style:name="Tabla11.X2" style:family="table-cell">
      <style:table-cell-properties fo:padding="0.176cm" fo:border="0.5pt solid #000000"/>
    </style:style>
    <style:style style:name="Tabla11.Y2" style:family="table-cell">
      <style:table-cell-properties fo:padding="0.176cm" fo:border="0.5pt solid #000000"/>
    </style:style>
    <style:style style:name="Tabla11.3" style:family="table-row">
      <style:table-row-properties style:min-row-height="0.882cm" fo:keep-together="auto"/>
    </style:style>
    <style:style style:name="Tabla11.B3" style:family="table-cell">
      <style:table-cell-properties fo:padding="0.176cm" fo:border="0.5pt solid #000000"/>
    </style:style>
    <style:style style:name="Tabla11.C3" style:family="table-cell">
      <style:table-cell-properties fo:padding="0.176cm" fo:border="0.5pt solid #000000"/>
    </style:style>
    <style:style style:name="Tabla11.D3" style:family="table-cell">
      <style:table-cell-properties fo:padding="0.176cm" fo:border="0.5pt solid #000000"/>
    </style:style>
    <style:style style:name="Tabla11.E3" style:family="table-cell">
      <style:table-cell-properties fo:padding="0.176cm" fo:border="0.5pt solid #000000"/>
    </style:style>
    <style:style style:name="Tabla11.F3" style:family="table-cell">
      <style:table-cell-properties fo:padding="0.176cm" fo:border="0.5pt solid #000000"/>
    </style:style>
    <style:style style:name="Tabla11.G3" style:family="table-cell">
      <style:table-cell-properties fo:padding="0.176cm" fo:border="0.5pt solid #000000"/>
    </style:style>
    <style:style style:name="Tabla11.H3" style:family="table-cell">
      <style:table-cell-properties fo:padding="0.176cm" fo:border="0.5pt solid #000000"/>
    </style:style>
    <style:style style:name="Tabla11.I3" style:family="table-cell">
      <style:table-cell-properties fo:padding="0.176cm" fo:border="0.5pt solid #000000"/>
    </style:style>
    <style:style style:name="Tabla11.J3" style:family="table-cell">
      <style:table-cell-properties fo:padding="0.176cm" fo:border="0.5pt solid #000000"/>
    </style:style>
    <style:style style:name="Tabla11.K3" style:family="table-cell">
      <style:table-cell-properties fo:padding="0.176cm" fo:border="0.5pt solid #000000"/>
    </style:style>
    <style:style style:name="Tabla11.L3" style:family="table-cell">
      <style:table-cell-properties fo:padding="0.176cm" fo:border="0.5pt solid #000000"/>
    </style:style>
    <style:style style:name="Tabla11.M3" style:family="table-cell">
      <style:table-cell-properties fo:padding="0.176cm" fo:border="0.5pt solid #000000"/>
    </style:style>
    <style:style style:name="Tabla11.N3" style:family="table-cell">
      <style:table-cell-properties fo:padding="0.176cm" fo:border="0.5pt solid #000000"/>
    </style:style>
    <style:style style:name="Tabla11.O3" style:family="table-cell">
      <style:table-cell-properties fo:padding="0.176cm" fo:border="0.5pt solid #000000"/>
    </style:style>
    <style:style style:name="Tabla11.P3" style:family="table-cell">
      <style:table-cell-properties fo:padding="0.176cm" fo:border="0.5pt solid #000000"/>
    </style:style>
    <style:style style:name="Tabla11.Q3" style:family="table-cell">
      <style:table-cell-properties fo:padding="0.176cm" fo:border="0.5pt solid #000000"/>
    </style:style>
    <style:style style:name="Tabla11.R3" style:family="table-cell">
      <style:table-cell-properties fo:padding="0.176cm" fo:border="0.5pt solid #000000"/>
    </style:style>
    <style:style style:name="Tabla11.S3" style:family="table-cell">
      <style:table-cell-properties fo:padding="0.176cm" fo:border="0.5pt solid #000000"/>
    </style:style>
    <style:style style:name="Tabla11.T3" style:family="table-cell">
      <style:table-cell-properties fo:padding="0.176cm" fo:border="0.5pt solid #000000"/>
    </style:style>
    <style:style style:name="Tabla11.U3" style:family="table-cell">
      <style:table-cell-properties fo:padding="0.176cm" fo:border="0.5pt solid #000000"/>
    </style:style>
    <style:style style:name="Tabla11.V3" style:family="table-cell">
      <style:table-cell-properties fo:padding="0.176cm" fo:border="0.5pt solid #000000"/>
    </style:style>
    <style:style style:name="Tabla11.W3" style:family="table-cell">
      <style:table-cell-properties fo:padding="0.176cm" fo:border="0.5pt solid #000000"/>
    </style:style>
    <style:style style:name="Tabla11.X3" style:family="table-cell">
      <style:table-cell-properties fo:padding="0.176cm" fo:border="0.5pt solid #000000"/>
    </style:style>
    <style:style style:name="Tabla11.Y3" style:family="table-cell">
      <style:table-cell-properties fo:padding="0.176cm" fo:border="0.5pt solid #000000"/>
    </style:style>
    <style:style style:name="Tabla11.B4" style:family="table-cell">
      <style:table-cell-properties fo:padding="0.176cm" fo:border="0.5pt solid #000000"/>
    </style:style>
    <style:style style:name="Tabla11.C4" style:family="table-cell">
      <style:table-cell-properties fo:padding="0.176cm" fo:border="0.5pt solid #000000"/>
    </style:style>
    <style:style style:name="Tabla11.D4" style:family="table-cell">
      <style:table-cell-properties fo:padding="0.176cm" fo:border="0.5pt solid #000000"/>
    </style:style>
    <style:style style:name="Tabla11.E4" style:family="table-cell">
      <style:table-cell-properties fo:padding="0.176cm" fo:border="0.5pt solid #000000"/>
    </style:style>
    <style:style style:name="Tabla11.F4" style:family="table-cell">
      <style:table-cell-properties fo:padding="0.176cm" fo:border="0.5pt solid #000000"/>
    </style:style>
    <style:style style:name="Tabla11.G4" style:family="table-cell">
      <style:table-cell-properties fo:padding="0.176cm" fo:border="0.5pt solid #000000"/>
    </style:style>
    <style:style style:name="Tabla11.H4" style:family="table-cell">
      <style:table-cell-properties fo:padding="0.176cm" fo:border="0.5pt solid #000000"/>
    </style:style>
    <style:style style:name="Tabla11.I4" style:family="table-cell">
      <style:table-cell-properties fo:padding="0.176cm" fo:border="0.5pt solid #000000"/>
    </style:style>
    <style:style style:name="Tabla11.J4" style:family="table-cell">
      <style:table-cell-properties fo:padding="0.176cm" fo:border="0.5pt solid #000000"/>
    </style:style>
    <style:style style:name="Tabla11.K4" style:family="table-cell">
      <style:table-cell-properties fo:padding="0.176cm" fo:border="0.5pt solid #000000"/>
    </style:style>
    <style:style style:name="Tabla11.L4" style:family="table-cell">
      <style:table-cell-properties fo:padding="0.176cm" fo:border="0.5pt solid #000000"/>
    </style:style>
    <style:style style:name="Tabla11.M4" style:family="table-cell">
      <style:table-cell-properties fo:padding="0.176cm" fo:border="0.5pt solid #000000"/>
    </style:style>
    <style:style style:name="Tabla11.N4" style:family="table-cell">
      <style:table-cell-properties fo:padding="0.176cm" fo:border="0.5pt solid #000000"/>
    </style:style>
    <style:style style:name="Tabla11.O4" style:family="table-cell">
      <style:table-cell-properties fo:padding="0.176cm" fo:border="0.5pt solid #000000"/>
    </style:style>
    <style:style style:name="Tabla11.P4" style:family="table-cell">
      <style:table-cell-properties fo:padding="0.176cm" fo:border="0.5pt solid #000000"/>
    </style:style>
    <style:style style:name="Tabla11.Q4" style:family="table-cell">
      <style:table-cell-properties fo:padding="0.176cm" fo:border="0.5pt solid #000000"/>
    </style:style>
    <style:style style:name="Tabla11.R4" style:family="table-cell">
      <style:table-cell-properties fo:padding="0.176cm" fo:border="0.5pt solid #000000"/>
    </style:style>
    <style:style style:name="Tabla11.S4" style:family="table-cell">
      <style:table-cell-properties fo:padding="0.176cm" fo:border="0.5pt solid #000000"/>
    </style:style>
    <style:style style:name="Tabla11.T4" style:family="table-cell">
      <style:table-cell-properties fo:padding="0.176cm" fo:border="0.5pt solid #000000"/>
    </style:style>
    <style:style style:name="Tabla11.U4" style:family="table-cell">
      <style:table-cell-properties fo:padding="0.176cm" fo:border="0.5pt solid #000000"/>
    </style:style>
    <style:style style:name="Tabla11.V4" style:family="table-cell">
      <style:table-cell-properties fo:padding="0.176cm" fo:border="0.5pt solid #000000"/>
    </style:style>
    <style:style style:name="Tabla11.W4" style:family="table-cell">
      <style:table-cell-properties fo:padding="0.176cm" fo:border="0.5pt solid #000000"/>
    </style:style>
    <style:style style:name="Tabla11.X4" style:family="table-cell">
      <style:table-cell-properties fo:padding="0.176cm" fo:border="0.5pt solid #000000"/>
    </style:style>
    <style:style style:name="Tabla11.Y4" style:family="table-cell">
      <style:table-cell-properties fo:padding="0.176cm" fo:border="0.5pt solid #000000"/>
    </style:style>
    <style:style style:name="Tabla11.B5" style:family="table-cell">
      <style:table-cell-properties fo:padding="0.176cm" fo:border="0.5pt solid #000000"/>
    </style:style>
    <style:style style:name="Tabla11.C5" style:family="table-cell">
      <style:table-cell-properties fo:padding="0.176cm" fo:border="0.5pt solid #000000"/>
    </style:style>
    <style:style style:name="Tabla11.D5" style:family="table-cell">
      <style:table-cell-properties fo:padding="0.176cm" fo:border="0.5pt solid #000000"/>
    </style:style>
    <style:style style:name="Tabla11.E5" style:family="table-cell">
      <style:table-cell-properties fo:padding="0.176cm" fo:border="0.5pt solid #000000"/>
    </style:style>
    <style:style style:name="Tabla11.F5" style:family="table-cell">
      <style:table-cell-properties fo:padding="0.176cm" fo:border="0.5pt solid #000000"/>
    </style:style>
    <style:style style:name="Tabla11.G5" style:family="table-cell">
      <style:table-cell-properties fo:padding="0.176cm" fo:border="0.5pt solid #000000"/>
    </style:style>
    <style:style style:name="Tabla11.H5" style:family="table-cell">
      <style:table-cell-properties fo:padding="0.176cm" fo:border="0.5pt solid #000000"/>
    </style:style>
    <style:style style:name="Tabla11.I5" style:family="table-cell">
      <style:table-cell-properties fo:padding="0.176cm" fo:border="0.5pt solid #000000"/>
    </style:style>
    <style:style style:name="Tabla11.J5" style:family="table-cell">
      <style:table-cell-properties fo:padding="0.176cm" fo:border="0.5pt solid #000000"/>
    </style:style>
    <style:style style:name="Tabla11.K5" style:family="table-cell">
      <style:table-cell-properties fo:padding="0.176cm" fo:border="0.5pt solid #000000"/>
    </style:style>
    <style:style style:name="Tabla11.L5" style:family="table-cell">
      <style:table-cell-properties fo:padding="0.176cm" fo:border="0.5pt solid #000000"/>
    </style:style>
    <style:style style:name="Tabla11.M5" style:family="table-cell">
      <style:table-cell-properties fo:padding="0.176cm" fo:border="0.5pt solid #000000"/>
    </style:style>
    <style:style style:name="Tabla11.N5" style:family="table-cell">
      <style:table-cell-properties fo:padding="0.176cm" fo:border="0.5pt solid #000000"/>
    </style:style>
    <style:style style:name="Tabla11.O5" style:family="table-cell">
      <style:table-cell-properties fo:padding="0.176cm" fo:border="0.5pt solid #000000"/>
    </style:style>
    <style:style style:name="Tabla11.P5" style:family="table-cell">
      <style:table-cell-properties fo:padding="0.176cm" fo:border="0.5pt solid #000000"/>
    </style:style>
    <style:style style:name="Tabla11.Q5" style:family="table-cell">
      <style:table-cell-properties fo:padding="0.176cm" fo:border="0.5pt solid #000000"/>
    </style:style>
    <style:style style:name="Tabla11.R5" style:family="table-cell">
      <style:table-cell-properties fo:padding="0.176cm" fo:border="0.5pt solid #000000"/>
    </style:style>
    <style:style style:name="Tabla11.S5" style:family="table-cell">
      <style:table-cell-properties fo:padding="0.176cm" fo:border="0.5pt solid #000000"/>
    </style:style>
    <style:style style:name="Tabla11.T5" style:family="table-cell">
      <style:table-cell-properties fo:padding="0.176cm" fo:border="0.5pt solid #000000"/>
    </style:style>
    <style:style style:name="Tabla11.U5" style:family="table-cell">
      <style:table-cell-properties fo:padding="0.176cm" fo:border="0.5pt solid #000000"/>
    </style:style>
    <style:style style:name="Tabla11.V5" style:family="table-cell">
      <style:table-cell-properties fo:padding="0.176cm" fo:border="0.5pt solid #000000"/>
    </style:style>
    <style:style style:name="Tabla11.W5" style:family="table-cell">
      <style:table-cell-properties fo:padding="0.176cm" fo:border="0.5pt solid #000000"/>
    </style:style>
    <style:style style:name="Tabla11.X5" style:family="table-cell">
      <style:table-cell-properties fo:padding="0.176cm" fo:border="0.5pt solid #000000"/>
    </style:style>
    <style:style style:name="Tabla11.Y5" style:family="table-cell">
      <style:table-cell-properties fo:padding="0.176cm" fo:border="0.5pt solid #000000"/>
    </style:style>
    <style:style style:name="Tabla11.6" style:family="table-row">
      <style:table-row-properties fo:keep-together="auto"/>
    </style:style>
    <style:style style:name="Tabla11.B6" style:family="table-cell">
      <style:table-cell-properties fo:padding="0.176cm" fo:border="0.5pt solid #000000"/>
    </style:style>
    <style:style style:name="Tabla11.C6" style:family="table-cell">
      <style:table-cell-properties fo:padding="0.176cm" fo:border="0.5pt solid #000000"/>
    </style:style>
    <style:style style:name="Tabla11.D6" style:family="table-cell">
      <style:table-cell-properties fo:padding="0.176cm" fo:border="0.5pt solid #000000"/>
    </style:style>
    <style:style style:name="Tabla11.E6" style:family="table-cell">
      <style:table-cell-properties fo:padding="0.176cm" fo:border="0.5pt solid #000000"/>
    </style:style>
    <style:style style:name="Tabla11.F6" style:family="table-cell">
      <style:table-cell-properties fo:padding="0.176cm" fo:border="0.5pt solid #000000"/>
    </style:style>
    <style:style style:name="Tabla11.G6" style:family="table-cell">
      <style:table-cell-properties fo:padding="0.176cm" fo:border="0.5pt solid #000000"/>
    </style:style>
    <style:style style:name="Tabla11.H6" style:family="table-cell">
      <style:table-cell-properties fo:padding="0.176cm" fo:border="0.5pt solid #000000"/>
    </style:style>
    <style:style style:name="Tabla11.I6" style:family="table-cell">
      <style:table-cell-properties fo:padding="0.176cm" fo:border="0.5pt solid #000000"/>
    </style:style>
    <style:style style:name="Tabla11.J6" style:family="table-cell">
      <style:table-cell-properties fo:padding="0.176cm" fo:border="0.5pt solid #000000"/>
    </style:style>
    <style:style style:name="Tabla11.K6" style:family="table-cell">
      <style:table-cell-properties fo:padding="0.176cm" fo:border="0.5pt solid #000000"/>
    </style:style>
    <style:style style:name="Tabla11.L6" style:family="table-cell">
      <style:table-cell-properties fo:padding="0.176cm" fo:border="0.5pt solid #000000"/>
    </style:style>
    <style:style style:name="Tabla11.M6" style:family="table-cell">
      <style:table-cell-properties fo:padding="0.176cm" fo:border="0.5pt solid #000000"/>
    </style:style>
    <style:style style:name="Tabla11.N6" style:family="table-cell">
      <style:table-cell-properties fo:padding="0.176cm" fo:border="0.5pt solid #000000"/>
    </style:style>
    <style:style style:name="Tabla11.O6" style:family="table-cell">
      <style:table-cell-properties fo:padding="0.176cm" fo:border="0.5pt solid #000000"/>
    </style:style>
    <style:style style:name="Tabla11.P6" style:family="table-cell">
      <style:table-cell-properties fo:padding="0.176cm" fo:border="0.5pt solid #000000"/>
    </style:style>
    <style:style style:name="Tabla11.Q6" style:family="table-cell">
      <style:table-cell-properties fo:padding="0.176cm" fo:border="0.5pt solid #000000"/>
    </style:style>
    <style:style style:name="Tabla11.R6" style:family="table-cell">
      <style:table-cell-properties fo:padding="0.176cm" fo:border="0.5pt solid #000000"/>
    </style:style>
    <style:style style:name="Tabla11.S6" style:family="table-cell">
      <style:table-cell-properties fo:padding="0.176cm" fo:border="0.5pt solid #000000"/>
    </style:style>
    <style:style style:name="Tabla11.T6" style:family="table-cell">
      <style:table-cell-properties fo:padding="0.176cm" fo:border="0.5pt solid #000000"/>
    </style:style>
    <style:style style:name="Tabla11.U6" style:family="table-cell">
      <style:table-cell-properties fo:padding="0.176cm" fo:border="0.5pt solid #000000"/>
    </style:style>
    <style:style style:name="Tabla11.V6" style:family="table-cell">
      <style:table-cell-properties fo:padding="0.176cm" fo:border="0.5pt solid #000000"/>
    </style:style>
    <style:style style:name="Tabla11.W6" style:family="table-cell">
      <style:table-cell-properties fo:padding="0.176cm" fo:border="0.5pt solid #000000"/>
    </style:style>
    <style:style style:name="Tabla11.X6" style:family="table-cell">
      <style:table-cell-properties fo:padding="0.176cm" fo:border="0.5pt solid #000000"/>
    </style:style>
    <style:style style:name="Tabla11.Y6" style:family="table-cell">
      <style:table-cell-properties fo:padding="0.176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P2" style:family="paragraph" style:parent-style-name="Standard">
      <style:text-properties style:font-name="Liberation Sans1" officeooo:rsid="00151059" officeooo:paragraph-rsid="00151059"/>
    </style:style>
    <style:style style:name="P3" style:family="paragraph" style:parent-style-name="Standard">
      <style:text-properties style:font-name="Liberation Sans1" fo:font-size="26pt" fo:font-weight="bold" officeooo:rsid="00151059" officeooo:paragraph-rsid="00151059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break-before="page"/>
      <style:text-properties style:font-name="Liberation Sans1" fo:font-size="11pt" officeooo:rsid="00345038" officeooo:paragraph-rsid="00345038" style:font-size-asian="11pt" style:font-size-complex="11pt"/>
    </style:style>
    <style:style style:name="P6" style:family="paragraph" style:parent-style-name="Standard">
      <style:text-properties style:font-name="Liberation Sans1" fo:font-size="11pt" officeooo:rsid="00345038" officeooo:paragraph-rsid="00345038" style:font-size-asian="11pt" style:font-size-complex="11pt"/>
    </style:style>
    <style:style style:name="P7" style:family="paragraph" style:parent-style-name="Standard">
      <style:text-properties style:font-name="Liberation Sans1" fo:font-size="11pt" officeooo:rsid="0034b315" officeooo:paragraph-rsid="0034b315" style:font-size-asian="11pt" style:font-size-complex="11pt"/>
    </style:style>
    <style:style style:name="P8" style:family="paragraph" style:parent-style-name="Standard">
      <style:text-properties style:font-name="Liberation Sans1" fo:font-size="11pt" officeooo:rsid="0034b315" officeooo:paragraph-rsid="003852fd" style:font-size-asian="11pt" style:font-size-complex="11pt"/>
    </style:style>
    <style:style style:name="P9" style:family="paragraph" style:parent-style-name="Standard">
      <style:text-properties style:font-name="Liberation Sans1" fo:font-size="12pt" officeooo:rsid="00345038" officeooo:paragraph-rsid="003852fd" style:font-size-asian="12pt" style:font-size-complex="12pt"/>
    </style:style>
    <style:style style:name="P10" style:family="paragraph" style:parent-style-name="Standard">
      <style:text-properties style:font-name="Liberation Sans1" fo:font-size="12pt" officeooo:rsid="00345038" officeooo:paragraph-rsid="0034b315" style:font-size-asian="12pt" style:font-size-complex="12pt"/>
    </style:style>
    <style:style style:name="P11" style:family="paragraph" style:parent-style-name="Standard">
      <style:text-properties style:font-name="Liberation Sans1" fo:font-size="10pt" officeooo:rsid="00345038" officeooo:paragraph-rsid="0034b315" style:font-size-asian="10pt" style:font-size-complex="10pt"/>
    </style:style>
    <style:style style:name="P12" style:family="paragraph" style:parent-style-name="Standard">
      <style:text-properties style:font-name="Liberation Sans1" fo:font-size="10pt" officeooo:rsid="00345038" officeooo:paragraph-rsid="00367a0b" style:font-size-asian="10pt" style:font-size-complex="10pt"/>
    </style:style>
    <style:style style:name="P13" style:family="paragraph" style:parent-style-name="Standard">
      <style:text-properties style:font-name="Liberation Sans1" fo:font-size="10pt" officeooo:rsid="00345038" officeooo:paragraph-rsid="003852fd" style:font-size-asian="10pt" style:font-size-complex="10pt"/>
    </style:style>
    <style:style style:name="P14" style:family="paragraph" style:parent-style-name="Standard">
      <style:text-properties style:font-name="Liberation Sans1" fo:font-size="10pt" officeooo:rsid="0034b315" officeooo:paragraph-rsid="0034b315" style:font-size-asian="10pt" style:font-size-complex="10pt"/>
    </style:style>
    <style:style style:name="P15" style:family="paragraph" style:parent-style-name="Standard">
      <style:text-properties style:font-name="Liberation Sans1" fo:font-size="10pt" officeooo:rsid="0034b315" officeooo:paragraph-rsid="003852fd" style:font-size-asian="10pt" style:font-size-complex="10pt"/>
    </style:style>
    <style:style style:name="P16" style:family="paragraph" style:parent-style-name="Standard">
      <style:text-properties fo:color="#ff5254" loext:opacity="100%" style:font-name="Liberation Sans1" fo:font-size="12pt" fo:font-weight="bold" officeooo:rsid="00345038" officeooo:paragraph-rsid="00345038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ff5254" loext:opacity="100%" style:font-name="Liberation Sans1" fo:font-size="12pt" fo:font-weight="bold" officeooo:rsid="00345038" officeooo:paragraph-rsid="003852f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1pt" officeooo:paragraph-rsid="0034b315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3f0a31" officeooo:paragraph-rsid="003f0a31" style:font-size-asian="11pt" style:font-size-complex="11pt"/>
    </style:style>
    <style:style style:name="P20" style:family="paragraph" style:parent-style-name="Table_20_Contents">
      <loext:graphic-properties draw:fill-gradient-name="gradient" draw:fill-hatch-name="hatch"/>
      <style:paragraph-properties fo:margin-left="0cm" fo:margin-right="0.049cm" fo:text-align="end" style:justify-single-word="false" fo:text-indent="0cm" style:auto-text-indent="false"/>
      <style:text-properties fo:font-size="11pt" officeooo:rsid="003f0a31" officeooo:paragraph-rsid="003f0a31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#729fc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#e8f2a1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#ffde59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#ffa6a6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transparent" style:font-size-asian="11pt" style:font-size-complex="11pt"/>
    </style:style>
    <style:style style:name="P27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67a0b" style:font-size-asian="7pt" style:font-weight-asian="bold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a1d7f" officeooo:paragraph-rsid="003a1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c25b" officeooo:paragraph-rsid="003bc2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8a27" officeooo:paragraph-rsid="003d8a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34b315" officeooo:paragraph-rsid="003852f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b315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fd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7d1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-0.15cm" fo:margin-top="0cm" fo:margin-bottom="0cm" style:contextual-spacing="false" fo:text-align="end" style:justify-single-word="false" fo:text-indent="0cm" style:auto-text-indent="false"/>
      <style:text-properties fo:font-size="8pt" officeooo:rsid="003f0a31" officeooo:paragraph-rsid="003f0a31" style:font-size-asian="8pt" style:font-size-complex="8pt"/>
    </style:style>
    <style:style style:name="P48" style:family="paragraph" style:parent-style-name="Table_20_Contents">
      <loext:graphic-properties draw:fill-gradient-name="gradient" draw:fill-hatch-name="hatch"/>
      <style:paragraph-properties fo:margin-left="0cm" fo:margin-right="-0.15cm" fo:margin-top="0cm" fo:margin-bottom="0cm" style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49" style:family="paragraph" style:parent-style-name="Standard" style:master-page-name="First_20_Page">
      <style:paragraph-properties style:page-number="auto"/>
      <style:text-properties style:font-name="Liberation Sans1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43fcf2" officeooo:paragraph-rsid="0043f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3f0a31" officeooo:paragraph-rsid="003f0a31" fo:background-color="transparent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43fcf2" officeooo:paragraph-rsid="0043fcf2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2" fo:font-size="11pt" officeooo:rsid="003f0a31" officeooo:paragraph-rsid="003f0a31" fo:background-color="transparen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2" fo:font-size="11pt" officeooo:rsid="003f0a31" officeooo:paragraph-rsid="0043fcf2" fo:background-color="transparent" style:font-size-asian="11pt" style:font-size-complex="11pt"/>
    </style:style>
    <style:style style:name="T1" style:family="text">
      <style:text-properties officeooo:rsid="0011c43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a27" style:font-weight-asian="bold" style:font-weight-complex="bold"/>
    </style:style>
    <style:style style:name="T5" style:family="text">
      <style:text-properties fo:color="#ff5254" loext:opacity="100%" fo:font-weight="bold" style:font-weight-asian="bold" style:font-weight-complex="bold"/>
    </style:style>
    <style:style style:name="T6" style:family="text">
      <style:text-properties fo:color="#ff5254" loext:opacity="100%" fo:font-weight="bold" officeooo:rsid="0034b315" style:font-weight-asian="bold" style:font-weight-complex="bold"/>
    </style:style>
    <style:style style:name="T7" style:family="text">
      <style:text-properties fo:color="#ff5254" loext:opacity="100%" fo:font-weight="bold" officeooo:rsid="003852fd" style:font-weight-asian="bold" style:font-weight-complex="bold"/>
    </style:style>
    <style:style style:name="T8" style:family="text">
      <style:text-properties fo:color="#ff5254" loext:opacity="100%" fo:font-weight="bold" officeooo:rsid="003b9166" style:font-weight-asian="bold" style:font-weight-complex="bold"/>
    </style:style>
    <style:style style:name="T9" style:family="text">
      <style:text-properties officeooo:rsid="003442a4"/>
    </style:style>
    <style:style style:name="T10" style:family="text">
      <style:text-properties officeooo:rsid="003852fd"/>
    </style:style>
    <style:style style:name="T11" style:family="text">
      <style:text-properties officeooo:rsid="003bc25b"/>
    </style:style>
    <style:style style:name="T12" style:family="text">
      <style:text-properties officeooo:rsid="003d8a27"/>
    </style:style>
    <style:style style:name="T13" style:family="text">
      <style:text-properties officeooo:rsid="00402164"/>
    </style:style>
    <style:style style:name="T14" style:family="text">
      <style:text-properties officeooo:rsid="0042575e"/>
    </style:style>
    <style:style style:name="T15" style:family="text">
      <style:text-properties officeooo:rsid="0043fcf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4"/>
      <text:p text:style-name="P4"/>
      <text:p text:style-name="P3">Unidad 1.1</text:p>
      <text:p text:style-name="P3"/>
      <text:p text:style-name="P3">E<text:span text:style-name="T9">jercicio 1</text:span></text:p>
      <text:p text:style-name="P3"/>
      <text:p text:style-name="P2"/>
      <text:p text:style-name="P5">Realiza para cada apartado una tabla de planificación indicando el uso de la CPU y el tiempo de espera de cada proceso. Al final calcula el tiempo medio de espera.</text:p>
      <text:p text:style-name="P7">Nomenclatura:</text:p>
      <text:p text:style-name="P18"><text:span text:style-name="T2">C</text:span> = CPU</text:p>
      <text:p text:style-name="P7"><text:span text:style-name="T2">E</text:span> = En espera (Preparado). Para poner el <text:span text:style-name="T3">tiempo de espera</text:span>, sólo has de contra las E</text:p>
      <text:p text:style-name="P6"/>
      <text:p text:style-name="P16">Ejemplo:</text:p>
      <text:p text:style-name="P6">Algoritmo: Round Robin</text:p>
      <text:p text:style-name="P7">Quantum = 3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0">Nombre proceso</text:p>
          </table:table-cell>
          <table:table-cell table:style-name="Tabla1.B1" office:value-type="string">
            <text:p text:style-name="P40">Llegada</text:p>
          </table:table-cell>
          <table:table-cell table:style-name="Tabla1.B1" office:value-type="string">
            <text:p text:style-name="P40">Duración</text:p>
          </table:table-cell>
          <table:table-cell table:style-name="Tabla1.A1" office:value-type="string">
            <text:p text:style-name="P41">Tiempo espera</text:p>
          </table:table-cell>
        </table:table-row>
        <table:table-row>
          <table:table-cell table:style-name="Tabla1.A2" office:value-type="string">
            <text:p text:style-name="P42">P1</text:p>
          </table:table-cell>
          <table:table-cell table:style-name="Tabla1.B2" office:value-type="string">
            <text:p text:style-name="P41">3 <text:span text:style-name="T12">(segundo)</text:span></text:p>
          </table:table-cell>
          <table:table-cell table:style-name="Tabla1.C2" office:value-type="float" office:value="4">
            <text:p text:style-name="P41">4</text:p>
          </table:table-cell>
          <table:table-cell table:style-name="Tabla1.D2" office:value-type="float" office:value="11">
            <text:p text:style-name="P51">11</text:p>
          </table:table-cell>
        </table:table-row>
        <table:table-row>
          <table:table-cell table:style-name="Tabla1.A3" office:value-type="string">
            <text:p text:style-name="P43">P2</text:p>
          </table:table-cell>
          <table:table-cell table:style-name="Tabla1.B3" office:value-type="string">
            <text:p text:style-name="P41">0 <text:span text:style-name="T12">(primero)</text:span></text:p>
          </table:table-cell>
          <table:table-cell table:style-name="Tabla1.C3" office:value-type="float" office:value="11">
            <text:p text:style-name="P41">11</text:p>
          </table:table-cell>
          <table:table-cell table:style-name="Tabla1.D3" office:value-type="float" office:value="9">
            <text:p text:style-name="P51">9</text:p>
          </table:table-cell>
        </table:table-row>
        <table:table-row>
          <table:table-cell table:style-name="Tabla1.A2" office:value-type="string">
            <text:p text:style-name="P44">P3</text:p>
          </table:table-cell>
          <table:table-cell table:style-name="Tabla1.B2" office:value-type="string">
            <text:p text:style-name="P41">7 <text:span text:style-name="T12">(cuarto)</text:span></text:p>
          </table:table-cell>
          <table:table-cell table:style-name="Tabla1.C2" office:value-type="float" office:value="2">
            <text:p text:style-name="P41">2</text:p>
          </table:table-cell>
          <table:table-cell table:style-name="Tabla1.D2" office:value-type="float" office:value="8">
            <text:p text:style-name="P51">8</text:p>
          </table:table-cell>
        </table:table-row>
        <table:table-row table:style-name="Tabla1.1">
          <table:table-cell table:style-name="Tabla1.A5" office:value-type="string">
            <text:p text:style-name="P45">P4</text:p>
          </table:table-cell>
          <table:table-cell table:style-name="Tabla1.B5" office:value-type="string">
            <text:p text:style-name="P41">6 <text:span text:style-name="T12">(tercero)</text:span></text:p>
          </table:table-cell>
          <table:table-cell table:style-name="Tabla1.C5" office:value-type="float" office:value="5">
            <text:p text:style-name="P41">5</text:p>
          </table:table-cell>
          <table:table-cell table:style-name="Tabla1.D5" office:value-type="float" office:value="11">
            <text:p text:style-name="P51">11</text:p>
          </table:table-cell>
        </table:table-row>
      </table:table>
      <text:p text:style-name="P6"/>
      <text:p text:style-name="P7"><text:span text:style-name="T3">Tiempo medio de espera</text:span> = (<text:span text:style-name="T15">11</text:span>+<text:span text:style-name="T15">9</text:span>+<text:span text:style-name="T15">8</text:span>+<text:span text:style-name="T15">11</text:span>)/4 = <text:span text:style-name="T15">9,75</text:span></text:p>
      <text:p text:style-name="P7"/>
      <table:table table:name="Tabla12" table:style-name="Tabla12"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/>
        <table:table-column table:style-name="Tabla12.Z"/>
        <table:table-row table:style-name="Tabla12.1"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0"><text:span text:style-name="T13">0 - <text:s/></text:span>1</text:p>
          </table:table-cell>
          <table:table-cell table:style-name="Tabla12.A1" office:value-type="string">
            <text:p text:style-name="P20">- <text:s/>2</text:p>
          </table:table-cell>
          <table:table-cell table:style-name="Tabla12.A1" office:value-type="string">
            <text:p text:style-name="P20">- <text:s/>3</text:p>
          </table:table-cell>
          <table:table-cell table:style-name="Tabla12.A1" office:value-type="string">
            <text:p text:style-name="P20">- <text:s/>4</text:p>
          </table:table-cell>
          <table:table-cell table:style-name="Tabla12.A1" office:value-type="string">
            <text:p text:style-name="P20">- <text:s/>5</text:p>
          </table:table-cell>
          <table:table-cell table:style-name="Tabla12.A1" office:value-type="string">
            <text:p text:style-name="P20">- <text:s/>6</text:p>
          </table:table-cell>
          <table:table-cell table:style-name="Tabla12.A1" office:value-type="string">
            <text:p text:style-name="P20">- <text:s/>7</text:p>
          </table:table-cell>
          <table:table-cell table:style-name="Tabla12.A1" office:value-type="string">
            <text:p text:style-name="P20">- <text:s/>8</text:p>
          </table:table-cell>
          <table:table-cell table:style-name="Tabla12.A1" office:value-type="string">
            <text:p text:style-name="P20">- <text:s/>9</text:p>
          </table:table-cell>
          <table:table-cell table:style-name="Tabla12.A1" office:value-type="string">
            <text:p text:style-name="P20">- 10</text:p>
          </table:table-cell>
          <table:table-cell table:style-name="Tabla12.A1" office:value-type="string">
            <text:p text:style-name="P20">- 11</text:p>
          </table:table-cell>
          <table:table-cell table:style-name="Tabla12.A1" office:value-type="string">
            <text:p text:style-name="P20">- 12</text:p>
          </table:table-cell>
          <table:table-cell table:style-name="Tabla12.A1" office:value-type="string">
            <text:p text:style-name="P20">- 13</text:p>
          </table:table-cell>
          <table:table-cell table:style-name="Tabla12.A1" office:value-type="string">
            <text:p text:style-name="P20">- 14</text:p>
          </table:table-cell>
          <table:table-cell table:style-name="Tabla12.A1" office:value-type="string">
            <text:p text:style-name="P20">- 15</text:p>
          </table:table-cell>
          <table:table-cell table:style-name="Tabla12.A1" office:value-type="string">
            <text:p text:style-name="P20">- 16</text:p>
          </table:table-cell>
          <table:table-cell table:style-name="Tabla12.A1" office:value-type="string">
            <text:p text:style-name="P20">- 17</text:p>
          </table:table-cell>
          <table:table-cell table:style-name="Tabla12.A1" office:value-type="string">
            <text:p text:style-name="P20">- 18</text:p>
          </table:table-cell>
          <table:table-cell table:style-name="Tabla12.A1" office:value-type="string">
            <text:p text:style-name="P20">- 19</text:p>
          </table:table-cell>
          <table:table-cell table:style-name="Tabla12.A1" office:value-type="string">
            <text:p text:style-name="P20">- 20</text:p>
          </table:table-cell>
          <table:table-cell table:style-name="Tabla12.A1" office:value-type="string">
            <text:p text:style-name="P20">- 21</text:p>
          </table:table-cell>
          <table:table-cell table:style-name="Tabla12.A1" office:value-type="string">
            <text:p text:style-name="P20">- 22</text:p>
          </table:table-cell>
          <table:table-cell table:style-name="Tabla12.A1" office:value-type="string">
            <text:p text:style-name="P20">- 23</text:p>
          </table:table-cell>
          <table:table-cell table:style-name="Tabla12.A1" office:value-type="string">
            <text:p text:style-name="P20">- 24</text:p>
          </table:table-cell>
          <table:table-cell table:style-name="Tabla12.A1" office:value-type="string">
            <text:p text:style-name="P20">- 25</text:p>
          </table:table-cell>
        </table:table-row>
        <table:table-row table:style-name="Tabla12.2">
          <table:table-cell table:style-name="Tabla12.A1" office:value-type="string">
            <text:p text:style-name="P22">P1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19"/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H2" office:value-type="string">
            <text:p text:style-name="P26">C</text:p>
          </table:table-cell>
          <table:table-cell table:style-name="Tabla12.H2" office:value-type="string">
            <text:p text:style-name="P26">C</text:p>
          </table:table-cell>
          <table:table-cell table:style-name="Tabla12.H2" office:value-type="string">
            <text:p text:style-name="P26">C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H2" office:value-type="string">
            <text:p text:style-name="P55">C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2">
          <table:table-cell table:style-name="Tabla12.A1" office:value-type="string">
            <text:p text:style-name="P23">P2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54">C</text:p>
          </table:table-cell>
          <table:table-cell table:style-name="Tabla12.B3" office:value-type="string">
            <text:p text:style-name="P54">C</text:p>
          </table:table-cell>
          <table:table-cell table:style-name="Tabla12.B3" office:value-type="string">
            <text:p text:style-name="P54">C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B3" office:value-type="string">
            <text:p text:style-name="P54">C</text:p>
          </table:table-cell>
          <table:table-cell table:style-name="Tabla12.B3" office:value-type="string">
            <text:p text:style-name="P54">C</text:p>
          </table:table-cell>
          <table:table-cell table:style-name="Tabla12.B3" office:value-type="string">
            <text:p text:style-name="P54">C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B3" office:value-type="string">
            <text:p text:style-name="P54">C</text:p>
          </table:table-cell>
          <table:table-cell table:style-name="Tabla12.B3" office:value-type="string">
            <text:p text:style-name="P54">C</text:p>
          </table:table-cell>
          <table:table-cell table:style-name="Tabla12.A1" office:value-type="string">
            <text:p text:style-name="P54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1">
          <table:table-cell table:style-name="Tabla12.A1" office:value-type="string">
            <text:p text:style-name="P24">P3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Q4" office:value-type="string">
            <text:p text:style-name="P54">C</text:p>
          </table:table-cell>
          <table:table-cell table:style-name="Tabla12.Q4" office:value-type="string">
            <text:p text:style-name="P54">C</text:p>
          </table:table-cell>
          <table:table-cell table:style-name="Tabla12.A1" office:value-type="string">
            <text:p text:style-name="P54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2">
          <table:table-cell table:style-name="Tabla12.A1" office:value-type="string">
            <text:p text:style-name="P25">P4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19"/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N5" office:value-type="string">
            <text:p text:style-name="P54">C</text:p>
          </table:table-cell>
          <table:table-cell table:style-name="Tabla12.N5" office:value-type="string">
            <text:p text:style-name="P54">C</text:p>
          </table:table-cell>
          <table:table-cell table:style-name="Tabla12.N5" office:value-type="string">
            <text:p text:style-name="P54">C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A1" office:value-type="string">
            <text:p text:style-name="P53">E</text:p>
          </table:table-cell>
          <table:table-cell table:style-name="Tabla12.N5" office:value-type="string">
            <text:p text:style-name="P53">C</text:p>
          </table:table-cell>
          <table:table-cell table:style-name="Tabla12.N5" office:value-type="string">
            <text:p text:style-name="P54">C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</table:table>
      <text:p text:style-name="P7"><text:soft-page-break/></text:p>
      <text:p text:style-name="P10"><text:span text:style-name="T5">E</text:span><text:span text:style-name="T6">jercicio A</text:span><text:span text:style-name="T5">:</text:span></text:p>
      <text:p text:style-name="P11">Algoritmo: Round Robin</text:p>
      <text:p text:style-name="P14">Quantum = <text:span text:style-name="T10">4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28">Nombre proceso</text:p>
          </table:table-cell>
          <table:table-cell table:style-name="Tabla2.B1" office:value-type="string">
            <text:p text:style-name="P28">Llegada</text:p>
          </table:table-cell>
          <table:table-cell table:style-name="Tabla2.B1" office:value-type="string">
            <text:p text:style-name="P28">Duración</text:p>
          </table:table-cell>
          <table:table-cell table:style-name="Tabla2.A1" office:value-type="string">
            <text:p text:style-name="P30">Tiempo espera</text:p>
          </table:table-cell>
        </table:table-row>
        <table:table-row>
          <table:table-cell table:style-name="Tabla2.A2" office:value-type="string">
            <text:p text:style-name="P37">P1</text:p>
          </table:table-cell>
          <table:table-cell table:style-name="Tabla2.B2" office:value-type="float" office:value="3">
            <text:p text:style-name="P33">3</text:p>
          </table:table-cell>
          <table:table-cell table:style-name="Tabla2.B2" office:value-type="float" office:value="3">
            <text:p text:style-name="P33">3</text:p>
          </table:table-cell>
          <table:table-cell table:style-name="Tabla2.D2">
            <text:p text:style-name="P30"/>
          </table:table-cell>
        </table:table-row>
        <table:table-row>
          <table:table-cell table:style-name="Tabla2.A3" office:value-type="string">
            <text:p text:style-name="P37">P2</text:p>
          </table:table-cell>
          <table:table-cell table:style-name="Tabla2.B3" office:value-type="float" office:value="6">
            <text:p text:style-name="P33">6</text:p>
          </table:table-cell>
          <table:table-cell table:style-name="Tabla2.B3" office:value-type="float" office:value="6">
            <text:p text:style-name="P33">6</text:p>
          </table:table-cell>
          <table:table-cell table:style-name="Tabla2.D3">
            <text:p text:style-name="P30"/>
          </table:table-cell>
        </table:table-row>
        <table:table-row>
          <table:table-cell table:style-name="Tabla2.A2" office:value-type="string">
            <text:p text:style-name="P37">P3</text:p>
          </table:table-cell>
          <table:table-cell table:style-name="Tabla2.B2" office:value-type="float" office:value="0">
            <text:p text:style-name="P33">0</text:p>
          </table:table-cell>
          <table:table-cell table:style-name="Tabla2.B2" office:value-type="float" office:value="7">
            <text:p text:style-name="P33">7</text:p>
          </table:table-cell>
          <table:table-cell table:style-name="Tabla2.D2">
            <text:p text:style-name="P30"/>
          </table:table-cell>
        </table:table-row>
        <table:table-row table:style-name="Tabla2.1">
          <table:table-cell table:style-name="Tabla2.A3" office:value-type="string">
            <text:p text:style-name="P37">P4</text:p>
          </table:table-cell>
          <table:table-cell table:style-name="Tabla2.B3" office:value-type="float" office:value="9">
            <text:p text:style-name="P33">9</text:p>
          </table:table-cell>
          <table:table-cell table:style-name="Tabla2.B3" office:value-type="float" office:value="8">
            <text:p text:style-name="P33">8</text:p>
          </table:table-cell>
          <table:table-cell table:style-name="Tabla2.D3">
            <text:p text:style-name="P30"/>
          </table:table-cell>
        </table:table-row>
      </table:table>
      <text:p text:style-name="P11"/>
      <text:p text:style-name="P14"><text:span text:style-name="T3">Tiempo medio de espera</text:span> = </text:p>
      <text:p text:style-name="P12"/>
      <table:table table:name="Tabla4" table:style-name="Tabla4">
        <table:table-column table:style-name="Tabla4.A"/>
        <table:table-column table:style-name="Tabla4.B"/>
        <table:table-column table:style-name="Tabla4.C" table:number-columns-repeated="8"/>
        <table:table-column table:style-name="Tabla4.K" table:number-columns-repeated="14"/>
        <table:table-column table:style-name="Tabla4.Y"/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7"><text:span text:style-name="T13">0 <text:s text:c="2"/>- <text:s text:c="2"/></text:span>1</text:p>
          </table:table-cell>
          <table:table-cell table:style-name="Tabla4.A1" office:value-type="string">
            <text:p text:style-name="P47">- <text:s text:c="2"/>2</text:p>
          </table:table-cell>
          <table:table-cell table:style-name="Tabla4.A1" office:value-type="string">
            <text:p text:style-name="P47">- <text:s text:c="2"/>3</text:p>
          </table:table-cell>
          <table:table-cell table:style-name="Tabla4.A1" office:value-type="string">
            <text:p text:style-name="P47">- <text:s text:c="2"/>4</text:p>
          </table:table-cell>
          <table:table-cell table:style-name="Tabla4.A1" office:value-type="string">
            <text:p text:style-name="P47">- <text:s text:c="2"/>5</text:p>
          </table:table-cell>
          <table:table-cell table:style-name="Tabla4.A1" office:value-type="string">
            <text:p text:style-name="P47">- <text:s text:c="2"/>6</text:p>
          </table:table-cell>
          <table:table-cell table:style-name="Tabla4.A1" office:value-type="string">
            <text:p text:style-name="P47">- <text:s text:c="2"/>7</text:p>
          </table:table-cell>
          <table:table-cell table:style-name="Tabla4.A1" office:value-type="string">
            <text:p text:style-name="P47">- <text:s text:c="2"/>8</text:p>
          </table:table-cell>
          <table:table-cell table:style-name="Tabla4.A1" office:value-type="string">
            <text:p text:style-name="P47">- <text:s text:c="2"/>9</text:p>
          </table:table-cell>
          <table:table-cell table:style-name="Tabla4.A1" office:value-type="string">
            <text:p text:style-name="P47">- <text:s/>10</text:p>
          </table:table-cell>
          <table:table-cell table:style-name="Tabla4.A1" office:value-type="string">
            <text:p text:style-name="P47">- <text:s/>11</text:p>
          </table:table-cell>
          <table:table-cell table:style-name="Tabla4.A1" office:value-type="string">
            <text:p text:style-name="P47">- <text:s/>12</text:p>
          </table:table-cell>
          <table:table-cell table:style-name="Tabla4.A1" office:value-type="string">
            <text:p text:style-name="P47">- <text:s/>13</text:p>
          </table:table-cell>
          <table:table-cell table:style-name="Tabla4.A1" office:value-type="string">
            <text:p text:style-name="P47">- <text:s/>14</text:p>
          </table:table-cell>
          <table:table-cell table:style-name="Tabla4.A1" office:value-type="string">
            <text:p text:style-name="P47">- <text:s/>15</text:p>
          </table:table-cell>
          <table:table-cell table:style-name="Tabla4.A1" office:value-type="string">
            <text:p text:style-name="P47">- <text:s/>16</text:p>
          </table:table-cell>
          <table:table-cell table:style-name="Tabla4.A1" office:value-type="string">
            <text:p text:style-name="P47">- <text:s/>17</text:p>
          </table:table-cell>
          <table:table-cell table:style-name="Tabla4.A1" office:value-type="string">
            <text:p text:style-name="P47">- <text:s/>18</text:p>
          </table:table-cell>
          <table:table-cell table:style-name="Tabla4.A1" office:value-type="string">
            <text:p text:style-name="P47">- <text:s/>19</text:p>
          </table:table-cell>
          <table:table-cell table:style-name="Tabla4.A1" office:value-type="string">
            <text:p text:style-name="P47">- <text:s/>20</text:p>
          </table:table-cell>
          <table:table-cell table:style-name="Tabla4.A1" office:value-type="string">
            <text:p text:style-name="P47">- <text:s/>21</text:p>
          </table:table-cell>
          <table:table-cell table:style-name="Tabla4.A1" office:value-type="string">
            <text:p text:style-name="P47">- <text:s/>22</text:p>
          </table:table-cell>
          <table:table-cell table:style-name="Tabla4.A1" office:value-type="string">
            <text:p text:style-name="P47">- <text:s/>23</text:p>
          </table:table-cell>
          <table:table-cell table:style-name="Tabla4.A1" office:value-type="string">
            <text:p text:style-name="P47">- <text:s/>24</text:p>
          </table:table-cell>
        </table:table-row>
        <table:table-row table:style-name="Tabla4.1">
          <table:table-cell table:style-name="Tabla4.A1" office:value-type="string">
            <text:p text:style-name="P27">P1</text:p>
          </table:table-cell>
          <table:table-cell table:style-name="Tabla4.B2" office:value-type="string">
            <text:p text:style-name="P46"><text:s/></text:p>
          </table:table-cell>
          <table:table-cell table:style-name="Tabla4.C2" office:value-type="string">
            <text:p text:style-name="P46"><text:s/></text:p>
          </table:table-cell>
          <table:table-cell table:style-name="Tabla4.D2" office:value-type="string">
            <text:p text:style-name="P46"><text:s/></text:p>
          </table:table-cell>
          <table:table-cell table:style-name="Tabla4.E2" office:value-type="string">
            <text:p text:style-name="P46"><text:s/></text:p>
          </table:table-cell>
          <table:table-cell table:style-name="Tabla4.F2" office:value-type="string">
            <text:p text:style-name="P46"><text:s/></text:p>
          </table:table-cell>
          <table:table-cell table:style-name="Tabla4.G2" office:value-type="string">
            <text:p text:style-name="P46"><text:s/></text:p>
          </table:table-cell>
          <table:table-cell table:style-name="Tabla4.H2" office:value-type="string">
            <text:p text:style-name="P46"><text:s/></text:p>
          </table:table-cell>
          <table:table-cell table:style-name="Tabla4.I2" office:value-type="string">
            <text:p text:style-name="P46"><text:s/></text:p>
          </table:table-cell>
          <table:table-cell table:style-name="Tabla4.J2" office:value-type="string">
            <text:p text:style-name="P46"><text:s/></text:p>
          </table:table-cell>
          <table:table-cell table:style-name="Tabla4.K2" office:value-type="string">
            <text:p text:style-name="P46"><text:s/></text:p>
          </table:table-cell>
          <table:table-cell table:style-name="Tabla4.L2" office:value-type="string">
            <text:p text:style-name="P46"><text:s/></text:p>
          </table:table-cell>
          <table:table-cell table:style-name="Tabla4.M2" office:value-type="string">
            <text:p text:style-name="P46"><text:s/></text:p>
          </table:table-cell>
          <table:table-cell table:style-name="Tabla4.N2" office:value-type="string">
            <text:p text:style-name="P46"><text:s/></text:p>
          </table:table-cell>
          <table:table-cell table:style-name="Tabla4.O2" office:value-type="string">
            <text:p text:style-name="P46"><text:s/></text:p>
          </table:table-cell>
          <table:table-cell table:style-name="Tabla4.P2" office:value-type="string">
            <text:p text:style-name="P46"><text:s/></text:p>
          </table:table-cell>
          <table:table-cell table:style-name="Tabla4.Q2" office:value-type="string">
            <text:p text:style-name="P46"><text:s/></text:p>
          </table:table-cell>
          <table:table-cell table:style-name="Tabla4.R2" office:value-type="string">
            <text:p text:style-name="P46"><text:s/></text:p>
          </table:table-cell>
          <table:table-cell table:style-name="Tabla4.S2" office:value-type="string">
            <text:p text:style-name="P46"><text:s/></text:p>
          </table:table-cell>
          <table:table-cell table:style-name="Tabla4.T2" office:value-type="string">
            <text:p text:style-name="P46"><text:s/></text:p>
          </table:table-cell>
          <table:table-cell table:style-name="Tabla4.U2" office:value-type="string">
            <text:p text:style-name="P46"><text:s/></text:p>
          </table:table-cell>
          <table:table-cell table:style-name="Tabla4.V2" office:value-type="string">
            <text:p text:style-name="P46"><text:s/></text:p>
          </table:table-cell>
          <table:table-cell table:style-name="Tabla4.W2" office:value-type="string">
            <text:p text:style-name="P46"><text:s/></text:p>
          </table:table-cell>
          <table:table-cell table:style-name="Tabla4.X2" office:value-type="string">
            <text:p text:style-name="P46"><text:s/></text:p>
          </table:table-cell>
          <table:table-cell table:style-name="Tabla4.Y2" office:value-type="string">
            <text:p text:style-name="P46"><text:s/></text:p>
          </table:table-cell>
        </table:table-row>
        <table:table-row table:style-name="Tabla4.1">
          <table:table-cell table:style-name="Tabla4.A1" office:value-type="string">
            <text:p text:style-name="P27">P2</text:p>
          </table:table-cell>
          <table:table-cell table:style-name="Tabla4.B3" office:value-type="string">
            <text:p text:style-name="P46"><text:s/></text:p>
          </table:table-cell>
          <table:table-cell table:style-name="Tabla4.C3" office:value-type="string">
            <text:p text:style-name="P46"><text:s/></text:p>
          </table:table-cell>
          <table:table-cell table:style-name="Tabla4.D3" office:value-type="string">
            <text:p text:style-name="P46"><text:s/></text:p>
          </table:table-cell>
          <table:table-cell table:style-name="Tabla4.E3" office:value-type="string">
            <text:p text:style-name="P46"><text:s/></text:p>
          </table:table-cell>
          <table:table-cell table:style-name="Tabla4.F3" office:value-type="string">
            <text:p text:style-name="P46"><text:s/></text:p>
          </table:table-cell>
          <table:table-cell table:style-name="Tabla4.G3" office:value-type="string">
            <text:p text:style-name="P46"><text:s/></text:p>
          </table:table-cell>
          <table:table-cell table:style-name="Tabla4.H3" office:value-type="string">
            <text:p text:style-name="P46"><text:s/></text:p>
          </table:table-cell>
          <table:table-cell table:style-name="Tabla4.I3" office:value-type="string">
            <text:p text:style-name="P46"><text:s/></text:p>
          </table:table-cell>
          <table:table-cell table:style-name="Tabla4.J3" office:value-type="string">
            <text:p text:style-name="P46"><text:s/></text:p>
          </table:table-cell>
          <table:table-cell table:style-name="Tabla4.K3" office:value-type="string">
            <text:p text:style-name="P46"><text:s/></text:p>
          </table:table-cell>
          <table:table-cell table:style-name="Tabla4.L3" office:value-type="string">
            <text:p text:style-name="P46"><text:s/></text:p>
          </table:table-cell>
          <table:table-cell table:style-name="Tabla4.M3" office:value-type="string">
            <text:p text:style-name="P46"><text:s/></text:p>
          </table:table-cell>
          <table:table-cell table:style-name="Tabla4.N3" office:value-type="string">
            <text:p text:style-name="P46"><text:s/></text:p>
          </table:table-cell>
          <table:table-cell table:style-name="Tabla4.O3" office:value-type="string">
            <text:p text:style-name="P46"><text:s/></text:p>
          </table:table-cell>
          <table:table-cell table:style-name="Tabla4.P3" office:value-type="string">
            <text:p text:style-name="P46"><text:s/></text:p>
          </table:table-cell>
          <table:table-cell table:style-name="Tabla4.Q3" office:value-type="string">
            <text:p text:style-name="P46"><text:s/></text:p>
          </table:table-cell>
          <table:table-cell table:style-name="Tabla4.R3" office:value-type="string">
            <text:p text:style-name="P46"><text:s/></text:p>
          </table:table-cell>
          <table:table-cell table:style-name="Tabla4.S3" office:value-type="string">
            <text:p text:style-name="P46"><text:s/></text:p>
          </table:table-cell>
          <table:table-cell table:style-name="Tabla4.T3" office:value-type="string">
            <text:p text:style-name="P46"><text:s/></text:p>
          </table:table-cell>
          <table:table-cell table:style-name="Tabla4.U3" office:value-type="string">
            <text:p text:style-name="P46"><text:s/></text:p>
          </table:table-cell>
          <table:table-cell table:style-name="Tabla4.V3" office:value-type="string">
            <text:p text:style-name="P46"><text:s/></text:p>
          </table:table-cell>
          <table:table-cell table:style-name="Tabla4.W3" office:value-type="string">
            <text:p text:style-name="P46"><text:s/></text:p>
          </table:table-cell>
          <table:table-cell table:style-name="Tabla4.X3" office:value-type="string">
            <text:p text:style-name="P46"><text:s/></text:p>
          </table:table-cell>
          <table:table-cell table:style-name="Tabla4.Y3" office:value-type="string">
            <text:p text:style-name="P46"><text:s/></text:p>
          </table:table-cell>
        </table:table-row>
        <table:table-row table:style-name="Tabla4.1">
          <table:table-cell table:style-name="Tabla4.A1" office:value-type="string">
            <text:p text:style-name="P27">P3</text:p>
          </table:table-cell>
          <table:table-cell table:style-name="Tabla4.B4" office:value-type="string">
            <text:p text:style-name="P46"><text:s/></text:p>
          </table:table-cell>
          <table:table-cell table:style-name="Tabla4.C4" office:value-type="string">
            <text:p text:style-name="P46"><text:s/></text:p>
          </table:table-cell>
          <table:table-cell table:style-name="Tabla4.D4" office:value-type="string">
            <text:p text:style-name="P46"><text:s/></text:p>
          </table:table-cell>
          <table:table-cell table:style-name="Tabla4.E4" office:value-type="string">
            <text:p text:style-name="P46"><text:s/></text:p>
          </table:table-cell>
          <table:table-cell table:style-name="Tabla4.F4" office:value-type="string">
            <text:p text:style-name="P46"><text:s/></text:p>
          </table:table-cell>
          <table:table-cell table:style-name="Tabla4.G4" office:value-type="string">
            <text:p text:style-name="P46"><text:s/></text:p>
          </table:table-cell>
          <table:table-cell table:style-name="Tabla4.H4" office:value-type="string">
            <text:p text:style-name="P46"><text:s/></text:p>
          </table:table-cell>
          <table:table-cell table:style-name="Tabla4.I4" office:value-type="string">
            <text:p text:style-name="P46"><text:s/></text:p>
          </table:table-cell>
          <table:table-cell table:style-name="Tabla4.J4" office:value-type="string">
            <text:p text:style-name="P46"><text:s/></text:p>
          </table:table-cell>
          <table:table-cell table:style-name="Tabla4.K4" office:value-type="string">
            <text:p text:style-name="P46"><text:s/></text:p>
          </table:table-cell>
          <table:table-cell table:style-name="Tabla4.L4" office:value-type="string">
            <text:p text:style-name="P46"><text:s/></text:p>
          </table:table-cell>
          <table:table-cell table:style-name="Tabla4.M4" office:value-type="string">
            <text:p text:style-name="P46"><text:s/></text:p>
          </table:table-cell>
          <table:table-cell table:style-name="Tabla4.N4" office:value-type="string">
            <text:p text:style-name="P46"><text:s/></text:p>
          </table:table-cell>
          <table:table-cell table:style-name="Tabla4.O4" office:value-type="string">
            <text:p text:style-name="P46"><text:s/></text:p>
          </table:table-cell>
          <table:table-cell table:style-name="Tabla4.P4" office:value-type="string">
            <text:p text:style-name="P46"><text:s/></text:p>
          </table:table-cell>
          <table:table-cell table:style-name="Tabla4.Q4" office:value-type="string">
            <text:p text:style-name="P46"><text:s/></text:p>
          </table:table-cell>
          <table:table-cell table:style-name="Tabla4.R4" office:value-type="string">
            <text:p text:style-name="P46"><text:s/></text:p>
          </table:table-cell>
          <table:table-cell table:style-name="Tabla4.S4" office:value-type="string">
            <text:p text:style-name="P46"><text:s/></text:p>
          </table:table-cell>
          <table:table-cell table:style-name="Tabla4.T4" office:value-type="string">
            <text:p text:style-name="P46"><text:s/></text:p>
          </table:table-cell>
          <table:table-cell table:style-name="Tabla4.U4" office:value-type="string">
            <text:p text:style-name="P46"><text:s/></text:p>
          </table:table-cell>
          <table:table-cell table:style-name="Tabla4.V4" office:value-type="string">
            <text:p text:style-name="P46"><text:s/></text:p>
          </table:table-cell>
          <table:table-cell table:style-name="Tabla4.W4" office:value-type="string">
            <text:p text:style-name="P46"><text:s/></text:p>
          </table:table-cell>
          <table:table-cell table:style-name="Tabla4.X4" office:value-type="string">
            <text:p text:style-name="P46"><text:s/></text:p>
          </table:table-cell>
          <table:table-cell table:style-name="Tabla4.Y4" office:value-type="string">
            <text:p text:style-name="P46"><text:s/></text:p>
          </table:table-cell>
        </table:table-row>
        <table:table-row table:style-name="Tabla4.1">
          <table:table-cell table:style-name="Tabla4.A1" office:value-type="string">
            <text:p text:style-name="P27">P4</text:p>
          </table:table-cell>
          <table:table-cell table:style-name="Tabla4.B5" office:value-type="string">
            <text:p text:style-name="P46"><text:s/></text:p>
          </table:table-cell>
          <table:table-cell table:style-name="Tabla4.C5" office:value-type="string">
            <text:p text:style-name="P46"><text:s/></text:p>
          </table:table-cell>
          <table:table-cell table:style-name="Tabla4.D5" office:value-type="string">
            <text:p text:style-name="P46"><text:s/></text:p>
          </table:table-cell>
          <table:table-cell table:style-name="Tabla4.E5" office:value-type="string">
            <text:p text:style-name="P46"><text:s/></text:p>
          </table:table-cell>
          <table:table-cell table:style-name="Tabla4.F5" office:value-type="string">
            <text:p text:style-name="P46"><text:s/></text:p>
          </table:table-cell>
          <table:table-cell table:style-name="Tabla4.G5" office:value-type="string">
            <text:p text:style-name="P46"><text:s/></text:p>
          </table:table-cell>
          <table:table-cell table:style-name="Tabla4.H5" office:value-type="string">
            <text:p text:style-name="P46"><text:s/></text:p>
          </table:table-cell>
          <table:table-cell table:style-name="Tabla4.I5" office:value-type="string">
            <text:p text:style-name="P46"><text:s/></text:p>
          </table:table-cell>
          <table:table-cell table:style-name="Tabla4.J5" office:value-type="string">
            <text:p text:style-name="P46"><text:s/></text:p>
          </table:table-cell>
          <table:table-cell table:style-name="Tabla4.K5" office:value-type="string">
            <text:p text:style-name="P46"><text:s/></text:p>
          </table:table-cell>
          <table:table-cell table:style-name="Tabla4.L5" office:value-type="string">
            <text:p text:style-name="P46"><text:s/></text:p>
          </table:table-cell>
          <table:table-cell table:style-name="Tabla4.M5" office:value-type="string">
            <text:p text:style-name="P46"><text:s/></text:p>
          </table:table-cell>
          <table:table-cell table:style-name="Tabla4.N5" office:value-type="string">
            <text:p text:style-name="P46"><text:s/></text:p>
          </table:table-cell>
          <table:table-cell table:style-name="Tabla4.O5" office:value-type="string">
            <text:p text:style-name="P46"><text:s/></text:p>
          </table:table-cell>
          <table:table-cell table:style-name="Tabla4.P5" office:value-type="string">
            <text:p text:style-name="P46"><text:s/></text:p>
          </table:table-cell>
          <table:table-cell table:style-name="Tabla4.Q5" office:value-type="string">
            <text:p text:style-name="P46"><text:s/></text:p>
          </table:table-cell>
          <table:table-cell table:style-name="Tabla4.R5" office:value-type="string">
            <text:p text:style-name="P46"><text:s/></text:p>
          </table:table-cell>
          <table:table-cell table:style-name="Tabla4.S5" office:value-type="string">
            <text:p text:style-name="P46"><text:s/></text:p>
          </table:table-cell>
          <table:table-cell table:style-name="Tabla4.T5" office:value-type="string">
            <text:p text:style-name="P46"><text:s/></text:p>
          </table:table-cell>
          <table:table-cell table:style-name="Tabla4.U5" office:value-type="string">
            <text:p text:style-name="P46"><text:s/></text:p>
          </table:table-cell>
          <table:table-cell table:style-name="Tabla4.V5" office:value-type="string">
            <text:p text:style-name="P46"><text:s/></text:p>
          </table:table-cell>
          <table:table-cell table:style-name="Tabla4.W5" office:value-type="string">
            <text:p text:style-name="P46"><text:s/></text:p>
          </table:table-cell>
          <table:table-cell table:style-name="Tabla4.X5" office:value-type="string">
            <text:p text:style-name="P46"><text:s/></text:p>
          </table:table-cell>
          <table:table-cell table:style-name="Tabla4.Y5" office:value-type="string">
            <text:p text:style-name="P46"><text:s/></text:p>
          </table:table-cell>
        </table:table-row>
        <table:table-row table:style-name="Tabla4.1">
          <table:table-cell table:style-name="Tabla4.A1" office:value-type="string">
            <text:p text:style-name="P27">P5</text:p>
          </table:table-cell>
          <table:table-cell table:style-name="Tabla4.B6" office:value-type="string">
            <text:p text:style-name="P46"><text:s/></text:p>
          </table:table-cell>
          <table:table-cell table:style-name="Tabla4.C6" office:value-type="string">
            <text:p text:style-name="P46"><text:s/></text:p>
          </table:table-cell>
          <table:table-cell table:style-name="Tabla4.D6" office:value-type="string">
            <text:p text:style-name="P46"><text:s/></text:p>
          </table:table-cell>
          <table:table-cell table:style-name="Tabla4.E6" office:value-type="string">
            <text:p text:style-name="P46"><text:s/></text:p>
          </table:table-cell>
          <table:table-cell table:style-name="Tabla4.F6" office:value-type="string">
            <text:p text:style-name="P46"><text:s/></text:p>
          </table:table-cell>
          <table:table-cell table:style-name="Tabla4.G6" office:value-type="string">
            <text:p text:style-name="P46"><text:s/></text:p>
          </table:table-cell>
          <table:table-cell table:style-name="Tabla4.H6" office:value-type="string">
            <text:p text:style-name="P46"><text:s/></text:p>
          </table:table-cell>
          <table:table-cell table:style-name="Tabla4.I6" office:value-type="string">
            <text:p text:style-name="P46"><text:s/></text:p>
          </table:table-cell>
          <table:table-cell table:style-name="Tabla4.J6" office:value-type="string">
            <text:p text:style-name="P46"><text:s/></text:p>
          </table:table-cell>
          <table:table-cell table:style-name="Tabla4.K6" office:value-type="string">
            <text:p text:style-name="P46"><text:s/></text:p>
          </table:table-cell>
          <table:table-cell table:style-name="Tabla4.L6" office:value-type="string">
            <text:p text:style-name="P46"><text:s/></text:p>
          </table:table-cell>
          <table:table-cell table:style-name="Tabla4.M6" office:value-type="string">
            <text:p text:style-name="P46"><text:s/></text:p>
          </table:table-cell>
          <table:table-cell table:style-name="Tabla4.N6" office:value-type="string">
            <text:p text:style-name="P46"><text:s/></text:p>
          </table:table-cell>
          <table:table-cell table:style-name="Tabla4.O6" office:value-type="string">
            <text:p text:style-name="P46"><text:s/></text:p>
          </table:table-cell>
          <table:table-cell table:style-name="Tabla4.P6" office:value-type="string">
            <text:p text:style-name="P46"><text:s/></text:p>
          </table:table-cell>
          <table:table-cell table:style-name="Tabla4.Q6" office:value-type="string">
            <text:p text:style-name="P46"><text:s/></text:p>
          </table:table-cell>
          <table:table-cell table:style-name="Tabla4.R6" office:value-type="string">
            <text:p text:style-name="P46"><text:s/></text:p>
          </table:table-cell>
          <table:table-cell table:style-name="Tabla4.S6" office:value-type="string">
            <text:p text:style-name="P46"><text:s/></text:p>
          </table:table-cell>
          <table:table-cell table:style-name="Tabla4.T6" office:value-type="string">
            <text:p text:style-name="P46"><text:s/></text:p>
          </table:table-cell>
          <table:table-cell table:style-name="Tabla4.U6" office:value-type="string">
            <text:p text:style-name="P46"><text:s/></text:p>
          </table:table-cell>
          <table:table-cell table:style-name="Tabla4.V6" office:value-type="string">
            <text:p text:style-name="P46"><text:s/></text:p>
          </table:table-cell>
          <table:table-cell table:style-name="Tabla4.W6" office:value-type="string">
            <text:p text:style-name="P46"><text:s/></text:p>
          </table:table-cell>
          <table:table-cell table:style-name="Tabla4.X6" office:value-type="string">
            <text:p text:style-name="P46"><text:s/></text:p>
          </table:table-cell>
          <table:table-cell table:style-name="Tabla4.Y6" office:value-type="string">
            <text:p text:style-name="P46"><text:s/></text:p>
          </table:table-cell>
        </table:table-row>
      </table:table>
      <text:p text:style-name="P17"/>
      <text:p text:style-name="P9"><text:soft-page-break/><text:span text:style-name="T5">E</text:span><text:span text:style-name="T6">jercicio </text:span><text:span text:style-name="T7">B</text:span><text:span text:style-name="T5">:</text:span></text:p>
      <text:p text:style-name="P13">Algoritmo: <text:span text:style-name="T10">FCFS</text:span></text:p>
      <text:p text:style-name="P15"/>
      <table:table table:name="Tabla3" table:style-name="Tabla3" table:template-name="Simple Grid Row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29">Nombre proceso</text:p>
          </table:table-cell>
          <table:table-cell table:style-name="Tabla3.B1" office:value-type="string">
            <text:p text:style-name="P29">Llegada</text:p>
          </table:table-cell>
          <table:table-cell table:style-name="Tabla3.B1" office:value-type="string">
            <text:p text:style-name="P29">Duración</text:p>
          </table:table-cell>
          <table:table-cell table:style-name="Tabla3.A1" office:value-type="string">
            <text:p text:style-name="P31">Tiempo espera</text:p>
          </table:table-cell>
        </table:table-row>
        <table:table-row>
          <table:table-cell table:style-name="Tabla3.A2" office:value-type="string">
            <text:p text:style-name="P38">P1</text:p>
          </table:table-cell>
          <table:table-cell table:style-name="Tabla3.B2" office:value-type="float" office:value="2">
            <text:p text:style-name="P34">2</text:p>
          </table:table-cell>
          <table:table-cell table:style-name="Tabla3.B2" office:value-type="float" office:value="5">
            <text:p text:style-name="P34">5</text:p>
          </table:table-cell>
          <table:table-cell table:style-name="Tabla3.D2">
            <text:p text:style-name="P39"/>
          </table:table-cell>
        </table:table-row>
        <table:table-row>
          <table:table-cell table:style-name="Tabla3.A3" office:value-type="string">
            <text:p text:style-name="P38">P2</text:p>
          </table:table-cell>
          <table:table-cell table:style-name="Tabla3.B3" office:value-type="float" office:value="3">
            <text:p text:style-name="P34">3</text:p>
          </table:table-cell>
          <table:table-cell table:style-name="Tabla3.B3" office:value-type="float" office:value="4">
            <text:p text:style-name="P34">4</text:p>
          </table:table-cell>
          <table:table-cell table:style-name="Tabla3.D3">
            <text:p text:style-name="P39"/>
          </table:table-cell>
        </table:table-row>
        <table:table-row>
          <table:table-cell table:style-name="Tabla3.A2" office:value-type="string">
            <text:p text:style-name="P38">P3</text:p>
          </table:table-cell>
          <table:table-cell table:style-name="Tabla3.B2" office:value-type="float" office:value="0">
            <text:p text:style-name="P34">0</text:p>
          </table:table-cell>
          <table:table-cell table:style-name="Tabla3.B2" office:value-type="float" office:value="5">
            <text:p text:style-name="P35">5</text:p>
          </table:table-cell>
          <table:table-cell table:style-name="Tabla3.D2">
            <text:p text:style-name="P39"/>
          </table:table-cell>
        </table:table-row>
        <table:table-row>
          <table:table-cell table:style-name="Tabla3.A3" office:value-type="string">
            <text:p text:style-name="P38">P4</text:p>
          </table:table-cell>
          <table:table-cell table:style-name="Tabla3.B3" office:value-type="float" office:value="6">
            <text:p text:style-name="P34">6</text:p>
          </table:table-cell>
          <table:table-cell table:style-name="Tabla3.B3" office:value-type="float" office:value="1">
            <text:p text:style-name="P34">1</text:p>
          </table:table-cell>
          <table:table-cell table:style-name="Tabla3.D3">
            <text:p text:style-name="P39"/>
          </table:table-cell>
        </table:table-row>
        <table:table-row>
          <table:table-cell table:style-name="Tabla3.A6" office:value-type="string">
            <text:p text:style-name="P38">P5</text:p>
          </table:table-cell>
          <table:table-cell table:style-name="Tabla3.B6" office:value-type="float" office:value="7">
            <text:p text:style-name="P34">7</text:p>
          </table:table-cell>
          <table:table-cell table:style-name="Tabla3.B6" office:value-type="float" office:value="2">
            <text:p text:style-name="P34">2</text:p>
          </table:table-cell>
          <table:table-cell table:style-name="Tabla3.D6">
            <text:p text:style-name="P32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5" table:style-name="Tabla5">
        <table:table-column table:style-name="Tabla5.A"/>
        <table:table-column table:style-name="Tabla5.B"/>
        <table:table-column table:style-name="Tabla5.C" table:number-columns-repeated="8"/>
        <table:table-column table:style-name="Tabla5.K" table:number-columns-repeated="15"/>
        <table:table-row table:style-name="Tabla5.1">
          <table:table-cell table:style-name="Tabla5.A1" office:value-type="string">
            <text:p text:style-name="P48"/>
          </table:table-cell>
          <table:table-cell table:style-name="Tabla5.A1" office:value-type="string">
            <text:p text:style-name="P47"><text:span text:style-name="T13">0 <text:s text:c="2"/>- <text:s text:c="2"/></text:span>1</text:p>
          </table:table-cell>
          <table:table-cell table:style-name="Tabla5.A1" office:value-type="string">
            <text:p text:style-name="P47">- <text:s text:c="2"/>2</text:p>
          </table:table-cell>
          <table:table-cell table:style-name="Tabla5.A1" office:value-type="string">
            <text:p text:style-name="P47">- <text:s text:c="2"/>3</text:p>
          </table:table-cell>
          <table:table-cell table:style-name="Tabla5.A1" office:value-type="string">
            <text:p text:style-name="P47">- <text:s text:c="2"/>4</text:p>
          </table:table-cell>
          <table:table-cell table:style-name="Tabla5.A1" office:value-type="string">
            <text:p text:style-name="P47">- <text:s text:c="2"/>5</text:p>
          </table:table-cell>
          <table:table-cell table:style-name="Tabla5.A1" office:value-type="string">
            <text:p text:style-name="P47">- <text:s text:c="2"/>6</text:p>
          </table:table-cell>
          <table:table-cell table:style-name="Tabla5.A1" office:value-type="string">
            <text:p text:style-name="P47">- <text:s text:c="2"/>7</text:p>
          </table:table-cell>
          <table:table-cell table:style-name="Tabla5.A1" office:value-type="string">
            <text:p text:style-name="P47">- <text:s text:c="2"/>8</text:p>
          </table:table-cell>
          <table:table-cell table:style-name="Tabla5.A1" office:value-type="string">
            <text:p text:style-name="P47">- <text:s text:c="2"/>9</text:p>
          </table:table-cell>
          <table:table-cell table:style-name="Tabla5.A1" office:value-type="string">
            <text:p text:style-name="P47">- <text:s/>10</text:p>
          </table:table-cell>
          <table:table-cell table:style-name="Tabla5.A1" office:value-type="string">
            <text:p text:style-name="P47">- <text:s/>11</text:p>
          </table:table-cell>
          <table:table-cell table:style-name="Tabla5.A1" office:value-type="string">
            <text:p text:style-name="P47">- <text:s/>12</text:p>
          </table:table-cell>
          <table:table-cell table:style-name="Tabla5.A1" office:value-type="string">
            <text:p text:style-name="P47">- <text:s/>13</text:p>
          </table:table-cell>
          <table:table-cell table:style-name="Tabla5.A1" office:value-type="string">
            <text:p text:style-name="P47">- <text:s/>14</text:p>
          </table:table-cell>
          <table:table-cell table:style-name="Tabla5.A1" office:value-type="string">
            <text:p text:style-name="P47">- <text:s/>15</text:p>
          </table:table-cell>
          <table:table-cell table:style-name="Tabla5.A1" office:value-type="string">
            <text:p text:style-name="P47">- <text:s/>16</text:p>
          </table:table-cell>
          <table:table-cell table:style-name="Tabla5.A1" office:value-type="string">
            <text:p text:style-name="P47">- <text:s/>17</text:p>
          </table:table-cell>
          <table:table-cell table:style-name="Tabla5.A1" office:value-type="string">
            <text:p text:style-name="P47">- <text:s/>18</text:p>
          </table:table-cell>
          <table:table-cell table:style-name="Tabla5.A1" office:value-type="string">
            <text:p text:style-name="P47">- <text:s/>19</text:p>
          </table:table-cell>
          <table:table-cell table:style-name="Tabla5.A1" office:value-type="string">
            <text:p text:style-name="P47">- <text:s/>20</text:p>
          </table:table-cell>
          <table:table-cell table:style-name="Tabla5.A1" office:value-type="string">
            <text:p text:style-name="P47">- <text:s/>21</text:p>
          </table:table-cell>
          <table:table-cell table:style-name="Tabla5.A1" office:value-type="string">
            <text:p text:style-name="P47">- <text:s/>22</text:p>
          </table:table-cell>
          <table:table-cell table:style-name="Tabla5.A1" office:value-type="string">
            <text:p text:style-name="P47">- <text:s/>23</text:p>
          </table:table-cell>
          <table:table-cell table:style-name="Tabla5.A1" office:value-type="string">
            <text:p text:style-name="P47">- <text:s/>24</text:p>
          </table:table-cell>
        </table:table-row>
        <table:table-row table:style-name="Tabla5.2">
          <table:table-cell table:style-name="Tabla5.A1" office:value-type="string">
            <text:p text:style-name="P27">P1</text:p>
          </table:table-cell>
          <table:table-cell table:style-name="Tabla5.B2" office:value-type="string">
            <text:p text:style-name="P46"><text:s/></text:p>
          </table:table-cell>
          <table:table-cell table:style-name="Tabla5.C2" office:value-type="string">
            <text:p text:style-name="P46"><text:s/></text:p>
          </table:table-cell>
          <table:table-cell table:style-name="Tabla5.D2" office:value-type="string">
            <text:p text:style-name="P46"><text:s/></text:p>
          </table:table-cell>
          <table:table-cell table:style-name="Tabla5.E2" office:value-type="string">
            <text:p text:style-name="P46"><text:s/></text:p>
          </table:table-cell>
          <table:table-cell table:style-name="Tabla5.F2" office:value-type="string">
            <text:p text:style-name="P46"><text:s/></text:p>
          </table:table-cell>
          <table:table-cell table:style-name="Tabla5.G2" office:value-type="string">
            <text:p text:style-name="P46"><text:s/></text:p>
          </table:table-cell>
          <table:table-cell table:style-name="Tabla5.H2" office:value-type="string">
            <text:p text:style-name="P46"><text:s/></text:p>
          </table:table-cell>
          <table:table-cell table:style-name="Tabla5.I2" office:value-type="string">
            <text:p text:style-name="P46"><text:s/></text:p>
          </table:table-cell>
          <table:table-cell table:style-name="Tabla5.J2" office:value-type="string">
            <text:p text:style-name="P46"><text:s/></text:p>
          </table:table-cell>
          <table:table-cell table:style-name="Tabla5.K2" office:value-type="string">
            <text:p text:style-name="P46"><text:s/></text:p>
          </table:table-cell>
          <table:table-cell table:style-name="Tabla5.L2" office:value-type="string">
            <text:p text:style-name="P46"><text:s/></text:p>
          </table:table-cell>
          <table:table-cell table:style-name="Tabla5.M2" office:value-type="string">
            <text:p text:style-name="P46"><text:s/></text:p>
          </table:table-cell>
          <table:table-cell table:style-name="Tabla5.N2" office:value-type="string">
            <text:p text:style-name="P46"><text:s/></text:p>
          </table:table-cell>
          <table:table-cell table:style-name="Tabla5.O2" office:value-type="string">
            <text:p text:style-name="P46"><text:s/></text:p>
          </table:table-cell>
          <table:table-cell table:style-name="Tabla5.P2" office:value-type="string">
            <text:p text:style-name="P46"><text:s/></text:p>
          </table:table-cell>
          <table:table-cell table:style-name="Tabla5.Q2" office:value-type="string">
            <text:p text:style-name="P46"><text:s/></text:p>
          </table:table-cell>
          <table:table-cell table:style-name="Tabla5.R2" office:value-type="string">
            <text:p text:style-name="P46"><text:s/></text:p>
          </table:table-cell>
          <table:table-cell table:style-name="Tabla5.S2" office:value-type="string">
            <text:p text:style-name="P46"><text:s/></text:p>
          </table:table-cell>
          <table:table-cell table:style-name="Tabla5.T2" office:value-type="string">
            <text:p text:style-name="P46"><text:s/></text:p>
          </table:table-cell>
          <table:table-cell table:style-name="Tabla5.U2" office:value-type="string">
            <text:p text:style-name="P46"><text:s/></text:p>
          </table:table-cell>
          <table:table-cell table:style-name="Tabla5.V2" office:value-type="string">
            <text:p text:style-name="P46"><text:s/></text:p>
          </table:table-cell>
          <table:table-cell table:style-name="Tabla5.W2" office:value-type="string">
            <text:p text:style-name="P46"><text:s/></text:p>
          </table:table-cell>
          <table:table-cell table:style-name="Tabla5.X2" office:value-type="string">
            <text:p text:style-name="P46"><text:s/></text:p>
          </table:table-cell>
          <table:table-cell table:style-name="Tabla5.Y2" office:value-type="string">
            <text:p text:style-name="P46"><text:s/></text:p>
          </table:table-cell>
        </table:table-row>
        <table:table-row table:style-name="Tabla5.3">
          <table:table-cell table:style-name="Tabla5.A1" office:value-type="string">
            <text:p text:style-name="P27">P2</text:p>
          </table:table-cell>
          <table:table-cell table:style-name="Tabla5.B3" office:value-type="string">
            <text:p text:style-name="P46"><text:s/></text:p>
          </table:table-cell>
          <table:table-cell table:style-name="Tabla5.C3" office:value-type="string">
            <text:p text:style-name="P46"><text:s/></text:p>
          </table:table-cell>
          <table:table-cell table:style-name="Tabla5.D3" office:value-type="string">
            <text:p text:style-name="P46"><text:s/></text:p>
          </table:table-cell>
          <table:table-cell table:style-name="Tabla5.E3" office:value-type="string">
            <text:p text:style-name="P46"><text:s/></text:p>
          </table:table-cell>
          <table:table-cell table:style-name="Tabla5.F3" office:value-type="string">
            <text:p text:style-name="P46"><text:s/></text:p>
          </table:table-cell>
          <table:table-cell table:style-name="Tabla5.G3" office:value-type="string">
            <text:p text:style-name="P46"><text:s/></text:p>
          </table:table-cell>
          <table:table-cell table:style-name="Tabla5.H3" office:value-type="string">
            <text:p text:style-name="P46"><text:s/></text:p>
          </table:table-cell>
          <table:table-cell table:style-name="Tabla5.I3" office:value-type="string">
            <text:p text:style-name="P46"><text:s/></text:p>
          </table:table-cell>
          <table:table-cell table:style-name="Tabla5.J3" office:value-type="string">
            <text:p text:style-name="P46"><text:s/></text:p>
          </table:table-cell>
          <table:table-cell table:style-name="Tabla5.K3" office:value-type="string">
            <text:p text:style-name="P46"><text:s/></text:p>
          </table:table-cell>
          <table:table-cell table:style-name="Tabla5.L3" office:value-type="string">
            <text:p text:style-name="P46"><text:s/></text:p>
          </table:table-cell>
          <table:table-cell table:style-name="Tabla5.M3" office:value-type="string">
            <text:p text:style-name="P46"><text:s/></text:p>
          </table:table-cell>
          <table:table-cell table:style-name="Tabla5.N3" office:value-type="string">
            <text:p text:style-name="P46"><text:s/></text:p>
          </table:table-cell>
          <table:table-cell table:style-name="Tabla5.O3" office:value-type="string">
            <text:p text:style-name="P46"><text:s/></text:p>
          </table:table-cell>
          <table:table-cell table:style-name="Tabla5.P3" office:value-type="string">
            <text:p text:style-name="P46"><text:s/></text:p>
          </table:table-cell>
          <table:table-cell table:style-name="Tabla5.Q3" office:value-type="string">
            <text:p text:style-name="P46"><text:s/></text:p>
          </table:table-cell>
          <table:table-cell table:style-name="Tabla5.R3" office:value-type="string">
            <text:p text:style-name="P46"><text:s/></text:p>
          </table:table-cell>
          <table:table-cell table:style-name="Tabla5.S3" office:value-type="string">
            <text:p text:style-name="P46"><text:s/></text:p>
          </table:table-cell>
          <table:table-cell table:style-name="Tabla5.T3" office:value-type="string">
            <text:p text:style-name="P46"><text:s/></text:p>
          </table:table-cell>
          <table:table-cell table:style-name="Tabla5.U3" office:value-type="string">
            <text:p text:style-name="P46"><text:s/></text:p>
          </table:table-cell>
          <table:table-cell table:style-name="Tabla5.V3" office:value-type="string">
            <text:p text:style-name="P46"><text:s/></text:p>
          </table:table-cell>
          <table:table-cell table:style-name="Tabla5.W3" office:value-type="string">
            <text:p text:style-name="P46"><text:s/></text:p>
          </table:table-cell>
          <table:table-cell table:style-name="Tabla5.X3" office:value-type="string">
            <text:p text:style-name="P46"><text:s/></text:p>
          </table:table-cell>
          <table:table-cell table:style-name="Tabla5.Y3" office:value-type="string">
            <text:p text:style-name="P46"><text:s/></text:p>
          </table:table-cell>
        </table:table-row>
        <table:table-row table:style-name="Tabla5.3">
          <table:table-cell table:style-name="Tabla5.A1" office:value-type="string">
            <text:p text:style-name="P27">P3</text:p>
          </table:table-cell>
          <table:table-cell table:style-name="Tabla5.B4" office:value-type="string">
            <text:p text:style-name="P46"><text:s/></text:p>
          </table:table-cell>
          <table:table-cell table:style-name="Tabla5.C4" office:value-type="string">
            <text:p text:style-name="P46"><text:s/></text:p>
          </table:table-cell>
          <table:table-cell table:style-name="Tabla5.D4" office:value-type="string">
            <text:p text:style-name="P46"><text:s/></text:p>
          </table:table-cell>
          <table:table-cell table:style-name="Tabla5.E4" office:value-type="string">
            <text:p text:style-name="P46"><text:s/></text:p>
          </table:table-cell>
          <table:table-cell table:style-name="Tabla5.F4" office:value-type="string">
            <text:p text:style-name="P46"><text:s/></text:p>
          </table:table-cell>
          <table:table-cell table:style-name="Tabla5.G4" office:value-type="string">
            <text:p text:style-name="P46"><text:s/></text:p>
          </table:table-cell>
          <table:table-cell table:style-name="Tabla5.H4" office:value-type="string">
            <text:p text:style-name="P46"><text:s/></text:p>
          </table:table-cell>
          <table:table-cell table:style-name="Tabla5.I4" office:value-type="string">
            <text:p text:style-name="P46"><text:s/></text:p>
          </table:table-cell>
          <table:table-cell table:style-name="Tabla5.J4" office:value-type="string">
            <text:p text:style-name="P46"><text:s/></text:p>
          </table:table-cell>
          <table:table-cell table:style-name="Tabla5.K4" office:value-type="string">
            <text:p text:style-name="P46"><text:s/></text:p>
          </table:table-cell>
          <table:table-cell table:style-name="Tabla5.L4" office:value-type="string">
            <text:p text:style-name="P46"><text:s/></text:p>
          </table:table-cell>
          <table:table-cell table:style-name="Tabla5.M4" office:value-type="string">
            <text:p text:style-name="P46"><text:s/></text:p>
          </table:table-cell>
          <table:table-cell table:style-name="Tabla5.N4" office:value-type="string">
            <text:p text:style-name="P46"><text:s/></text:p>
          </table:table-cell>
          <table:table-cell table:style-name="Tabla5.O4" office:value-type="string">
            <text:p text:style-name="P46"><text:s/></text:p>
          </table:table-cell>
          <table:table-cell table:style-name="Tabla5.P4" office:value-type="string">
            <text:p text:style-name="P46"><text:s/></text:p>
          </table:table-cell>
          <table:table-cell table:style-name="Tabla5.Q4" office:value-type="string">
            <text:p text:style-name="P46"><text:s/></text:p>
          </table:table-cell>
          <table:table-cell table:style-name="Tabla5.R4" office:value-type="string">
            <text:p text:style-name="P46"><text:s/></text:p>
          </table:table-cell>
          <table:table-cell table:style-name="Tabla5.S4" office:value-type="string">
            <text:p text:style-name="P46"><text:s/></text:p>
          </table:table-cell>
          <table:table-cell table:style-name="Tabla5.T4" office:value-type="string">
            <text:p text:style-name="P46"><text:s/></text:p>
          </table:table-cell>
          <table:table-cell table:style-name="Tabla5.U4" office:value-type="string">
            <text:p text:style-name="P46"><text:s/></text:p>
          </table:table-cell>
          <table:table-cell table:style-name="Tabla5.V4" office:value-type="string">
            <text:p text:style-name="P46"><text:s/></text:p>
          </table:table-cell>
          <table:table-cell table:style-name="Tabla5.W4" office:value-type="string">
            <text:p text:style-name="P46"><text:s/></text:p>
          </table:table-cell>
          <table:table-cell table:style-name="Tabla5.X4" office:value-type="string">
            <text:p text:style-name="P46"><text:s/></text:p>
          </table:table-cell>
          <table:table-cell table:style-name="Tabla5.Y4" office:value-type="string">
            <text:p text:style-name="P46"><text:s/></text:p>
          </table:table-cell>
        </table:table-row>
        <table:table-row table:style-name="Tabla5.3">
          <table:table-cell table:style-name="Tabla5.A1" office:value-type="string">
            <text:p text:style-name="P27">P4</text:p>
          </table:table-cell>
          <table:table-cell table:style-name="Tabla5.B5" office:value-type="string">
            <text:p text:style-name="P46"><text:s/></text:p>
          </table:table-cell>
          <table:table-cell table:style-name="Tabla5.C5" office:value-type="string">
            <text:p text:style-name="P46"><text:s/></text:p>
          </table:table-cell>
          <table:table-cell table:style-name="Tabla5.D5" office:value-type="string">
            <text:p text:style-name="P46"><text:s/></text:p>
          </table:table-cell>
          <table:table-cell table:style-name="Tabla5.E5" office:value-type="string">
            <text:p text:style-name="P46"><text:s/></text:p>
          </table:table-cell>
          <table:table-cell table:style-name="Tabla5.F5" office:value-type="string">
            <text:p text:style-name="P46"><text:s/></text:p>
          </table:table-cell>
          <table:table-cell table:style-name="Tabla5.G5" office:value-type="string">
            <text:p text:style-name="P46"><text:s/></text:p>
          </table:table-cell>
          <table:table-cell table:style-name="Tabla5.H5" office:value-type="string">
            <text:p text:style-name="P46"><text:s/></text:p>
          </table:table-cell>
          <table:table-cell table:style-name="Tabla5.I5" office:value-type="string">
            <text:p text:style-name="P46"><text:s/></text:p>
          </table:table-cell>
          <table:table-cell table:style-name="Tabla5.J5" office:value-type="string">
            <text:p text:style-name="P46"><text:s/></text:p>
          </table:table-cell>
          <table:table-cell table:style-name="Tabla5.K5" office:value-type="string">
            <text:p text:style-name="P46"><text:s/></text:p>
          </table:table-cell>
          <table:table-cell table:style-name="Tabla5.L5" office:value-type="string">
            <text:p text:style-name="P46"><text:s/></text:p>
          </table:table-cell>
          <table:table-cell table:style-name="Tabla5.M5" office:value-type="string">
            <text:p text:style-name="P46"><text:s/></text:p>
          </table:table-cell>
          <table:table-cell table:style-name="Tabla5.N5" office:value-type="string">
            <text:p text:style-name="P46"><text:s/></text:p>
          </table:table-cell>
          <table:table-cell table:style-name="Tabla5.O5" office:value-type="string">
            <text:p text:style-name="P46"><text:s/></text:p>
          </table:table-cell>
          <table:table-cell table:style-name="Tabla5.P5" office:value-type="string">
            <text:p text:style-name="P46"><text:s/></text:p>
          </table:table-cell>
          <table:table-cell table:style-name="Tabla5.Q5" office:value-type="string">
            <text:p text:style-name="P46"><text:s/></text:p>
          </table:table-cell>
          <table:table-cell table:style-name="Tabla5.R5" office:value-type="string">
            <text:p text:style-name="P46"><text:s/></text:p>
          </table:table-cell>
          <table:table-cell table:style-name="Tabla5.S5" office:value-type="string">
            <text:p text:style-name="P46"><text:s/></text:p>
          </table:table-cell>
          <table:table-cell table:style-name="Tabla5.T5" office:value-type="string">
            <text:p text:style-name="P46"><text:s/></text:p>
          </table:table-cell>
          <table:table-cell table:style-name="Tabla5.U5" office:value-type="string">
            <text:p text:style-name="P46"><text:s/></text:p>
          </table:table-cell>
          <table:table-cell table:style-name="Tabla5.V5" office:value-type="string">
            <text:p text:style-name="P46"><text:s/></text:p>
          </table:table-cell>
          <table:table-cell table:style-name="Tabla5.W5" office:value-type="string">
            <text:p text:style-name="P46"><text:s/></text:p>
          </table:table-cell>
          <table:table-cell table:style-name="Tabla5.X5" office:value-type="string">
            <text:p text:style-name="P46"><text:s/></text:p>
          </table:table-cell>
          <table:table-cell table:style-name="Tabla5.Y5" office:value-type="string">
            <text:p text:style-name="P46"><text:s/></text:p>
          </table:table-cell>
        </table:table-row>
        <table:table-row table:style-name="Tabla5.6">
          <table:table-cell table:style-name="Tabla5.A1" office:value-type="string">
            <text:p text:style-name="P27">P5</text:p>
          </table:table-cell>
          <table:table-cell table:style-name="Tabla5.B6" office:value-type="string">
            <text:p text:style-name="P46"><text:s/></text:p>
          </table:table-cell>
          <table:table-cell table:style-name="Tabla5.C6" office:value-type="string">
            <text:p text:style-name="P46"><text:s/></text:p>
          </table:table-cell>
          <table:table-cell table:style-name="Tabla5.D6" office:value-type="string">
            <text:p text:style-name="P46"><text:s/></text:p>
          </table:table-cell>
          <table:table-cell table:style-name="Tabla5.E6" office:value-type="string">
            <text:p text:style-name="P46"><text:s/></text:p>
          </table:table-cell>
          <table:table-cell table:style-name="Tabla5.F6" office:value-type="string">
            <text:p text:style-name="P46"><text:s/></text:p>
          </table:table-cell>
          <table:table-cell table:style-name="Tabla5.G6" office:value-type="string">
            <text:p text:style-name="P46"><text:s/></text:p>
          </table:table-cell>
          <table:table-cell table:style-name="Tabla5.H6" office:value-type="string">
            <text:p text:style-name="P46"><text:s/></text:p>
          </table:table-cell>
          <table:table-cell table:style-name="Tabla5.I6" office:value-type="string">
            <text:p text:style-name="P46"><text:s/></text:p>
          </table:table-cell>
          <table:table-cell table:style-name="Tabla5.J6" office:value-type="string">
            <text:p text:style-name="P46"><text:s/></text:p>
          </table:table-cell>
          <table:table-cell table:style-name="Tabla5.K6" office:value-type="string">
            <text:p text:style-name="P46"><text:s/></text:p>
          </table:table-cell>
          <table:table-cell table:style-name="Tabla5.L6" office:value-type="string">
            <text:p text:style-name="P46"><text:s/></text:p>
          </table:table-cell>
          <table:table-cell table:style-name="Tabla5.M6" office:value-type="string">
            <text:p text:style-name="P46"><text:s/></text:p>
          </table:table-cell>
          <table:table-cell table:style-name="Tabla5.N6" office:value-type="string">
            <text:p text:style-name="P46"><text:s/></text:p>
          </table:table-cell>
          <table:table-cell table:style-name="Tabla5.O6" office:value-type="string">
            <text:p text:style-name="P46"><text:s/></text:p>
          </table:table-cell>
          <table:table-cell table:style-name="Tabla5.P6" office:value-type="string">
            <text:p text:style-name="P46"><text:s/></text:p>
          </table:table-cell>
          <table:table-cell table:style-name="Tabla5.Q6" office:value-type="string">
            <text:p text:style-name="P46"><text:s/></text:p>
          </table:table-cell>
          <table:table-cell table:style-name="Tabla5.R6" office:value-type="string">
            <text:p text:style-name="P46"><text:s/></text:p>
          </table:table-cell>
          <table:table-cell table:style-name="Tabla5.S6" office:value-type="string">
            <text:p text:style-name="P46"><text:s/></text:p>
          </table:table-cell>
          <table:table-cell table:style-name="Tabla5.T6" office:value-type="string">
            <text:p text:style-name="P46"><text:s/></text:p>
          </table:table-cell>
          <table:table-cell table:style-name="Tabla5.U6" office:value-type="string">
            <text:p text:style-name="P46"><text:s/></text:p>
          </table:table-cell>
          <table:table-cell table:style-name="Tabla5.V6" office:value-type="string">
            <text:p text:style-name="P46"><text:s/></text:p>
          </table:table-cell>
          <table:table-cell table:style-name="Tabla5.W6" office:value-type="string">
            <text:p text:style-name="P46"><text:s/></text:p>
          </table:table-cell>
          <table:table-cell table:style-name="Tabla5.X6" office:value-type="string">
            <text:p text:style-name="P46"><text:s/></text:p>
          </table:table-cell>
          <table:table-cell table:style-name="Tabla5.Y6" office:value-type="string">
            <text:p text:style-name="P46"><text:s/></text:p>
          </table:table-cell>
        </table:table-row>
      </table:table>
      <text:p text:style-name="P9"><text:soft-page-break/><text:span text:style-name="T5">E</text:span><text:span text:style-name="T6">jercicio </text:span><text:span text:style-name="T8">C</text:span><text:span text:style-name="T5">:</text:span></text:p>
      <text:p text:style-name="P13">Algoritmo: <text:span text:style-name="T10">SJF</text:span></text:p>
      <text:p text:style-name="P15"/>
      <table:table table:name="Tabla6" table:style-name="Tabla6" table:template-name="Simple Grid Rows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29">Nombre proceso</text:p>
          </table:table-cell>
          <table:table-cell table:style-name="Tabla6.B1" office:value-type="string">
            <text:p text:style-name="P29">Llegada</text:p>
          </table:table-cell>
          <table:table-cell table:style-name="Tabla6.B1" office:value-type="string">
            <text:p text:style-name="P29">Duración</text:p>
          </table:table-cell>
          <table:table-cell table:style-name="Tabla6.A1" office:value-type="string">
            <text:p text:style-name="P31">Tiempo espera</text:p>
          </table:table-cell>
        </table:table-row>
        <table:table-row>
          <table:table-cell table:style-name="Tabla6.A2" office:value-type="string">
            <text:p text:style-name="P38">P1</text:p>
          </table:table-cell>
          <table:table-cell table:style-name="Tabla6.B2" office:value-type="float" office:value="2">
            <text:p text:style-name="P34">2</text:p>
          </table:table-cell>
          <table:table-cell table:style-name="Tabla6.B2" office:value-type="float" office:value="5">
            <text:p text:style-name="P34">5</text:p>
          </table:table-cell>
          <table:table-cell table:style-name="Tabla6.D2">
            <text:p text:style-name="P39"/>
          </table:table-cell>
        </table:table-row>
        <table:table-row>
          <table:table-cell table:style-name="Tabla6.A3" office:value-type="string">
            <text:p text:style-name="P38">P2</text:p>
          </table:table-cell>
          <table:table-cell table:style-name="Tabla6.B3" office:value-type="float" office:value="3">
            <text:p text:style-name="P34">3</text:p>
          </table:table-cell>
          <table:table-cell table:style-name="Tabla6.B3" office:value-type="float" office:value="4">
            <text:p text:style-name="P34">4</text:p>
          </table:table-cell>
          <table:table-cell table:style-name="Tabla6.D3">
            <text:p text:style-name="P39"/>
          </table:table-cell>
        </table:table-row>
        <table:table-row>
          <table:table-cell table:style-name="Tabla6.A2" office:value-type="string">
            <text:p text:style-name="P38">P3</text:p>
          </table:table-cell>
          <table:table-cell table:style-name="Tabla6.B2" office:value-type="float" office:value="0">
            <text:p text:style-name="P34">0</text:p>
          </table:table-cell>
          <table:table-cell table:style-name="Tabla6.B2" office:value-type="float" office:value="5">
            <text:p text:style-name="P35">5</text:p>
          </table:table-cell>
          <table:table-cell table:style-name="Tabla6.D2">
            <text:p text:style-name="P39"/>
          </table:table-cell>
        </table:table-row>
        <table:table-row>
          <table:table-cell table:style-name="Tabla6.A3" office:value-type="string">
            <text:p text:style-name="P38">P4</text:p>
          </table:table-cell>
          <table:table-cell table:style-name="Tabla6.B3" office:value-type="float" office:value="6">
            <text:p text:style-name="P34">6</text:p>
          </table:table-cell>
          <table:table-cell table:style-name="Tabla6.B3" office:value-type="float" office:value="1">
            <text:p text:style-name="P34">1</text:p>
          </table:table-cell>
          <table:table-cell table:style-name="Tabla6.D3">
            <text:p text:style-name="P39"/>
          </table:table-cell>
        </table:table-row>
        <table:table-row>
          <table:table-cell table:style-name="Tabla6.A6" office:value-type="string">
            <text:p text:style-name="P38">P5</text:p>
          </table:table-cell>
          <table:table-cell table:style-name="Tabla6.B6" office:value-type="float" office:value="7">
            <text:p text:style-name="P34">7</text:p>
          </table:table-cell>
          <table:table-cell table:style-name="Tabla6.B6" office:value-type="float" office:value="2">
            <text:p text:style-name="P34">2</text:p>
          </table:table-cell>
          <table:table-cell table:style-name="Tabla6.D6">
            <text:p text:style-name="P32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7" table:style-name="Tabla7">
        <table:table-column table:style-name="Tabla7.A"/>
        <table:table-column table:style-name="Tabla7.B"/>
        <table:table-column table:style-name="Tabla7.C" table:number-columns-repeated="8"/>
        <table:table-column table:style-name="Tabla7.K" table:number-columns-repeated="15"/>
        <table:table-row table:style-name="Tabla7.1">
          <table:table-cell table:style-name="Tabla7.A1" office:value-type="string">
            <text:p text:style-name="P48"/>
          </table:table-cell>
          <table:table-cell table:style-name="Tabla7.A1" office:value-type="string">
            <text:p text:style-name="P47"><text:span text:style-name="T13">0 <text:s text:c="2"/>- <text:s text:c="2"/></text:span>1</text:p>
          </table:table-cell>
          <table:table-cell table:style-name="Tabla7.A1" office:value-type="string">
            <text:p text:style-name="P47">- <text:s text:c="2"/>2</text:p>
          </table:table-cell>
          <table:table-cell table:style-name="Tabla7.A1" office:value-type="string">
            <text:p text:style-name="P47">- <text:s text:c="2"/>3</text:p>
          </table:table-cell>
          <table:table-cell table:style-name="Tabla7.A1" office:value-type="string">
            <text:p text:style-name="P47">- <text:s text:c="2"/>4</text:p>
          </table:table-cell>
          <table:table-cell table:style-name="Tabla7.A1" office:value-type="string">
            <text:p text:style-name="P47">- <text:s text:c="2"/>5</text:p>
          </table:table-cell>
          <table:table-cell table:style-name="Tabla7.A1" office:value-type="string">
            <text:p text:style-name="P47">- <text:s text:c="2"/>6</text:p>
          </table:table-cell>
          <table:table-cell table:style-name="Tabla7.A1" office:value-type="string">
            <text:p text:style-name="P47">- <text:s text:c="2"/>7</text:p>
          </table:table-cell>
          <table:table-cell table:style-name="Tabla7.A1" office:value-type="string">
            <text:p text:style-name="P47">- <text:s text:c="2"/>8</text:p>
          </table:table-cell>
          <table:table-cell table:style-name="Tabla7.A1" office:value-type="string">
            <text:p text:style-name="P47">- <text:s text:c="2"/>9</text:p>
          </table:table-cell>
          <table:table-cell table:style-name="Tabla7.A1" office:value-type="string">
            <text:p text:style-name="P47">- <text:s/>10</text:p>
          </table:table-cell>
          <table:table-cell table:style-name="Tabla7.A1" office:value-type="string">
            <text:p text:style-name="P47">- <text:s/>11</text:p>
          </table:table-cell>
          <table:table-cell table:style-name="Tabla7.A1" office:value-type="string">
            <text:p text:style-name="P47">- <text:s/>12</text:p>
          </table:table-cell>
          <table:table-cell table:style-name="Tabla7.A1" office:value-type="string">
            <text:p text:style-name="P47">- <text:s/>13</text:p>
          </table:table-cell>
          <table:table-cell table:style-name="Tabla7.A1" office:value-type="string">
            <text:p text:style-name="P47">- <text:s/>14</text:p>
          </table:table-cell>
          <table:table-cell table:style-name="Tabla7.A1" office:value-type="string">
            <text:p text:style-name="P47">- <text:s/>15</text:p>
          </table:table-cell>
          <table:table-cell table:style-name="Tabla7.A1" office:value-type="string">
            <text:p text:style-name="P47">- <text:s/>16</text:p>
          </table:table-cell>
          <table:table-cell table:style-name="Tabla7.A1" office:value-type="string">
            <text:p text:style-name="P47">- <text:s/>17</text:p>
          </table:table-cell>
          <table:table-cell table:style-name="Tabla7.A1" office:value-type="string">
            <text:p text:style-name="P47">- <text:s/>18</text:p>
          </table:table-cell>
          <table:table-cell table:style-name="Tabla7.A1" office:value-type="string">
            <text:p text:style-name="P47">- <text:s/>19</text:p>
          </table:table-cell>
          <table:table-cell table:style-name="Tabla7.A1" office:value-type="string">
            <text:p text:style-name="P47">- <text:s/>20</text:p>
          </table:table-cell>
          <table:table-cell table:style-name="Tabla7.A1" office:value-type="string">
            <text:p text:style-name="P47">- <text:s/>21</text:p>
          </table:table-cell>
          <table:table-cell table:style-name="Tabla7.A1" office:value-type="string">
            <text:p text:style-name="P47">- <text:s/>22</text:p>
          </table:table-cell>
          <table:table-cell table:style-name="Tabla7.A1" office:value-type="string">
            <text:p text:style-name="P47">- <text:s/>23</text:p>
          </table:table-cell>
          <table:table-cell table:style-name="Tabla7.A1" office:value-type="string">
            <text:p text:style-name="P47">- <text:s/>24</text:p>
          </table:table-cell>
        </table:table-row>
        <table:table-row table:style-name="Tabla7.2">
          <table:table-cell table:style-name="Tabla7.A1" office:value-type="string">
            <text:p text:style-name="P27">P1</text:p>
          </table:table-cell>
          <table:table-cell table:style-name="Tabla7.B2" office:value-type="string">
            <text:p text:style-name="P46"><text:s/></text:p>
          </table:table-cell>
          <table:table-cell table:style-name="Tabla7.C2" office:value-type="string">
            <text:p text:style-name="P46"><text:s/></text:p>
          </table:table-cell>
          <table:table-cell table:style-name="Tabla7.D2" office:value-type="string">
            <text:p text:style-name="P46"><text:s/></text:p>
          </table:table-cell>
          <table:table-cell table:style-name="Tabla7.E2" office:value-type="string">
            <text:p text:style-name="P46"><text:s/></text:p>
          </table:table-cell>
          <table:table-cell table:style-name="Tabla7.F2" office:value-type="string">
            <text:p text:style-name="P46"><text:s/></text:p>
          </table:table-cell>
          <table:table-cell table:style-name="Tabla7.G2" office:value-type="string">
            <text:p text:style-name="P46"><text:s/></text:p>
          </table:table-cell>
          <table:table-cell table:style-name="Tabla7.H2" office:value-type="string">
            <text:p text:style-name="P46"><text:s/></text:p>
          </table:table-cell>
          <table:table-cell table:style-name="Tabla7.I2" office:value-type="string">
            <text:p text:style-name="P46"><text:s/></text:p>
          </table:table-cell>
          <table:table-cell table:style-name="Tabla7.J2" office:value-type="string">
            <text:p text:style-name="P46"><text:s/></text:p>
          </table:table-cell>
          <table:table-cell table:style-name="Tabla7.K2" office:value-type="string">
            <text:p text:style-name="P46"><text:s/></text:p>
          </table:table-cell>
          <table:table-cell table:style-name="Tabla7.L2" office:value-type="string">
            <text:p text:style-name="P46"><text:s/></text:p>
          </table:table-cell>
          <table:table-cell table:style-name="Tabla7.M2" office:value-type="string">
            <text:p text:style-name="P46"><text:s/></text:p>
          </table:table-cell>
          <table:table-cell table:style-name="Tabla7.N2" office:value-type="string">
            <text:p text:style-name="P46"><text:s/></text:p>
          </table:table-cell>
          <table:table-cell table:style-name="Tabla7.O2" office:value-type="string">
            <text:p text:style-name="P46"><text:s/></text:p>
          </table:table-cell>
          <table:table-cell table:style-name="Tabla7.P2" office:value-type="string">
            <text:p text:style-name="P46"><text:s/></text:p>
          </table:table-cell>
          <table:table-cell table:style-name="Tabla7.Q2" office:value-type="string">
            <text:p text:style-name="P46"><text:s/></text:p>
          </table:table-cell>
          <table:table-cell table:style-name="Tabla7.R2" office:value-type="string">
            <text:p text:style-name="P46"><text:s/></text:p>
          </table:table-cell>
          <table:table-cell table:style-name="Tabla7.S2" office:value-type="string">
            <text:p text:style-name="P46"><text:s/></text:p>
          </table:table-cell>
          <table:table-cell table:style-name="Tabla7.T2" office:value-type="string">
            <text:p text:style-name="P46"><text:s/></text:p>
          </table:table-cell>
          <table:table-cell table:style-name="Tabla7.U2" office:value-type="string">
            <text:p text:style-name="P46"><text:s/></text:p>
          </table:table-cell>
          <table:table-cell table:style-name="Tabla7.V2" office:value-type="string">
            <text:p text:style-name="P46"><text:s/></text:p>
          </table:table-cell>
          <table:table-cell table:style-name="Tabla7.W2" office:value-type="string">
            <text:p text:style-name="P46"><text:s/></text:p>
          </table:table-cell>
          <table:table-cell table:style-name="Tabla7.X2" office:value-type="string">
            <text:p text:style-name="P46"><text:s/></text:p>
          </table:table-cell>
          <table:table-cell table:style-name="Tabla7.Y2" office:value-type="string">
            <text:p text:style-name="P46"><text:s/></text:p>
          </table:table-cell>
        </table:table-row>
        <table:table-row table:style-name="Tabla7.3">
          <table:table-cell table:style-name="Tabla7.A1" office:value-type="string">
            <text:p text:style-name="P27">P2</text:p>
          </table:table-cell>
          <table:table-cell table:style-name="Tabla7.B3" office:value-type="string">
            <text:p text:style-name="P46"><text:s/></text:p>
          </table:table-cell>
          <table:table-cell table:style-name="Tabla7.C3" office:value-type="string">
            <text:p text:style-name="P46"><text:s/></text:p>
          </table:table-cell>
          <table:table-cell table:style-name="Tabla7.D3" office:value-type="string">
            <text:p text:style-name="P46"><text:s/></text:p>
          </table:table-cell>
          <table:table-cell table:style-name="Tabla7.E3" office:value-type="string">
            <text:p text:style-name="P46"><text:s/></text:p>
          </table:table-cell>
          <table:table-cell table:style-name="Tabla7.F3" office:value-type="string">
            <text:p text:style-name="P46"><text:s/></text:p>
          </table:table-cell>
          <table:table-cell table:style-name="Tabla7.G3" office:value-type="string">
            <text:p text:style-name="P46"><text:s/></text:p>
          </table:table-cell>
          <table:table-cell table:style-name="Tabla7.H3" office:value-type="string">
            <text:p text:style-name="P46"><text:s/></text:p>
          </table:table-cell>
          <table:table-cell table:style-name="Tabla7.I3" office:value-type="string">
            <text:p text:style-name="P46"><text:s/></text:p>
          </table:table-cell>
          <table:table-cell table:style-name="Tabla7.J3" office:value-type="string">
            <text:p text:style-name="P46"><text:s/></text:p>
          </table:table-cell>
          <table:table-cell table:style-name="Tabla7.K3" office:value-type="string">
            <text:p text:style-name="P46"><text:s/></text:p>
          </table:table-cell>
          <table:table-cell table:style-name="Tabla7.L3" office:value-type="string">
            <text:p text:style-name="P46"><text:s/></text:p>
          </table:table-cell>
          <table:table-cell table:style-name="Tabla7.M3" office:value-type="string">
            <text:p text:style-name="P46"><text:s/></text:p>
          </table:table-cell>
          <table:table-cell table:style-name="Tabla7.N3" office:value-type="string">
            <text:p text:style-name="P46"><text:s/></text:p>
          </table:table-cell>
          <table:table-cell table:style-name="Tabla7.O3" office:value-type="string">
            <text:p text:style-name="P46"><text:s/></text:p>
          </table:table-cell>
          <table:table-cell table:style-name="Tabla7.P3" office:value-type="string">
            <text:p text:style-name="P46"><text:s/></text:p>
          </table:table-cell>
          <table:table-cell table:style-name="Tabla7.Q3" office:value-type="string">
            <text:p text:style-name="P46"><text:s/></text:p>
          </table:table-cell>
          <table:table-cell table:style-name="Tabla7.R3" office:value-type="string">
            <text:p text:style-name="P46"><text:s/></text:p>
          </table:table-cell>
          <table:table-cell table:style-name="Tabla7.S3" office:value-type="string">
            <text:p text:style-name="P46"><text:s/></text:p>
          </table:table-cell>
          <table:table-cell table:style-name="Tabla7.T3" office:value-type="string">
            <text:p text:style-name="P46"><text:s/></text:p>
          </table:table-cell>
          <table:table-cell table:style-name="Tabla7.U3" office:value-type="string">
            <text:p text:style-name="P46"><text:s/></text:p>
          </table:table-cell>
          <table:table-cell table:style-name="Tabla7.V3" office:value-type="string">
            <text:p text:style-name="P46"><text:s/></text:p>
          </table:table-cell>
          <table:table-cell table:style-name="Tabla7.W3" office:value-type="string">
            <text:p text:style-name="P46"><text:s/></text:p>
          </table:table-cell>
          <table:table-cell table:style-name="Tabla7.X3" office:value-type="string">
            <text:p text:style-name="P46"><text:s/></text:p>
          </table:table-cell>
          <table:table-cell table:style-name="Tabla7.Y3" office:value-type="string">
            <text:p text:style-name="P46"><text:s/></text:p>
          </table:table-cell>
        </table:table-row>
        <table:table-row table:style-name="Tabla7.3">
          <table:table-cell table:style-name="Tabla7.A1" office:value-type="string">
            <text:p text:style-name="P27">P3</text:p>
          </table:table-cell>
          <table:table-cell table:style-name="Tabla7.B4" office:value-type="string">
            <text:p text:style-name="P46"><text:s/></text:p>
          </table:table-cell>
          <table:table-cell table:style-name="Tabla7.C4" office:value-type="string">
            <text:p text:style-name="P46"><text:s/></text:p>
          </table:table-cell>
          <table:table-cell table:style-name="Tabla7.D4" office:value-type="string">
            <text:p text:style-name="P46"><text:s/></text:p>
          </table:table-cell>
          <table:table-cell table:style-name="Tabla7.E4" office:value-type="string">
            <text:p text:style-name="P46"><text:s/></text:p>
          </table:table-cell>
          <table:table-cell table:style-name="Tabla7.F4" office:value-type="string">
            <text:p text:style-name="P46"><text:s/></text:p>
          </table:table-cell>
          <table:table-cell table:style-name="Tabla7.G4" office:value-type="string">
            <text:p text:style-name="P46"><text:s/></text:p>
          </table:table-cell>
          <table:table-cell table:style-name="Tabla7.H4" office:value-type="string">
            <text:p text:style-name="P46"><text:s/></text:p>
          </table:table-cell>
          <table:table-cell table:style-name="Tabla7.I4" office:value-type="string">
            <text:p text:style-name="P46"><text:s/></text:p>
          </table:table-cell>
          <table:table-cell table:style-name="Tabla7.J4" office:value-type="string">
            <text:p text:style-name="P46"><text:s/></text:p>
          </table:table-cell>
          <table:table-cell table:style-name="Tabla7.K4" office:value-type="string">
            <text:p text:style-name="P46"><text:s/></text:p>
          </table:table-cell>
          <table:table-cell table:style-name="Tabla7.L4" office:value-type="string">
            <text:p text:style-name="P46"><text:s/></text:p>
          </table:table-cell>
          <table:table-cell table:style-name="Tabla7.M4" office:value-type="string">
            <text:p text:style-name="P46"><text:s/></text:p>
          </table:table-cell>
          <table:table-cell table:style-name="Tabla7.N4" office:value-type="string">
            <text:p text:style-name="P46"><text:s/></text:p>
          </table:table-cell>
          <table:table-cell table:style-name="Tabla7.O4" office:value-type="string">
            <text:p text:style-name="P46"><text:s/></text:p>
          </table:table-cell>
          <table:table-cell table:style-name="Tabla7.P4" office:value-type="string">
            <text:p text:style-name="P46"><text:s/></text:p>
          </table:table-cell>
          <table:table-cell table:style-name="Tabla7.Q4" office:value-type="string">
            <text:p text:style-name="P46"><text:s/></text:p>
          </table:table-cell>
          <table:table-cell table:style-name="Tabla7.R4" office:value-type="string">
            <text:p text:style-name="P46"><text:s/></text:p>
          </table:table-cell>
          <table:table-cell table:style-name="Tabla7.S4" office:value-type="string">
            <text:p text:style-name="P46"><text:s/></text:p>
          </table:table-cell>
          <table:table-cell table:style-name="Tabla7.T4" office:value-type="string">
            <text:p text:style-name="P46"><text:s/></text:p>
          </table:table-cell>
          <table:table-cell table:style-name="Tabla7.U4" office:value-type="string">
            <text:p text:style-name="P46"><text:s/></text:p>
          </table:table-cell>
          <table:table-cell table:style-name="Tabla7.V4" office:value-type="string">
            <text:p text:style-name="P46"><text:s/></text:p>
          </table:table-cell>
          <table:table-cell table:style-name="Tabla7.W4" office:value-type="string">
            <text:p text:style-name="P46"><text:s/></text:p>
          </table:table-cell>
          <table:table-cell table:style-name="Tabla7.X4" office:value-type="string">
            <text:p text:style-name="P46"><text:s/></text:p>
          </table:table-cell>
          <table:table-cell table:style-name="Tabla7.Y4" office:value-type="string">
            <text:p text:style-name="P46"><text:s/></text:p>
          </table:table-cell>
        </table:table-row>
        <table:table-row table:style-name="Tabla7.3">
          <table:table-cell table:style-name="Tabla7.A1" office:value-type="string">
            <text:p text:style-name="P27">P4</text:p>
          </table:table-cell>
          <table:table-cell table:style-name="Tabla7.B5" office:value-type="string">
            <text:p text:style-name="P46"><text:s/></text:p>
          </table:table-cell>
          <table:table-cell table:style-name="Tabla7.C5" office:value-type="string">
            <text:p text:style-name="P46"><text:s/></text:p>
          </table:table-cell>
          <table:table-cell table:style-name="Tabla7.D5" office:value-type="string">
            <text:p text:style-name="P46"><text:s/></text:p>
          </table:table-cell>
          <table:table-cell table:style-name="Tabla7.E5" office:value-type="string">
            <text:p text:style-name="P46"><text:s/></text:p>
          </table:table-cell>
          <table:table-cell table:style-name="Tabla7.F5" office:value-type="string">
            <text:p text:style-name="P46"><text:s/></text:p>
          </table:table-cell>
          <table:table-cell table:style-name="Tabla7.G5" office:value-type="string">
            <text:p text:style-name="P46"><text:s/></text:p>
          </table:table-cell>
          <table:table-cell table:style-name="Tabla7.H5" office:value-type="string">
            <text:p text:style-name="P46"><text:s/></text:p>
          </table:table-cell>
          <table:table-cell table:style-name="Tabla7.I5" office:value-type="string">
            <text:p text:style-name="P46"><text:s/></text:p>
          </table:table-cell>
          <table:table-cell table:style-name="Tabla7.J5" office:value-type="string">
            <text:p text:style-name="P46"><text:s/></text:p>
          </table:table-cell>
          <table:table-cell table:style-name="Tabla7.K5" office:value-type="string">
            <text:p text:style-name="P46"><text:s/></text:p>
          </table:table-cell>
          <table:table-cell table:style-name="Tabla7.L5" office:value-type="string">
            <text:p text:style-name="P46"><text:s/></text:p>
          </table:table-cell>
          <table:table-cell table:style-name="Tabla7.M5" office:value-type="string">
            <text:p text:style-name="P46"><text:s/></text:p>
          </table:table-cell>
          <table:table-cell table:style-name="Tabla7.N5" office:value-type="string">
            <text:p text:style-name="P46"><text:s/></text:p>
          </table:table-cell>
          <table:table-cell table:style-name="Tabla7.O5" office:value-type="string">
            <text:p text:style-name="P46"><text:s/></text:p>
          </table:table-cell>
          <table:table-cell table:style-name="Tabla7.P5" office:value-type="string">
            <text:p text:style-name="P46"><text:s/></text:p>
          </table:table-cell>
          <table:table-cell table:style-name="Tabla7.Q5" office:value-type="string">
            <text:p text:style-name="P46"><text:s/></text:p>
          </table:table-cell>
          <table:table-cell table:style-name="Tabla7.R5" office:value-type="string">
            <text:p text:style-name="P46"><text:s/></text:p>
          </table:table-cell>
          <table:table-cell table:style-name="Tabla7.S5" office:value-type="string">
            <text:p text:style-name="P46"><text:s/></text:p>
          </table:table-cell>
          <table:table-cell table:style-name="Tabla7.T5" office:value-type="string">
            <text:p text:style-name="P46"><text:s/></text:p>
          </table:table-cell>
          <table:table-cell table:style-name="Tabla7.U5" office:value-type="string">
            <text:p text:style-name="P46"><text:s/></text:p>
          </table:table-cell>
          <table:table-cell table:style-name="Tabla7.V5" office:value-type="string">
            <text:p text:style-name="P46"><text:s/></text:p>
          </table:table-cell>
          <table:table-cell table:style-name="Tabla7.W5" office:value-type="string">
            <text:p text:style-name="P46"><text:s/></text:p>
          </table:table-cell>
          <table:table-cell table:style-name="Tabla7.X5" office:value-type="string">
            <text:p text:style-name="P46"><text:s/></text:p>
          </table:table-cell>
          <table:table-cell table:style-name="Tabla7.Y5" office:value-type="string">
            <text:p text:style-name="P46"><text:s/></text:p>
          </table:table-cell>
        </table:table-row>
        <table:table-row table:style-name="Tabla7.6">
          <table:table-cell table:style-name="Tabla7.A1" office:value-type="string">
            <text:p text:style-name="P27">P5</text:p>
          </table:table-cell>
          <table:table-cell table:style-name="Tabla7.B6" office:value-type="string">
            <text:p text:style-name="P46"><text:s/></text:p>
          </table:table-cell>
          <table:table-cell table:style-name="Tabla7.C6" office:value-type="string">
            <text:p text:style-name="P46"><text:s/></text:p>
          </table:table-cell>
          <table:table-cell table:style-name="Tabla7.D6" office:value-type="string">
            <text:p text:style-name="P46"><text:s/></text:p>
          </table:table-cell>
          <table:table-cell table:style-name="Tabla7.E6" office:value-type="string">
            <text:p text:style-name="P46"><text:s/></text:p>
          </table:table-cell>
          <table:table-cell table:style-name="Tabla7.F6" office:value-type="string">
            <text:p text:style-name="P46"><text:s/></text:p>
          </table:table-cell>
          <table:table-cell table:style-name="Tabla7.G6" office:value-type="string">
            <text:p text:style-name="P46"><text:s/></text:p>
          </table:table-cell>
          <table:table-cell table:style-name="Tabla7.H6" office:value-type="string">
            <text:p text:style-name="P46"><text:s/></text:p>
          </table:table-cell>
          <table:table-cell table:style-name="Tabla7.I6" office:value-type="string">
            <text:p text:style-name="P46"><text:s/></text:p>
          </table:table-cell>
          <table:table-cell table:style-name="Tabla7.J6" office:value-type="string">
            <text:p text:style-name="P46"><text:s/></text:p>
          </table:table-cell>
          <table:table-cell table:style-name="Tabla7.K6" office:value-type="string">
            <text:p text:style-name="P46"><text:s/></text:p>
          </table:table-cell>
          <table:table-cell table:style-name="Tabla7.L6" office:value-type="string">
            <text:p text:style-name="P46"><text:s/></text:p>
          </table:table-cell>
          <table:table-cell table:style-name="Tabla7.M6" office:value-type="string">
            <text:p text:style-name="P46"><text:s/></text:p>
          </table:table-cell>
          <table:table-cell table:style-name="Tabla7.N6" office:value-type="string">
            <text:p text:style-name="P46"><text:s/></text:p>
          </table:table-cell>
          <table:table-cell table:style-name="Tabla7.O6" office:value-type="string">
            <text:p text:style-name="P46"><text:s/></text:p>
          </table:table-cell>
          <table:table-cell table:style-name="Tabla7.P6" office:value-type="string">
            <text:p text:style-name="P46"><text:s/></text:p>
          </table:table-cell>
          <table:table-cell table:style-name="Tabla7.Q6" office:value-type="string">
            <text:p text:style-name="P46"><text:s/></text:p>
          </table:table-cell>
          <table:table-cell table:style-name="Tabla7.R6" office:value-type="string">
            <text:p text:style-name="P46"><text:s/></text:p>
          </table:table-cell>
          <table:table-cell table:style-name="Tabla7.S6" office:value-type="string">
            <text:p text:style-name="P46"><text:s/></text:p>
          </table:table-cell>
          <table:table-cell table:style-name="Tabla7.T6" office:value-type="string">
            <text:p text:style-name="P46"><text:s/></text:p>
          </table:table-cell>
          <table:table-cell table:style-name="Tabla7.U6" office:value-type="string">
            <text:p text:style-name="P46"><text:s/></text:p>
          </table:table-cell>
          <table:table-cell table:style-name="Tabla7.V6" office:value-type="string">
            <text:p text:style-name="P46"><text:s/></text:p>
          </table:table-cell>
          <table:table-cell table:style-name="Tabla7.W6" office:value-type="string">
            <text:p text:style-name="P46"><text:s/></text:p>
          </table:table-cell>
          <table:table-cell table:style-name="Tabla7.X6" office:value-type="string">
            <text:p text:style-name="P46"><text:s/></text:p>
          </table:table-cell>
          <table:table-cell table:style-name="Tabla7.Y6" office:value-type="string">
            <text:p text:style-name="P46"><text:s/></text:p>
          </table:table-cell>
        </table:table-row>
      </table:table>
      <text:p text:style-name="P9"><text:soft-page-break/><text:span text:style-name="T5">E</text:span><text:span text:style-name="T6">jercicio </text:span><text:span text:style-name="T8">D</text:span><text:span text:style-name="T5">:</text:span></text:p>
      <text:p text:style-name="P13">Algoritmo: <text:span text:style-name="T10">SRT</text:span></text:p>
      <text:p text:style-name="P15"/>
      <table:table table:name="Tabla8" table:style-name="Tabla8" table:template-name="Simple Grid Rows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29">Nombre proceso</text:p>
          </table:table-cell>
          <table:table-cell table:style-name="Tabla8.B1" office:value-type="string">
            <text:p text:style-name="P29">Llegada</text:p>
          </table:table-cell>
          <table:table-cell table:style-name="Tabla8.B1" office:value-type="string">
            <text:p text:style-name="P29">Duración</text:p>
          </table:table-cell>
          <table:table-cell table:style-name="Tabla8.A1" office:value-type="string">
            <text:p text:style-name="P31">Tiempo espera</text:p>
          </table:table-cell>
        </table:table-row>
        <table:table-row>
          <table:table-cell table:style-name="Tabla8.A2" office:value-type="string">
            <text:p text:style-name="P38">P1</text:p>
          </table:table-cell>
          <table:table-cell table:style-name="Tabla8.B2" office:value-type="float" office:value="2">
            <text:p text:style-name="P34">2</text:p>
          </table:table-cell>
          <table:table-cell table:style-name="Tabla8.B2" office:value-type="float" office:value="5">
            <text:p text:style-name="P34">5</text:p>
          </table:table-cell>
          <table:table-cell table:style-name="Tabla8.D2">
            <text:p text:style-name="P39"/>
          </table:table-cell>
        </table:table-row>
        <table:table-row>
          <table:table-cell table:style-name="Tabla8.A3" office:value-type="string">
            <text:p text:style-name="P38">P2</text:p>
          </table:table-cell>
          <table:table-cell table:style-name="Tabla8.B3" office:value-type="float" office:value="3">
            <text:p text:style-name="P34">3</text:p>
          </table:table-cell>
          <table:table-cell table:style-name="Tabla8.B3" office:value-type="float" office:value="4">
            <text:p text:style-name="P34">4</text:p>
          </table:table-cell>
          <table:table-cell table:style-name="Tabla8.D3">
            <text:p text:style-name="P39"/>
          </table:table-cell>
        </table:table-row>
        <table:table-row>
          <table:table-cell table:style-name="Tabla8.A2" office:value-type="string">
            <text:p text:style-name="P38">P3</text:p>
          </table:table-cell>
          <table:table-cell table:style-name="Tabla8.B2" office:value-type="float" office:value="0">
            <text:p text:style-name="P34">0</text:p>
          </table:table-cell>
          <table:table-cell table:style-name="Tabla8.B2" office:value-type="float" office:value="5">
            <text:p text:style-name="P35">5</text:p>
          </table:table-cell>
          <table:table-cell table:style-name="Tabla8.D2">
            <text:p text:style-name="P39"/>
          </table:table-cell>
        </table:table-row>
        <table:table-row>
          <table:table-cell table:style-name="Tabla8.A3" office:value-type="string">
            <text:p text:style-name="P38">P4</text:p>
          </table:table-cell>
          <table:table-cell table:style-name="Tabla8.B3" office:value-type="float" office:value="6">
            <text:p text:style-name="P34">6</text:p>
          </table:table-cell>
          <table:table-cell table:style-name="Tabla8.B3" office:value-type="float" office:value="1">
            <text:p text:style-name="P34">1</text:p>
          </table:table-cell>
          <table:table-cell table:style-name="Tabla8.D3">
            <text:p text:style-name="P39"/>
          </table:table-cell>
        </table:table-row>
        <table:table-row>
          <table:table-cell table:style-name="Tabla8.A6" office:value-type="string">
            <text:p text:style-name="P38">P5</text:p>
          </table:table-cell>
          <table:table-cell table:style-name="Tabla8.B6" office:value-type="float" office:value="7">
            <text:p text:style-name="P34">7</text:p>
          </table:table-cell>
          <table:table-cell table:style-name="Tabla8.B6" office:value-type="float" office:value="2">
            <text:p text:style-name="P34">2</text:p>
          </table:table-cell>
          <table:table-cell table:style-name="Tabla8.D6">
            <text:p text:style-name="P32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9" table:style-name="Tabla9">
        <table:table-column table:style-name="Tabla9.A"/>
        <table:table-column table:style-name="Tabla9.B"/>
        <table:table-column table:style-name="Tabla9.C" table:number-columns-repeated="8"/>
        <table:table-column table:style-name="Tabla9.K" table:number-columns-repeated="15"/>
        <table:table-row table:style-name="Tabla9.1"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7"><text:span text:style-name="T13">0 <text:s text:c="2"/>- <text:s text:c="2"/></text:span>1</text:p>
          </table:table-cell>
          <table:table-cell table:style-name="Tabla9.A1" office:value-type="string">
            <text:p text:style-name="P47">- <text:s text:c="2"/>2</text:p>
          </table:table-cell>
          <table:table-cell table:style-name="Tabla9.A1" office:value-type="string">
            <text:p text:style-name="P47">- <text:s text:c="2"/>3</text:p>
          </table:table-cell>
          <table:table-cell table:style-name="Tabla9.A1" office:value-type="string">
            <text:p text:style-name="P47">- <text:s text:c="2"/>4</text:p>
          </table:table-cell>
          <table:table-cell table:style-name="Tabla9.A1" office:value-type="string">
            <text:p text:style-name="P47">- <text:s text:c="2"/>5</text:p>
          </table:table-cell>
          <table:table-cell table:style-name="Tabla9.A1" office:value-type="string">
            <text:p text:style-name="P47">- <text:s text:c="2"/>6</text:p>
          </table:table-cell>
          <table:table-cell table:style-name="Tabla9.A1" office:value-type="string">
            <text:p text:style-name="P47">- <text:s text:c="2"/>7</text:p>
          </table:table-cell>
          <table:table-cell table:style-name="Tabla9.A1" office:value-type="string">
            <text:p text:style-name="P47">- <text:s text:c="2"/>8</text:p>
          </table:table-cell>
          <table:table-cell table:style-name="Tabla9.A1" office:value-type="string">
            <text:p text:style-name="P47">- <text:s text:c="2"/>9</text:p>
          </table:table-cell>
          <table:table-cell table:style-name="Tabla9.A1" office:value-type="string">
            <text:p text:style-name="P47">- <text:s/>10</text:p>
          </table:table-cell>
          <table:table-cell table:style-name="Tabla9.A1" office:value-type="string">
            <text:p text:style-name="P47">- <text:s/>11</text:p>
          </table:table-cell>
          <table:table-cell table:style-name="Tabla9.A1" office:value-type="string">
            <text:p text:style-name="P47">- <text:s/>12</text:p>
          </table:table-cell>
          <table:table-cell table:style-name="Tabla9.A1" office:value-type="string">
            <text:p text:style-name="P47">- <text:s/>13</text:p>
          </table:table-cell>
          <table:table-cell table:style-name="Tabla9.A1" office:value-type="string">
            <text:p text:style-name="P47">- <text:s/>14</text:p>
          </table:table-cell>
          <table:table-cell table:style-name="Tabla9.A1" office:value-type="string">
            <text:p text:style-name="P47">- <text:s/>15</text:p>
          </table:table-cell>
          <table:table-cell table:style-name="Tabla9.A1" office:value-type="string">
            <text:p text:style-name="P47">- <text:s/>16</text:p>
          </table:table-cell>
          <table:table-cell table:style-name="Tabla9.A1" office:value-type="string">
            <text:p text:style-name="P47">- <text:s/>17</text:p>
          </table:table-cell>
          <table:table-cell table:style-name="Tabla9.A1" office:value-type="string">
            <text:p text:style-name="P47">- <text:s/>18</text:p>
          </table:table-cell>
          <table:table-cell table:style-name="Tabla9.A1" office:value-type="string">
            <text:p text:style-name="P47">- <text:s/>19</text:p>
          </table:table-cell>
          <table:table-cell table:style-name="Tabla9.A1" office:value-type="string">
            <text:p text:style-name="P47">- <text:s/>20</text:p>
          </table:table-cell>
          <table:table-cell table:style-name="Tabla9.A1" office:value-type="string">
            <text:p text:style-name="P47">- <text:s/>21</text:p>
          </table:table-cell>
          <table:table-cell table:style-name="Tabla9.A1" office:value-type="string">
            <text:p text:style-name="P47">- <text:s/>22</text:p>
          </table:table-cell>
          <table:table-cell table:style-name="Tabla9.A1" office:value-type="string">
            <text:p text:style-name="P47">- <text:s/>23</text:p>
          </table:table-cell>
          <table:table-cell table:style-name="Tabla9.A1" office:value-type="string">
            <text:p text:style-name="P47">- <text:s/>24</text:p>
          </table:table-cell>
        </table:table-row>
        <table:table-row table:style-name="Tabla9.2">
          <table:table-cell table:style-name="Tabla9.A1" office:value-type="string">
            <text:p text:style-name="P27">P1</text:p>
          </table:table-cell>
          <table:table-cell table:style-name="Tabla9.B2" office:value-type="string">
            <text:p text:style-name="P46"><text:s/></text:p>
          </table:table-cell>
          <table:table-cell table:style-name="Tabla9.C2" office:value-type="string">
            <text:p text:style-name="P46"><text:s/></text:p>
          </table:table-cell>
          <table:table-cell table:style-name="Tabla9.D2" office:value-type="string">
            <text:p text:style-name="P46"><text:s/></text:p>
          </table:table-cell>
          <table:table-cell table:style-name="Tabla9.E2" office:value-type="string">
            <text:p text:style-name="P46"><text:s/></text:p>
          </table:table-cell>
          <table:table-cell table:style-name="Tabla9.F2" office:value-type="string">
            <text:p text:style-name="P46"><text:s/></text:p>
          </table:table-cell>
          <table:table-cell table:style-name="Tabla9.G2" office:value-type="string">
            <text:p text:style-name="P46"><text:s/></text:p>
          </table:table-cell>
          <table:table-cell table:style-name="Tabla9.H2" office:value-type="string">
            <text:p text:style-name="P46"><text:s/></text:p>
          </table:table-cell>
          <table:table-cell table:style-name="Tabla9.I2" office:value-type="string">
            <text:p text:style-name="P46"><text:s/></text:p>
          </table:table-cell>
          <table:table-cell table:style-name="Tabla9.J2" office:value-type="string">
            <text:p text:style-name="P46"><text:s/></text:p>
          </table:table-cell>
          <table:table-cell table:style-name="Tabla9.K2" office:value-type="string">
            <text:p text:style-name="P46"><text:s/></text:p>
          </table:table-cell>
          <table:table-cell table:style-name="Tabla9.L2" office:value-type="string">
            <text:p text:style-name="P46"><text:s/></text:p>
          </table:table-cell>
          <table:table-cell table:style-name="Tabla9.M2" office:value-type="string">
            <text:p text:style-name="P46"><text:s/></text:p>
          </table:table-cell>
          <table:table-cell table:style-name="Tabla9.N2" office:value-type="string">
            <text:p text:style-name="P46"><text:s/></text:p>
          </table:table-cell>
          <table:table-cell table:style-name="Tabla9.O2" office:value-type="string">
            <text:p text:style-name="P46"><text:s/></text:p>
          </table:table-cell>
          <table:table-cell table:style-name="Tabla9.P2" office:value-type="string">
            <text:p text:style-name="P46"><text:s/></text:p>
          </table:table-cell>
          <table:table-cell table:style-name="Tabla9.Q2" office:value-type="string">
            <text:p text:style-name="P46"><text:s/></text:p>
          </table:table-cell>
          <table:table-cell table:style-name="Tabla9.R2" office:value-type="string">
            <text:p text:style-name="P46"><text:s/></text:p>
          </table:table-cell>
          <table:table-cell table:style-name="Tabla9.S2" office:value-type="string">
            <text:p text:style-name="P46"><text:s/></text:p>
          </table:table-cell>
          <table:table-cell table:style-name="Tabla9.T2" office:value-type="string">
            <text:p text:style-name="P46"><text:s/></text:p>
          </table:table-cell>
          <table:table-cell table:style-name="Tabla9.U2" office:value-type="string">
            <text:p text:style-name="P46"><text:s/></text:p>
          </table:table-cell>
          <table:table-cell table:style-name="Tabla9.V2" office:value-type="string">
            <text:p text:style-name="P46"><text:s/></text:p>
          </table:table-cell>
          <table:table-cell table:style-name="Tabla9.W2" office:value-type="string">
            <text:p text:style-name="P46"><text:s/></text:p>
          </table:table-cell>
          <table:table-cell table:style-name="Tabla9.X2" office:value-type="string">
            <text:p text:style-name="P46"><text:s/></text:p>
          </table:table-cell>
          <table:table-cell table:style-name="Tabla9.Y2" office:value-type="string">
            <text:p text:style-name="P46"><text:s/></text:p>
          </table:table-cell>
        </table:table-row>
        <table:table-row table:style-name="Tabla9.3">
          <table:table-cell table:style-name="Tabla9.A1" office:value-type="string">
            <text:p text:style-name="P27">P2</text:p>
          </table:table-cell>
          <table:table-cell table:style-name="Tabla9.B3" office:value-type="string">
            <text:p text:style-name="P46"><text:s/></text:p>
          </table:table-cell>
          <table:table-cell table:style-name="Tabla9.C3" office:value-type="string">
            <text:p text:style-name="P46"><text:s/></text:p>
          </table:table-cell>
          <table:table-cell table:style-name="Tabla9.D3" office:value-type="string">
            <text:p text:style-name="P46"><text:s/></text:p>
          </table:table-cell>
          <table:table-cell table:style-name="Tabla9.E3" office:value-type="string">
            <text:p text:style-name="P46"><text:s/></text:p>
          </table:table-cell>
          <table:table-cell table:style-name="Tabla9.F3" office:value-type="string">
            <text:p text:style-name="P46"><text:s/></text:p>
          </table:table-cell>
          <table:table-cell table:style-name="Tabla9.G3" office:value-type="string">
            <text:p text:style-name="P46"><text:s/></text:p>
          </table:table-cell>
          <table:table-cell table:style-name="Tabla9.H3" office:value-type="string">
            <text:p text:style-name="P46"><text:s/></text:p>
          </table:table-cell>
          <table:table-cell table:style-name="Tabla9.I3" office:value-type="string">
            <text:p text:style-name="P46"><text:s/></text:p>
          </table:table-cell>
          <table:table-cell table:style-name="Tabla9.J3" office:value-type="string">
            <text:p text:style-name="P46"><text:s/></text:p>
          </table:table-cell>
          <table:table-cell table:style-name="Tabla9.K3" office:value-type="string">
            <text:p text:style-name="P46"><text:s/></text:p>
          </table:table-cell>
          <table:table-cell table:style-name="Tabla9.L3" office:value-type="string">
            <text:p text:style-name="P46"><text:s/></text:p>
          </table:table-cell>
          <table:table-cell table:style-name="Tabla9.M3" office:value-type="string">
            <text:p text:style-name="P46"><text:s/></text:p>
          </table:table-cell>
          <table:table-cell table:style-name="Tabla9.N3" office:value-type="string">
            <text:p text:style-name="P46"><text:s/></text:p>
          </table:table-cell>
          <table:table-cell table:style-name="Tabla9.O3" office:value-type="string">
            <text:p text:style-name="P46"><text:s/></text:p>
          </table:table-cell>
          <table:table-cell table:style-name="Tabla9.P3" office:value-type="string">
            <text:p text:style-name="P46"><text:s/></text:p>
          </table:table-cell>
          <table:table-cell table:style-name="Tabla9.Q3" office:value-type="string">
            <text:p text:style-name="P46"><text:s/></text:p>
          </table:table-cell>
          <table:table-cell table:style-name="Tabla9.R3" office:value-type="string">
            <text:p text:style-name="P46"><text:s/></text:p>
          </table:table-cell>
          <table:table-cell table:style-name="Tabla9.S3" office:value-type="string">
            <text:p text:style-name="P46"><text:s/></text:p>
          </table:table-cell>
          <table:table-cell table:style-name="Tabla9.T3" office:value-type="string">
            <text:p text:style-name="P46"><text:s/></text:p>
          </table:table-cell>
          <table:table-cell table:style-name="Tabla9.U3" office:value-type="string">
            <text:p text:style-name="P46"><text:s/></text:p>
          </table:table-cell>
          <table:table-cell table:style-name="Tabla9.V3" office:value-type="string">
            <text:p text:style-name="P46"><text:s/></text:p>
          </table:table-cell>
          <table:table-cell table:style-name="Tabla9.W3" office:value-type="string">
            <text:p text:style-name="P46"><text:s/></text:p>
          </table:table-cell>
          <table:table-cell table:style-name="Tabla9.X3" office:value-type="string">
            <text:p text:style-name="P46"><text:s/></text:p>
          </table:table-cell>
          <table:table-cell table:style-name="Tabla9.Y3" office:value-type="string">
            <text:p text:style-name="P46"><text:s/></text:p>
          </table:table-cell>
        </table:table-row>
        <table:table-row table:style-name="Tabla9.3">
          <table:table-cell table:style-name="Tabla9.A1" office:value-type="string">
            <text:p text:style-name="P27">P3</text:p>
          </table:table-cell>
          <table:table-cell table:style-name="Tabla9.B4" office:value-type="string">
            <text:p text:style-name="P46"><text:s/></text:p>
          </table:table-cell>
          <table:table-cell table:style-name="Tabla9.C4" office:value-type="string">
            <text:p text:style-name="P46"><text:s/></text:p>
          </table:table-cell>
          <table:table-cell table:style-name="Tabla9.D4" office:value-type="string">
            <text:p text:style-name="P46"><text:s/></text:p>
          </table:table-cell>
          <table:table-cell table:style-name="Tabla9.E4" office:value-type="string">
            <text:p text:style-name="P46"><text:s/></text:p>
          </table:table-cell>
          <table:table-cell table:style-name="Tabla9.F4" office:value-type="string">
            <text:p text:style-name="P46"><text:s/></text:p>
          </table:table-cell>
          <table:table-cell table:style-name="Tabla9.G4" office:value-type="string">
            <text:p text:style-name="P46"><text:s/></text:p>
          </table:table-cell>
          <table:table-cell table:style-name="Tabla9.H4" office:value-type="string">
            <text:p text:style-name="P46"><text:s/></text:p>
          </table:table-cell>
          <table:table-cell table:style-name="Tabla9.I4" office:value-type="string">
            <text:p text:style-name="P46"><text:s/></text:p>
          </table:table-cell>
          <table:table-cell table:style-name="Tabla9.J4" office:value-type="string">
            <text:p text:style-name="P46"><text:s/></text:p>
          </table:table-cell>
          <table:table-cell table:style-name="Tabla9.K4" office:value-type="string">
            <text:p text:style-name="P46"><text:s/></text:p>
          </table:table-cell>
          <table:table-cell table:style-name="Tabla9.L4" office:value-type="string">
            <text:p text:style-name="P46"><text:s/></text:p>
          </table:table-cell>
          <table:table-cell table:style-name="Tabla9.M4" office:value-type="string">
            <text:p text:style-name="P46"><text:s/></text:p>
          </table:table-cell>
          <table:table-cell table:style-name="Tabla9.N4" office:value-type="string">
            <text:p text:style-name="P46"><text:s/></text:p>
          </table:table-cell>
          <table:table-cell table:style-name="Tabla9.O4" office:value-type="string">
            <text:p text:style-name="P46"><text:s/></text:p>
          </table:table-cell>
          <table:table-cell table:style-name="Tabla9.P4" office:value-type="string">
            <text:p text:style-name="P46"><text:s/></text:p>
          </table:table-cell>
          <table:table-cell table:style-name="Tabla9.Q4" office:value-type="string">
            <text:p text:style-name="P46"><text:s/></text:p>
          </table:table-cell>
          <table:table-cell table:style-name="Tabla9.R4" office:value-type="string">
            <text:p text:style-name="P46"><text:s/></text:p>
          </table:table-cell>
          <table:table-cell table:style-name="Tabla9.S4" office:value-type="string">
            <text:p text:style-name="P46"><text:s/></text:p>
          </table:table-cell>
          <table:table-cell table:style-name="Tabla9.T4" office:value-type="string">
            <text:p text:style-name="P46"><text:s/></text:p>
          </table:table-cell>
          <table:table-cell table:style-name="Tabla9.U4" office:value-type="string">
            <text:p text:style-name="P46"><text:s/></text:p>
          </table:table-cell>
          <table:table-cell table:style-name="Tabla9.V4" office:value-type="string">
            <text:p text:style-name="P46"><text:s/></text:p>
          </table:table-cell>
          <table:table-cell table:style-name="Tabla9.W4" office:value-type="string">
            <text:p text:style-name="P46"><text:s/></text:p>
          </table:table-cell>
          <table:table-cell table:style-name="Tabla9.X4" office:value-type="string">
            <text:p text:style-name="P46"><text:s/></text:p>
          </table:table-cell>
          <table:table-cell table:style-name="Tabla9.Y4" office:value-type="string">
            <text:p text:style-name="P46"><text:s/></text:p>
          </table:table-cell>
        </table:table-row>
        <table:table-row table:style-name="Tabla9.3">
          <table:table-cell table:style-name="Tabla9.A1" office:value-type="string">
            <text:p text:style-name="P27">P4</text:p>
          </table:table-cell>
          <table:table-cell table:style-name="Tabla9.B5" office:value-type="string">
            <text:p text:style-name="P46"><text:s/></text:p>
          </table:table-cell>
          <table:table-cell table:style-name="Tabla9.C5" office:value-type="string">
            <text:p text:style-name="P46"><text:s/></text:p>
          </table:table-cell>
          <table:table-cell table:style-name="Tabla9.D5" office:value-type="string">
            <text:p text:style-name="P46"><text:s/></text:p>
          </table:table-cell>
          <table:table-cell table:style-name="Tabla9.E5" office:value-type="string">
            <text:p text:style-name="P46"><text:s/></text:p>
          </table:table-cell>
          <table:table-cell table:style-name="Tabla9.F5" office:value-type="string">
            <text:p text:style-name="P46"><text:s/></text:p>
          </table:table-cell>
          <table:table-cell table:style-name="Tabla9.G5" office:value-type="string">
            <text:p text:style-name="P46"><text:s/></text:p>
          </table:table-cell>
          <table:table-cell table:style-name="Tabla9.H5" office:value-type="string">
            <text:p text:style-name="P46"><text:s/></text:p>
          </table:table-cell>
          <table:table-cell table:style-name="Tabla9.I5" office:value-type="string">
            <text:p text:style-name="P46"><text:s/></text:p>
          </table:table-cell>
          <table:table-cell table:style-name="Tabla9.J5" office:value-type="string">
            <text:p text:style-name="P46"><text:s/></text:p>
          </table:table-cell>
          <table:table-cell table:style-name="Tabla9.K5" office:value-type="string">
            <text:p text:style-name="P46"><text:s/></text:p>
          </table:table-cell>
          <table:table-cell table:style-name="Tabla9.L5" office:value-type="string">
            <text:p text:style-name="P46"><text:s/></text:p>
          </table:table-cell>
          <table:table-cell table:style-name="Tabla9.M5" office:value-type="string">
            <text:p text:style-name="P46"><text:s/></text:p>
          </table:table-cell>
          <table:table-cell table:style-name="Tabla9.N5" office:value-type="string">
            <text:p text:style-name="P46"><text:s/></text:p>
          </table:table-cell>
          <table:table-cell table:style-name="Tabla9.O5" office:value-type="string">
            <text:p text:style-name="P46"><text:s/></text:p>
          </table:table-cell>
          <table:table-cell table:style-name="Tabla9.P5" office:value-type="string">
            <text:p text:style-name="P46"><text:s/></text:p>
          </table:table-cell>
          <table:table-cell table:style-name="Tabla9.Q5" office:value-type="string">
            <text:p text:style-name="P46"><text:s/></text:p>
          </table:table-cell>
          <table:table-cell table:style-name="Tabla9.R5" office:value-type="string">
            <text:p text:style-name="P46"><text:s/></text:p>
          </table:table-cell>
          <table:table-cell table:style-name="Tabla9.S5" office:value-type="string">
            <text:p text:style-name="P46"><text:s/></text:p>
          </table:table-cell>
          <table:table-cell table:style-name="Tabla9.T5" office:value-type="string">
            <text:p text:style-name="P46"><text:s/></text:p>
          </table:table-cell>
          <table:table-cell table:style-name="Tabla9.U5" office:value-type="string">
            <text:p text:style-name="P46"><text:s/></text:p>
          </table:table-cell>
          <table:table-cell table:style-name="Tabla9.V5" office:value-type="string">
            <text:p text:style-name="P46"><text:s/></text:p>
          </table:table-cell>
          <table:table-cell table:style-name="Tabla9.W5" office:value-type="string">
            <text:p text:style-name="P46"><text:s/></text:p>
          </table:table-cell>
          <table:table-cell table:style-name="Tabla9.X5" office:value-type="string">
            <text:p text:style-name="P46"><text:s/></text:p>
          </table:table-cell>
          <table:table-cell table:style-name="Tabla9.Y5" office:value-type="string">
            <text:p text:style-name="P46"><text:s/></text:p>
          </table:table-cell>
        </table:table-row>
        <table:table-row table:style-name="Tabla9.6">
          <table:table-cell table:style-name="Tabla9.A1" office:value-type="string">
            <text:p text:style-name="P27">P5</text:p>
          </table:table-cell>
          <table:table-cell table:style-name="Tabla9.B6" office:value-type="string">
            <text:p text:style-name="P46"><text:s/></text:p>
          </table:table-cell>
          <table:table-cell table:style-name="Tabla9.C6" office:value-type="string">
            <text:p text:style-name="P46"><text:s/></text:p>
          </table:table-cell>
          <table:table-cell table:style-name="Tabla9.D6" office:value-type="string">
            <text:p text:style-name="P46"><text:s/></text:p>
          </table:table-cell>
          <table:table-cell table:style-name="Tabla9.E6" office:value-type="string">
            <text:p text:style-name="P46"><text:s/></text:p>
          </table:table-cell>
          <table:table-cell table:style-name="Tabla9.F6" office:value-type="string">
            <text:p text:style-name="P46"><text:s/></text:p>
          </table:table-cell>
          <table:table-cell table:style-name="Tabla9.G6" office:value-type="string">
            <text:p text:style-name="P46"><text:s/></text:p>
          </table:table-cell>
          <table:table-cell table:style-name="Tabla9.H6" office:value-type="string">
            <text:p text:style-name="P46"><text:s/></text:p>
          </table:table-cell>
          <table:table-cell table:style-name="Tabla9.I6" office:value-type="string">
            <text:p text:style-name="P46"><text:s/></text:p>
          </table:table-cell>
          <table:table-cell table:style-name="Tabla9.J6" office:value-type="string">
            <text:p text:style-name="P46"><text:s/></text:p>
          </table:table-cell>
          <table:table-cell table:style-name="Tabla9.K6" office:value-type="string">
            <text:p text:style-name="P46"><text:s/></text:p>
          </table:table-cell>
          <table:table-cell table:style-name="Tabla9.L6" office:value-type="string">
            <text:p text:style-name="P46"><text:s/></text:p>
          </table:table-cell>
          <table:table-cell table:style-name="Tabla9.M6" office:value-type="string">
            <text:p text:style-name="P46"><text:s/></text:p>
          </table:table-cell>
          <table:table-cell table:style-name="Tabla9.N6" office:value-type="string">
            <text:p text:style-name="P46"><text:s/></text:p>
          </table:table-cell>
          <table:table-cell table:style-name="Tabla9.O6" office:value-type="string">
            <text:p text:style-name="P46"><text:s/></text:p>
          </table:table-cell>
          <table:table-cell table:style-name="Tabla9.P6" office:value-type="string">
            <text:p text:style-name="P46"><text:s/></text:p>
          </table:table-cell>
          <table:table-cell table:style-name="Tabla9.Q6" office:value-type="string">
            <text:p text:style-name="P46"><text:s/></text:p>
          </table:table-cell>
          <table:table-cell table:style-name="Tabla9.R6" office:value-type="string">
            <text:p text:style-name="P46"><text:s/></text:p>
          </table:table-cell>
          <table:table-cell table:style-name="Tabla9.S6" office:value-type="string">
            <text:p text:style-name="P46"><text:s/></text:p>
          </table:table-cell>
          <table:table-cell table:style-name="Tabla9.T6" office:value-type="string">
            <text:p text:style-name="P46"><text:s/></text:p>
          </table:table-cell>
          <table:table-cell table:style-name="Tabla9.U6" office:value-type="string">
            <text:p text:style-name="P46"><text:s/></text:p>
          </table:table-cell>
          <table:table-cell table:style-name="Tabla9.V6" office:value-type="string">
            <text:p text:style-name="P46"><text:s/></text:p>
          </table:table-cell>
          <table:table-cell table:style-name="Tabla9.W6" office:value-type="string">
            <text:p text:style-name="P46"><text:s/></text:p>
          </table:table-cell>
          <table:table-cell table:style-name="Tabla9.X6" office:value-type="string">
            <text:p text:style-name="P46"><text:s/></text:p>
          </table:table-cell>
          <table:table-cell table:style-name="Tabla9.Y6" office:value-type="string">
            <text:p text:style-name="P46"><text:s/></text:p>
          </table:table-cell>
        </table:table-row>
      </table:table>
      <text:p text:style-name="P9"><text:soft-page-break/><text:span text:style-name="T5">E</text:span><text:span text:style-name="T6">jercicio </text:span><text:span text:style-name="T8">E</text:span><text:span text:style-name="T5">:</text:span></text:p>
      <text:p text:style-name="P13">Algoritmo: Round Robin</text:p>
      <text:p text:style-name="P15">Quantum = <text:span text:style-name="T11">2 – </text:span><text:span text:style-name="T4">Nota: </text:span><text:span text:style-name="T12">Se Asignan los quantum en orden de llegada.</text:span></text:p>
      <table:table table:name="Tabla10" table:style-name="Tabla10" table:template-name="Simple Grid Rows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29">Nombre proceso</text:p>
          </table:table-cell>
          <table:table-cell table:style-name="Tabla10.B1" office:value-type="string">
            <text:p text:style-name="P36"><text:span text:style-name="T14">L</text:span>legada</text:p>
          </table:table-cell>
          <table:table-cell table:style-name="Tabla10.B1" office:value-type="string">
            <text:p text:style-name="P29">Duración</text:p>
          </table:table-cell>
          <table:table-cell table:style-name="Tabla10.A1" office:value-type="string">
            <text:p text:style-name="P31">Tiempo espera</text:p>
          </table:table-cell>
        </table:table-row>
        <table:table-row>
          <table:table-cell table:style-name="Tabla10.A2" office:value-type="string">
            <text:p text:style-name="P38">P1</text:p>
          </table:table-cell>
          <table:table-cell table:style-name="Tabla10.B2" office:value-type="float" office:value="2">
            <text:p text:style-name="P34">2</text:p>
          </table:table-cell>
          <table:table-cell table:style-name="Tabla10.B2" office:value-type="float" office:value="5">
            <text:p text:style-name="P34">5</text:p>
          </table:table-cell>
          <table:table-cell table:style-name="Tabla10.D2">
            <text:p text:style-name="P39"/>
          </table:table-cell>
        </table:table-row>
        <table:table-row>
          <table:table-cell table:style-name="Tabla10.A3" office:value-type="string">
            <text:p text:style-name="P38">P2</text:p>
          </table:table-cell>
          <table:table-cell table:style-name="Tabla10.B3" office:value-type="float" office:value="3">
            <text:p text:style-name="P34">3</text:p>
          </table:table-cell>
          <table:table-cell table:style-name="Tabla10.B3" office:value-type="float" office:value="4">
            <text:p text:style-name="P34">4</text:p>
          </table:table-cell>
          <table:table-cell table:style-name="Tabla10.D3">
            <text:p text:style-name="P39"/>
          </table:table-cell>
        </table:table-row>
        <table:table-row>
          <table:table-cell table:style-name="Tabla10.A2" office:value-type="string">
            <text:p text:style-name="P38">P3</text:p>
          </table:table-cell>
          <table:table-cell table:style-name="Tabla10.B2" office:value-type="float" office:value="0">
            <text:p text:style-name="P34">0</text:p>
          </table:table-cell>
          <table:table-cell table:style-name="Tabla10.B2" office:value-type="float" office:value="5">
            <text:p text:style-name="P35">5</text:p>
          </table:table-cell>
          <table:table-cell table:style-name="Tabla10.D2">
            <text:p text:style-name="P39"/>
          </table:table-cell>
        </table:table-row>
        <table:table-row>
          <table:table-cell table:style-name="Tabla10.A3" office:value-type="string">
            <text:p text:style-name="P38">P4</text:p>
          </table:table-cell>
          <table:table-cell table:style-name="Tabla10.B3" office:value-type="float" office:value="6">
            <text:p text:style-name="P34">6</text:p>
          </table:table-cell>
          <table:table-cell table:style-name="Tabla10.B3" office:value-type="float" office:value="1">
            <text:p text:style-name="P34">1</text:p>
          </table:table-cell>
          <table:table-cell table:style-name="Tabla10.D3">
            <text:p text:style-name="P39"/>
          </table:table-cell>
        </table:table-row>
        <table:table-row>
          <table:table-cell table:style-name="Tabla10.A6" office:value-type="string">
            <text:p text:style-name="P38">P5</text:p>
          </table:table-cell>
          <table:table-cell table:style-name="Tabla10.B6" office:value-type="float" office:value="7">
            <text:p text:style-name="P34">7</text:p>
          </table:table-cell>
          <table:table-cell table:style-name="Tabla10.B6" office:value-type="float" office:value="2">
            <text:p text:style-name="P34">2</text:p>
          </table:table-cell>
          <table:table-cell table:style-name="Tabla10.D6">
            <text:p text:style-name="P32"/>
          </table:table-cell>
        </table:table-row>
      </table:table>
      <text:p text:style-name="P13"/>
      <text:p text:style-name="P15"><text:span text:style-name="T3">Tiempo medio de espera</text:span> = </text:p>
      <text:p text:style-name="P13"/>
      <table:table table:name="Tabla11" table:style-name="Tabla11">
        <table:table-column table:style-name="Tabla11.A"/>
        <table:table-column table:style-name="Tabla11.B"/>
        <table:table-column table:style-name="Tabla11.C" table:number-columns-repeated="8"/>
        <table:table-column table:style-name="Tabla11.K" table:number-columns-repeated="15"/>
        <table:table-row table:style-name="Tabla11.1">
          <table:table-cell table:style-name="Tabla11.A1" office:value-type="string">
            <text:p text:style-name="P48"/>
          </table:table-cell>
          <table:table-cell table:style-name="Tabla11.A1" office:value-type="string">
            <text:p text:style-name="P47"><text:span text:style-name="T13">0 <text:s text:c="3"/>- <text:s text:c="3"/></text:span>1</text:p>
          </table:table-cell>
          <table:table-cell table:style-name="Tabla11.A1" office:value-type="string">
            <text:p text:style-name="P47">- <text:s text:c="2"/>2</text:p>
          </table:table-cell>
          <table:table-cell table:style-name="Tabla11.A1" office:value-type="string">
            <text:p text:style-name="P47">- <text:s text:c="2"/>3</text:p>
          </table:table-cell>
          <table:table-cell table:style-name="Tabla11.A1" office:value-type="string">
            <text:p text:style-name="P47">- <text:s text:c="2"/>4</text:p>
          </table:table-cell>
          <table:table-cell table:style-name="Tabla11.A1" office:value-type="string">
            <text:p text:style-name="P47">- <text:s text:c="2"/>5</text:p>
          </table:table-cell>
          <table:table-cell table:style-name="Tabla11.A1" office:value-type="string">
            <text:p text:style-name="P47">- <text:s text:c="2"/>6</text:p>
          </table:table-cell>
          <table:table-cell table:style-name="Tabla11.A1" office:value-type="string">
            <text:p text:style-name="P47">- <text:s text:c="2"/>7</text:p>
          </table:table-cell>
          <table:table-cell table:style-name="Tabla11.A1" office:value-type="string">
            <text:p text:style-name="P47">- <text:s text:c="2"/>8</text:p>
          </table:table-cell>
          <table:table-cell table:style-name="Tabla11.A1" office:value-type="string">
            <text:p text:style-name="P47">- <text:s text:c="2"/>9</text:p>
          </table:table-cell>
          <table:table-cell table:style-name="Tabla11.A1" office:value-type="string">
            <text:p text:style-name="P47">- <text:s/>10</text:p>
          </table:table-cell>
          <table:table-cell table:style-name="Tabla11.A1" office:value-type="string">
            <text:p text:style-name="P47">- <text:s/>11</text:p>
          </table:table-cell>
          <table:table-cell table:style-name="Tabla11.A1" office:value-type="string">
            <text:p text:style-name="P47">- <text:s/>12</text:p>
          </table:table-cell>
          <table:table-cell table:style-name="Tabla11.A1" office:value-type="string">
            <text:p text:style-name="P47">- <text:s/>13</text:p>
          </table:table-cell>
          <table:table-cell table:style-name="Tabla11.A1" office:value-type="string">
            <text:p text:style-name="P47">- <text:s/>14</text:p>
          </table:table-cell>
          <table:table-cell table:style-name="Tabla11.A1" office:value-type="string">
            <text:p text:style-name="P47">- <text:s/>15</text:p>
          </table:table-cell>
          <table:table-cell table:style-name="Tabla11.A1" office:value-type="string">
            <text:p text:style-name="P47">- <text:s/>16</text:p>
          </table:table-cell>
          <table:table-cell table:style-name="Tabla11.A1" office:value-type="string">
            <text:p text:style-name="P47">- <text:s/>17</text:p>
          </table:table-cell>
          <table:table-cell table:style-name="Tabla11.A1" office:value-type="string">
            <text:p text:style-name="P47">- <text:s/>18</text:p>
          </table:table-cell>
          <table:table-cell table:style-name="Tabla11.A1" office:value-type="string">
            <text:p text:style-name="P47">- <text:s/>19</text:p>
          </table:table-cell>
          <table:table-cell table:style-name="Tabla11.A1" office:value-type="string">
            <text:p text:style-name="P47">- <text:s/>20</text:p>
          </table:table-cell>
          <table:table-cell table:style-name="Tabla11.A1" office:value-type="string">
            <text:p text:style-name="P47">- <text:s/>21</text:p>
          </table:table-cell>
          <table:table-cell table:style-name="Tabla11.A1" office:value-type="string">
            <text:p text:style-name="P47">- <text:s/>22</text:p>
          </table:table-cell>
          <table:table-cell table:style-name="Tabla11.A1" office:value-type="string">
            <text:p text:style-name="P47">- <text:s/>23</text:p>
          </table:table-cell>
          <table:table-cell table:style-name="Tabla11.A1" office:value-type="string">
            <text:p text:style-name="P47">- <text:s/>24</text:p>
          </table:table-cell>
        </table:table-row>
        <table:table-row table:style-name="Tabla11.2">
          <table:table-cell table:style-name="Tabla11.A1" office:value-type="string">
            <text:p text:style-name="P27">P1</text:p>
          </table:table-cell>
          <table:table-cell table:style-name="Tabla11.B2" office:value-type="string">
            <text:p text:style-name="P46"><text:s/></text:p>
          </table:table-cell>
          <table:table-cell table:style-name="Tabla11.C2" office:value-type="string">
            <text:p text:style-name="P46"><text:s/></text:p>
          </table:table-cell>
          <table:table-cell table:style-name="Tabla11.D2" office:value-type="string">
            <text:p text:style-name="P46"><text:s/></text:p>
          </table:table-cell>
          <table:table-cell table:style-name="Tabla11.E2" office:value-type="string">
            <text:p text:style-name="P46"><text:s/></text:p>
          </table:table-cell>
          <table:table-cell table:style-name="Tabla11.F2" office:value-type="string">
            <text:p text:style-name="P46"><text:s/></text:p>
          </table:table-cell>
          <table:table-cell table:style-name="Tabla11.G2" office:value-type="string">
            <text:p text:style-name="P46"><text:s/></text:p>
          </table:table-cell>
          <table:table-cell table:style-name="Tabla11.H2" office:value-type="string">
            <text:p text:style-name="P46"><text:s/></text:p>
          </table:table-cell>
          <table:table-cell table:style-name="Tabla11.I2" office:value-type="string">
            <text:p text:style-name="P46"><text:s/></text:p>
          </table:table-cell>
          <table:table-cell table:style-name="Tabla11.J2" office:value-type="string">
            <text:p text:style-name="P46"><text:s/></text:p>
          </table:table-cell>
          <table:table-cell table:style-name="Tabla11.K2" office:value-type="string">
            <text:p text:style-name="P46"><text:s/></text:p>
          </table:table-cell>
          <table:table-cell table:style-name="Tabla11.L2" office:value-type="string">
            <text:p text:style-name="P46"><text:s/></text:p>
          </table:table-cell>
          <table:table-cell table:style-name="Tabla11.M2" office:value-type="string">
            <text:p text:style-name="P46"><text:s/></text:p>
          </table:table-cell>
          <table:table-cell table:style-name="Tabla11.N2" office:value-type="string">
            <text:p text:style-name="P46"><text:s/></text:p>
          </table:table-cell>
          <table:table-cell table:style-name="Tabla11.O2" office:value-type="string">
            <text:p text:style-name="P46"><text:s/></text:p>
          </table:table-cell>
          <table:table-cell table:style-name="Tabla11.P2" office:value-type="string">
            <text:p text:style-name="P46"><text:s/></text:p>
          </table:table-cell>
          <table:table-cell table:style-name="Tabla11.Q2" office:value-type="string">
            <text:p text:style-name="P46"><text:s/></text:p>
          </table:table-cell>
          <table:table-cell table:style-name="Tabla11.R2" office:value-type="string">
            <text:p text:style-name="P46"><text:s/></text:p>
          </table:table-cell>
          <table:table-cell table:style-name="Tabla11.S2" office:value-type="string">
            <text:p text:style-name="P46"><text:s/></text:p>
          </table:table-cell>
          <table:table-cell table:style-name="Tabla11.T2" office:value-type="string">
            <text:p text:style-name="P46"><text:s/></text:p>
          </table:table-cell>
          <table:table-cell table:style-name="Tabla11.U2" office:value-type="string">
            <text:p text:style-name="P46"><text:s/></text:p>
          </table:table-cell>
          <table:table-cell table:style-name="Tabla11.V2" office:value-type="string">
            <text:p text:style-name="P46"><text:s/></text:p>
          </table:table-cell>
          <table:table-cell table:style-name="Tabla11.W2" office:value-type="string">
            <text:p text:style-name="P46"><text:s/></text:p>
          </table:table-cell>
          <table:table-cell table:style-name="Tabla11.X2" office:value-type="string">
            <text:p text:style-name="P46"><text:s/></text:p>
          </table:table-cell>
          <table:table-cell table:style-name="Tabla11.Y2" office:value-type="string">
            <text:p text:style-name="P46"><text:s/></text:p>
          </table:table-cell>
        </table:table-row>
        <table:table-row table:style-name="Tabla11.3">
          <table:table-cell table:style-name="Tabla11.A1" office:value-type="string">
            <text:p text:style-name="P27">P2</text:p>
          </table:table-cell>
          <table:table-cell table:style-name="Tabla11.B3" office:value-type="string">
            <text:p text:style-name="P46"><text:s/></text:p>
          </table:table-cell>
          <table:table-cell table:style-name="Tabla11.C3" office:value-type="string">
            <text:p text:style-name="P46"><text:s/></text:p>
          </table:table-cell>
          <table:table-cell table:style-name="Tabla11.D3" office:value-type="string">
            <text:p text:style-name="P46"><text:s/></text:p>
          </table:table-cell>
          <table:table-cell table:style-name="Tabla11.E3" office:value-type="string">
            <text:p text:style-name="P46"><text:s/></text:p>
          </table:table-cell>
          <table:table-cell table:style-name="Tabla11.F3" office:value-type="string">
            <text:p text:style-name="P46"><text:s/></text:p>
          </table:table-cell>
          <table:table-cell table:style-name="Tabla11.G3" office:value-type="string">
            <text:p text:style-name="P46"><text:s/></text:p>
          </table:table-cell>
          <table:table-cell table:style-name="Tabla11.H3" office:value-type="string">
            <text:p text:style-name="P46"><text:s/></text:p>
          </table:table-cell>
          <table:table-cell table:style-name="Tabla11.I3" office:value-type="string">
            <text:p text:style-name="P46"><text:s/></text:p>
          </table:table-cell>
          <table:table-cell table:style-name="Tabla11.J3" office:value-type="string">
            <text:p text:style-name="P46"><text:s/></text:p>
          </table:table-cell>
          <table:table-cell table:style-name="Tabla11.K3" office:value-type="string">
            <text:p text:style-name="P46"><text:s/></text:p>
          </table:table-cell>
          <table:table-cell table:style-name="Tabla11.L3" office:value-type="string">
            <text:p text:style-name="P46"><text:s/></text:p>
          </table:table-cell>
          <table:table-cell table:style-name="Tabla11.M3" office:value-type="string">
            <text:p text:style-name="P46"><text:s/></text:p>
          </table:table-cell>
          <table:table-cell table:style-name="Tabla11.N3" office:value-type="string">
            <text:p text:style-name="P46"><text:s/></text:p>
          </table:table-cell>
          <table:table-cell table:style-name="Tabla11.O3" office:value-type="string">
            <text:p text:style-name="P46"><text:s/></text:p>
          </table:table-cell>
          <table:table-cell table:style-name="Tabla11.P3" office:value-type="string">
            <text:p text:style-name="P46"><text:s/></text:p>
          </table:table-cell>
          <table:table-cell table:style-name="Tabla11.Q3" office:value-type="string">
            <text:p text:style-name="P46"><text:s/></text:p>
          </table:table-cell>
          <table:table-cell table:style-name="Tabla11.R3" office:value-type="string">
            <text:p text:style-name="P46"><text:s/></text:p>
          </table:table-cell>
          <table:table-cell table:style-name="Tabla11.S3" office:value-type="string">
            <text:p text:style-name="P46"><text:s/></text:p>
          </table:table-cell>
          <table:table-cell table:style-name="Tabla11.T3" office:value-type="string">
            <text:p text:style-name="P46"><text:s/></text:p>
          </table:table-cell>
          <table:table-cell table:style-name="Tabla11.U3" office:value-type="string">
            <text:p text:style-name="P46"><text:s/></text:p>
          </table:table-cell>
          <table:table-cell table:style-name="Tabla11.V3" office:value-type="string">
            <text:p text:style-name="P46"><text:s/></text:p>
          </table:table-cell>
          <table:table-cell table:style-name="Tabla11.W3" office:value-type="string">
            <text:p text:style-name="P46"><text:s/></text:p>
          </table:table-cell>
          <table:table-cell table:style-name="Tabla11.X3" office:value-type="string">
            <text:p text:style-name="P46"><text:s/></text:p>
          </table:table-cell>
          <table:table-cell table:style-name="Tabla11.Y3" office:value-type="string">
            <text:p text:style-name="P46"><text:s/></text:p>
          </table:table-cell>
        </table:table-row>
        <table:table-row table:style-name="Tabla11.3">
          <table:table-cell table:style-name="Tabla11.A1" office:value-type="string">
            <text:p text:style-name="P27">P3</text:p>
          </table:table-cell>
          <table:table-cell table:style-name="Tabla11.B4" office:value-type="string">
            <text:p text:style-name="P46"><text:s/></text:p>
          </table:table-cell>
          <table:table-cell table:style-name="Tabla11.C4" office:value-type="string">
            <text:p text:style-name="P46"><text:s/></text:p>
          </table:table-cell>
          <table:table-cell table:style-name="Tabla11.D4" office:value-type="string">
            <text:p text:style-name="P46"><text:s/></text:p>
          </table:table-cell>
          <table:table-cell table:style-name="Tabla11.E4" office:value-type="string">
            <text:p text:style-name="P46"><text:s/></text:p>
          </table:table-cell>
          <table:table-cell table:style-name="Tabla11.F4" office:value-type="string">
            <text:p text:style-name="P46"><text:s/></text:p>
          </table:table-cell>
          <table:table-cell table:style-name="Tabla11.G4" office:value-type="string">
            <text:p text:style-name="P46"><text:s/></text:p>
          </table:table-cell>
          <table:table-cell table:style-name="Tabla11.H4" office:value-type="string">
            <text:p text:style-name="P46"><text:s/></text:p>
          </table:table-cell>
          <table:table-cell table:style-name="Tabla11.I4" office:value-type="string">
            <text:p text:style-name="P46"><text:s/></text:p>
          </table:table-cell>
          <table:table-cell table:style-name="Tabla11.J4" office:value-type="string">
            <text:p text:style-name="P46"><text:s/></text:p>
          </table:table-cell>
          <table:table-cell table:style-name="Tabla11.K4" office:value-type="string">
            <text:p text:style-name="P46"><text:s/></text:p>
          </table:table-cell>
          <table:table-cell table:style-name="Tabla11.L4" office:value-type="string">
            <text:p text:style-name="P46"><text:s/></text:p>
          </table:table-cell>
          <table:table-cell table:style-name="Tabla11.M4" office:value-type="string">
            <text:p text:style-name="P46"><text:s/></text:p>
          </table:table-cell>
          <table:table-cell table:style-name="Tabla11.N4" office:value-type="string">
            <text:p text:style-name="P46"><text:s/></text:p>
          </table:table-cell>
          <table:table-cell table:style-name="Tabla11.O4" office:value-type="string">
            <text:p text:style-name="P46"><text:s/></text:p>
          </table:table-cell>
          <table:table-cell table:style-name="Tabla11.P4" office:value-type="string">
            <text:p text:style-name="P46"><text:s/></text:p>
          </table:table-cell>
          <table:table-cell table:style-name="Tabla11.Q4" office:value-type="string">
            <text:p text:style-name="P46"><text:s/></text:p>
          </table:table-cell>
          <table:table-cell table:style-name="Tabla11.R4" office:value-type="string">
            <text:p text:style-name="P46"><text:s/></text:p>
          </table:table-cell>
          <table:table-cell table:style-name="Tabla11.S4" office:value-type="string">
            <text:p text:style-name="P46"><text:s/></text:p>
          </table:table-cell>
          <table:table-cell table:style-name="Tabla11.T4" office:value-type="string">
            <text:p text:style-name="P46"><text:s/></text:p>
          </table:table-cell>
          <table:table-cell table:style-name="Tabla11.U4" office:value-type="string">
            <text:p text:style-name="P46"><text:s/></text:p>
          </table:table-cell>
          <table:table-cell table:style-name="Tabla11.V4" office:value-type="string">
            <text:p text:style-name="P46"><text:s/></text:p>
          </table:table-cell>
          <table:table-cell table:style-name="Tabla11.W4" office:value-type="string">
            <text:p text:style-name="P46"><text:s/></text:p>
          </table:table-cell>
          <table:table-cell table:style-name="Tabla11.X4" office:value-type="string">
            <text:p text:style-name="P46"><text:s/></text:p>
          </table:table-cell>
          <table:table-cell table:style-name="Tabla11.Y4" office:value-type="string">
            <text:p text:style-name="P46"><text:s/></text:p>
          </table:table-cell>
        </table:table-row>
        <table:table-row table:style-name="Tabla11.3">
          <table:table-cell table:style-name="Tabla11.A1" office:value-type="string">
            <text:p text:style-name="P27">P4</text:p>
          </table:table-cell>
          <table:table-cell table:style-name="Tabla11.B5" office:value-type="string">
            <text:p text:style-name="P46"><text:s/></text:p>
          </table:table-cell>
          <table:table-cell table:style-name="Tabla11.C5" office:value-type="string">
            <text:p text:style-name="P46"><text:s/></text:p>
          </table:table-cell>
          <table:table-cell table:style-name="Tabla11.D5" office:value-type="string">
            <text:p text:style-name="P46"><text:s/></text:p>
          </table:table-cell>
          <table:table-cell table:style-name="Tabla11.E5" office:value-type="string">
            <text:p text:style-name="P46"><text:s/></text:p>
          </table:table-cell>
          <table:table-cell table:style-name="Tabla11.F5" office:value-type="string">
            <text:p text:style-name="P46"><text:s/></text:p>
          </table:table-cell>
          <table:table-cell table:style-name="Tabla11.G5" office:value-type="string">
            <text:p text:style-name="P46"><text:s/></text:p>
          </table:table-cell>
          <table:table-cell table:style-name="Tabla11.H5" office:value-type="string">
            <text:p text:style-name="P46"><text:s/></text:p>
          </table:table-cell>
          <table:table-cell table:style-name="Tabla11.I5" office:value-type="string">
            <text:p text:style-name="P46"><text:s/></text:p>
          </table:table-cell>
          <table:table-cell table:style-name="Tabla11.J5" office:value-type="string">
            <text:p text:style-name="P46"><text:s/></text:p>
          </table:table-cell>
          <table:table-cell table:style-name="Tabla11.K5" office:value-type="string">
            <text:p text:style-name="P46"><text:s/></text:p>
          </table:table-cell>
          <table:table-cell table:style-name="Tabla11.L5" office:value-type="string">
            <text:p text:style-name="P46"><text:s/></text:p>
          </table:table-cell>
          <table:table-cell table:style-name="Tabla11.M5" office:value-type="string">
            <text:p text:style-name="P46"><text:s/></text:p>
          </table:table-cell>
          <table:table-cell table:style-name="Tabla11.N5" office:value-type="string">
            <text:p text:style-name="P46"><text:s/></text:p>
          </table:table-cell>
          <table:table-cell table:style-name="Tabla11.O5" office:value-type="string">
            <text:p text:style-name="P46"><text:s/></text:p>
          </table:table-cell>
          <table:table-cell table:style-name="Tabla11.P5" office:value-type="string">
            <text:p text:style-name="P46"><text:s/></text:p>
          </table:table-cell>
          <table:table-cell table:style-name="Tabla11.Q5" office:value-type="string">
            <text:p text:style-name="P46"><text:s/></text:p>
          </table:table-cell>
          <table:table-cell table:style-name="Tabla11.R5" office:value-type="string">
            <text:p text:style-name="P46"><text:s/></text:p>
          </table:table-cell>
          <table:table-cell table:style-name="Tabla11.S5" office:value-type="string">
            <text:p text:style-name="P46"><text:s/></text:p>
          </table:table-cell>
          <table:table-cell table:style-name="Tabla11.T5" office:value-type="string">
            <text:p text:style-name="P46"><text:s/></text:p>
          </table:table-cell>
          <table:table-cell table:style-name="Tabla11.U5" office:value-type="string">
            <text:p text:style-name="P46"><text:s/></text:p>
          </table:table-cell>
          <table:table-cell table:style-name="Tabla11.V5" office:value-type="string">
            <text:p text:style-name="P46"><text:s/></text:p>
          </table:table-cell>
          <table:table-cell table:style-name="Tabla11.W5" office:value-type="string">
            <text:p text:style-name="P46"><text:s/></text:p>
          </table:table-cell>
          <table:table-cell table:style-name="Tabla11.X5" office:value-type="string">
            <text:p text:style-name="P46"><text:s/></text:p>
          </table:table-cell>
          <table:table-cell table:style-name="Tabla11.Y5" office:value-type="string">
            <text:p text:style-name="P46"><text:s/></text:p>
          </table:table-cell>
        </table:table-row>
        <table:table-row table:style-name="Tabla11.6">
          <table:table-cell table:style-name="Tabla11.A1" office:value-type="string">
            <text:p text:style-name="P27">P5</text:p>
          </table:table-cell>
          <table:table-cell table:style-name="Tabla11.B6" office:value-type="string">
            <text:p text:style-name="P46"><text:s/></text:p>
          </table:table-cell>
          <table:table-cell table:style-name="Tabla11.C6" office:value-type="string">
            <text:p text:style-name="P46"><text:s/></text:p>
          </table:table-cell>
          <table:table-cell table:style-name="Tabla11.D6" office:value-type="string">
            <text:p text:style-name="P46"><text:s/></text:p>
          </table:table-cell>
          <table:table-cell table:style-name="Tabla11.E6" office:value-type="string">
            <text:p text:style-name="P46"><text:s/></text:p>
          </table:table-cell>
          <table:table-cell table:style-name="Tabla11.F6" office:value-type="string">
            <text:p text:style-name="P46"><text:s/></text:p>
          </table:table-cell>
          <table:table-cell table:style-name="Tabla11.G6" office:value-type="string">
            <text:p text:style-name="P46"><text:s/></text:p>
          </table:table-cell>
          <table:table-cell table:style-name="Tabla11.H6" office:value-type="string">
            <text:p text:style-name="P46"><text:s/></text:p>
          </table:table-cell>
          <table:table-cell table:style-name="Tabla11.I6" office:value-type="string">
            <text:p text:style-name="P46"><text:s/></text:p>
          </table:table-cell>
          <table:table-cell table:style-name="Tabla11.J6" office:value-type="string">
            <text:p text:style-name="P46"><text:s/></text:p>
          </table:table-cell>
          <table:table-cell table:style-name="Tabla11.K6" office:value-type="string">
            <text:p text:style-name="P46"><text:s/></text:p>
          </table:table-cell>
          <table:table-cell table:style-name="Tabla11.L6" office:value-type="string">
            <text:p text:style-name="P46"><text:s/></text:p>
          </table:table-cell>
          <table:table-cell table:style-name="Tabla11.M6" office:value-type="string">
            <text:p text:style-name="P46"><text:s/></text:p>
          </table:table-cell>
          <table:table-cell table:style-name="Tabla11.N6" office:value-type="string">
            <text:p text:style-name="P46"><text:s/></text:p>
          </table:table-cell>
          <table:table-cell table:style-name="Tabla11.O6" office:value-type="string">
            <text:p text:style-name="P46"><text:s/></text:p>
          </table:table-cell>
          <table:table-cell table:style-name="Tabla11.P6" office:value-type="string">
            <text:p text:style-name="P46"><text:s/></text:p>
          </table:table-cell>
          <table:table-cell table:style-name="Tabla11.Q6" office:value-type="string">
            <text:p text:style-name="P46"><text:s/></text:p>
          </table:table-cell>
          <table:table-cell table:style-name="Tabla11.R6" office:value-type="string">
            <text:p text:style-name="P46"><text:s/></text:p>
          </table:table-cell>
          <table:table-cell table:style-name="Tabla11.S6" office:value-type="string">
            <text:p text:style-name="P46"><text:s/></text:p>
          </table:table-cell>
          <table:table-cell table:style-name="Tabla11.T6" office:value-type="string">
            <text:p text:style-name="P46"><text:s/></text:p>
          </table:table-cell>
          <table:table-cell table:style-name="Tabla11.U6" office:value-type="string">
            <text:p text:style-name="P46"><text:s/></text:p>
          </table:table-cell>
          <table:table-cell table:style-name="Tabla11.V6" office:value-type="string">
            <text:p text:style-name="P46"><text:s/></text:p>
          </table:table-cell>
          <table:table-cell table:style-name="Tabla11.W6" office:value-type="string">
            <text:p text:style-name="P46"><text:s/></text:p>
          </table:table-cell>
          <table:table-cell table:style-name="Tabla11.X6" office:value-type="string">
            <text:p text:style-name="P46"><text:s/></text:p>
          </table:table-cell>
          <table:table-cell table:style-name="Tabla11.Y6" office:value-type="string">
            <text:p text:style-name="P46"><text:s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portades-07" xlink:href="Pictures/10000000000009B100000DB493AE999ED50D399C.ti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4cm" fo:margin-top="0cm" fo:margin-bottom="0.152cm" style:contextual-spacing="false" fo:text-align="justify" style:justify-single-word="false" fo:text-indent="0cm" style:auto-text-indent="false">
        <style:tab-stops/>
      </style:paragraph-properties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color="#ff5254" loext:opacity="100%" fo:font-size="15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ff5254" loext:opacity="100%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ol_7e_LT_7e_Gliederung_20_1" style:display-name="Diapositiva de títol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Gliederung_20_2" style:display-name="Diapositiva de títol~LT~Gliederung 2" style:family="paragraph" style:parent-style-name="Diapositiva_20_de_20_títol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ol_7e_LT_7e_Gliederung_20_3" style:display-name="Diapositiva de títol~LT~Gliederung 3" style:family="paragraph" style:parent-style-name="Diapositiva_20_de_20_títol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iapositiva_20_de_20_títol_7e_LT_7e_Gliederung_20_4" style:display-name="Diapositiva de títol~LT~Gliederung 4" style:family="paragraph" style:parent-style-name="Diapositiva_20_de_20_títol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ol_7e_LT_7e_Gliederung_20_5" style:display-name="Diapositiva de títol~LT~Gliederung 5" style:family="paragraph" style:parent-style-name="Diapositiva_20_de_20_títol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6" style:display-name="Diapositiva de títol~LT~Gliederung 6" style:family="paragraph" style:parent-style-name="Diapositiva_20_de_20_títol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7" style:display-name="Diapositiva de títol~LT~Gliederung 7" style:family="paragraph" style:parent-style-name="Diapositiva_20_de_20_títol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8" style:display-name="Diapositiva de títol~LT~Gliederung 8" style:family="paragraph" style:parent-style-name="Diapositiva_20_de_20_títol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9" style:display-name="Diapositiva de títol~LT~Gliederung 9" style:family="paragraph" style:parent-style-name="Diapositiva_20_de_20_títol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Titel" style:display-name="Diapositiva de títol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Untertitel" style:display-name="Diapositiva de tít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Notizen" style:display-name="Diapositiva de títol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Hintergrundobjekte" style:display-name="Diapositiva de tít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iapositiva_20_de_20_títol_7e_LT_7e_Hintergrund" style:display-name="Diapositiva de tít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1" style:display-name="Títol i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Gliederung_20_2" style:display-name="Títol i objectes~LT~Gliederung 2" style:family="paragraph" style:parent-style-name="Títol_20_i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ol_20_i_20_objectes_7e_LT_7e_Gliederung_20_3" style:display-name="Títol i objectes~LT~Gliederung 3" style:family="paragraph" style:parent-style-name="Títol_20_i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ítol_20_i_20_objectes_7e_LT_7e_Gliederung_20_4" style:display-name="Títol i objectes~LT~Gliederung 4" style:family="paragraph" style:parent-style-name="Títol_20_i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_20_i_20_objectes_7e_LT_7e_Gliederung_20_5" style:display-name="Títol i objectes~LT~Gliederung 5" style:family="paragraph" style:parent-style-name="Títol_20_i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6" style:display-name="Títol i objectes~LT~Gliederung 6" style:family="paragraph" style:parent-style-name="Títol_20_i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7" style:display-name="Títol i objectes~LT~Gliederung 7" style:family="paragraph" style:parent-style-name="Títol_20_i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8" style:display-name="Títol i objectes~LT~Gliederung 8" style:family="paragraph" style:parent-style-name="Títol_20_i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9" style:display-name="Títol i objectes~LT~Gliederung 9" style:family="paragraph" style:parent-style-name="Títol_20_i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Titel" style:display-name="Títol i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Untertitel" style:display-name="Títol i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Notizen" style:display-name="Títol i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Hintergrundobjekte" style:display-name="Títol i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Títol_20_i_20_objectes_7e_LT_7e_Hintergrund" style:display-name="Títol i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Gliederung_20_1" style:display-name="Dos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Gliederung_20_2" style:display-name="Dos objectes~LT~Gliederung 2" style:family="paragraph" style:parent-style-name="Dos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ctes_7e_LT_7e_Gliederung_20_3" style:display-name="Dos objectes~LT~Gliederung 3" style:family="paragraph" style:parent-style-name="Dos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os_20_objectes_7e_LT_7e_Gliederung_20_4" style:display-name="Dos objectes~LT~Gliederung 4" style:family="paragraph" style:parent-style-name="Dos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os_20_objectes_7e_LT_7e_Gliederung_20_5" style:display-name="Dos objectes~LT~Gliederung 5" style:family="paragraph" style:parent-style-name="Dos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6" style:display-name="Dos objectes~LT~Gliederung 6" style:family="paragraph" style:parent-style-name="Dos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7" style:display-name="Dos objectes~LT~Gliederung 7" style:family="paragraph" style:parent-style-name="Dos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8" style:display-name="Dos objectes~LT~Gliederung 8" style:family="paragraph" style:parent-style-name="Dos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9" style:display-name="Dos objectes~LT~Gliederung 9" style:family="paragraph" style:parent-style-name="Dos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Titel" style:display-name="Dos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Untertitel" style:display-name="Dos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Notizen" style:display-name="Dos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Hintergrundobjekte" style:display-name="Dos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Hintergrund" style:display-name="Dos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ff525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Character_5f_20_5f_style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Character_5f_20_5f_style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MT1" style:family="text">
      <style:text-properties officeooo:rsid="0011c43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ortades-07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9B100000DB493AE999ED50D399C.tif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ortades-07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.076cm" svg:y="-0.012cm" svg:width="6.299cm" svg:height="0.889cm" draw:z-index="5"><draw:image xlink:href="Pictures/10000000000002E8000000690D3B338B005AA0FA.tif" xlink:type="simple" xlink:show="embed" xlink:actuate="onLoad" draw:mime-type="image/tiff"/></draw:frame></text:p>
        <text:p text:style-name="Header"/>
      </style:header>
      <style:footer>
        <text:p text:style-name="MP1"><text:span text:style-name="MT1">Programación de Servicios y Procesos<text:tab/></text:span><text:page-number text:select-page="current">2</text:page-number> / <text:page-count>7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8:28:16.768450675</meta:creation-date>
    <dc:date>2024-10-03T10:28:50.047324073</dc:date>
    <meta:editing-duration>PT3H8M48S</meta:editing-duration>
    <meta:editing-cycles>23</meta:editing-cycles>
    <meta:generator>LibreOffice/7.3.7.2$Linux_X86_64 LibreOffice_project/30$Build-2</meta:generator>
    <meta:document-statistic meta:table-count="12" meta:image-count="1" meta:object-count="0" meta:page-count="7" meta:paragraph-count="975" meta:word-count="654" meta:character-count="2614" meta:non-whitespace-character-count="1543"/>
  </office:meta>
</office:document-meta>
</file>